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1.6126in"/>
    </style:style>
    <style:style style:name="co5" style:family="table-column">
      <style:table-column-properties fo:break-before="auto" style:column-width="1.9681in"/>
    </style:style>
    <style:style style:name="co6" style:family="table-column">
      <style:table-column-properties fo:break-before="auto" style:column-width="1.53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3" table:style-name="ta1">
        <table:shapes>
          <draw:frame draw:z-index="0" draw:style-name="gr1" draw:text-style-name="P1" svg:width="6.2988in" svg:height="3.5429in" svg:x="3.1433in" svg:y="3.0555in">
            <draw:object draw:notify-on-update-of-ranges="DATA_3.A1:DATA_3.A1 DATA_3.A2:DATA_3.A3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0354in" svg:y="61.1953in">
            <draw:object draw:notify-on-update-of-ranges="DATA_3.C1:DATA_3.C1 DATA_3.C2:DATA_3.C3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Measurement [A]</text:p>
          </table:table-cell>
          <table:table-cell office:value-type="string" calcext:value-type="string">
            <text:p>Sample #</text:p>
          </table:table-cell>
          <table:table-cell office:value-type="string" calcext:value-type="string">
            <text:p>Test power [W]</text:p>
          </table:table-cell>
          <table:table-cell office:value-type="string" calcext:value-type="string">
            <text:p>Test samples</text:p>
          </table:table-cell>
          <table:table-cell office:value-type="string" calcext:value-type="string">
            <text:p>Test start [sample]</text:p>
          </table:table-cell>
          <table:table-cell office:value-type="string" calcext:value-type="string">
            <text:p>Test end [sample]</text:p>
          </table:table-cell>
          <table:table-cell office:value-type="string" calcext:value-type="string">
            <text:p>mp4d@u96v2:~/group_6_mini_project_ros$ ros2 run screw_it CNN_interface_test_axilite </text:p>
          </table:table-cell>
          <table:table-cell table:number-columns-repeated="2"/>
        </table:table-row>
        <table:table-row table:style-name="ro1">
          <table:table-cell office:value-type="float" office:value="0.581707379" calcext:value-type="float">
            <text:p>0.581707379</text:p>
          </table:table-cell>
          <table:table-cell office:value-type="float" office:value="1" calcext:value-type="float">
            <text:p>1</text:p>
          </table:table-cell>
          <table:table-cell table:formula="of:=[.A2]*12" office:value-type="float" office:value="6.980488548" calcext:value-type="float">
            <text:p>6.980488548</text:p>
          </table:table-cell>
          <table:table-cell table:formula="of:=COUNTIFS([.B2:.B424];&quot;&gt;&quot;&amp;[.E2];[.B2:.B424];&quot;&lt;&quot;&amp;[.F2])"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[INFO] [1711112048.735133145] [CNN_interface]: Initializing CNNInterface node</text:p>
          </table:table-cell>
          <table:table-cell table:number-columns-repeated="2"/>
        </table:table-row>
        <table:table-row table:style-name="ro1">
          <table:table-cell office:value-type="float" office:value="0.582248398" calcext:value-type="float">
            <text:p>0.582248398</text:p>
          </table:table-cell>
          <table:table-cell office:value-type="float" office:value="2" calcext:value-type="float">
            <text:p>2</text:p>
          </table:table-cell>
          <table:table-cell table:formula="of:=[.A3]*12" office:value-type="float" office:value="6.986980776" calcext:value-type="float">
            <text:p>6.986980776</text:p>
          </table:table-cell>
          <table:table-cell office:value-type="string" calcext:value-type="string">
            <text:p>Idle samples</text:p>
          </table:table-cell>
          <table:table-cell office:value-type="string" calcext:value-type="string">
            <text:p>Used samples</text:p>
          </table:table-cell>
          <table:table-cell office:value-type="string" calcext:value-type="string">
            <text:p>Total samples</text:p>
          </table:table-cell>
          <table:table-cell office:value-type="string" calcext:value-type="string">
            <text:p>[INFO] [1711112118.990557214] [CNN_interface]: Tests (10000) done | Average total: 7023, average IP: 6906, average transfer time: 117</text:p>
          </table:table-cell>
          <table:table-cell table:number-columns-repeated="2"/>
        </table:table-row>
        <table:table-row table:style-name="ro1">
          <table:table-cell office:value-type="float" office:value="0.581657831" calcext:value-type="float">
            <text:p>0.581657831</text:p>
          </table:table-cell>
          <table:table-cell office:value-type="float" office:value="3" calcext:value-type="float">
            <text:p>3</text:p>
          </table:table-cell>
          <table:table-cell table:formula="of:=[.A4]*12" office:value-type="float" office:value="6.979893972" calcext:value-type="float">
            <text:p>6.979893972</text:p>
          </table:table-cell>
          <table:table-cell table:formula="of:=COUNTIF([.B2:.B424];&quot;&lt;=&quot;&amp;[.E2])+COUNTIF([.B2:.B424];&quot;&gt;=&quot;&amp;[.F2])" office:value-type="float" office:value="229" calcext:value-type="float">
            <text:p>229</text:p>
          </table:table-cell>
          <table:table-cell table:formula="of:=[.D2]+[.D4]" office:value-type="float" office:value="358" calcext:value-type="float">
            <text:p>358</text:p>
          </table:table-cell>
          <table:table-cell table:formula="of:=COUNT([.A$1:.A$1048576])" office:value-type="float" office:value="358" calcext:value-type="float">
            <text:p>358</text:p>
          </table:table-cell>
          <table:table-cell office:value-type="string" calcext:value-type="string">
            <text:p>^C[INFO] [1711112145.043011841] [rclcpp]: signal_handler(signal_value=2)</text:p>
          </table:table-cell>
          <table:table-cell table:number-columns-repeated="2"/>
        </table:table-row>
        <table:table-row table:style-name="ro1">
          <table:table-cell office:value-type="float" office:value="0.58187862" calcext:value-type="float">
            <text:p>0.58187862</text:p>
          </table:table-cell>
          <table:table-cell office:value-type="float" office:value="4" calcext:value-type="float">
            <text:p>4</text:p>
          </table:table-cell>
          <table:table-cell table:formula="of:=[.A5]*12" office:value-type="float" office:value="6.98254344" calcext:value-type="float">
            <text:p>6.98254344</text:p>
          </table:table-cell>
          <table:table-cell office:value-type="string" calcext:value-type="string">
            <text:p>Average test power [W]</text:p>
          </table:table-cell>
          <table:table-cell office:value-type="string" calcext:value-type="string">
            <text:p>Average idle power [W]</text:p>
          </table:table-cell>
          <table:table-cell office:value-type="string" calcext:value-type="string">
            <text:p>Power difference [W]</text:p>
          </table:table-cell>
          <table:table-cell office:value-type="string" calcext:value-type="string">
            <text:p>Idle 1 start</text:p>
          </table:table-cell>
          <table:table-cell office:value-type="string" calcext:value-type="string">
            <text:p>Idle 1 end</text:p>
          </table:table-cell>
          <table:table-cell office:value-type="string" calcext:value-type="string">
            <text:p>Idle 1 samples</text:p>
          </table:table-cell>
        </table:table-row>
        <table:table-row table:style-name="ro1">
          <table:table-cell office:value-type="float" office:value="0.58141943" calcext:value-type="float">
            <text:p>0.58141943</text:p>
          </table:table-cell>
          <table:table-cell office:value-type="float" office:value="5" calcext:value-type="float">
            <text:p>5</text:p>
          </table:table-cell>
          <table:table-cell table:formula="of:=[.A6]*12" office:value-type="float" office:value="6.97703316" calcext:value-type="float">
            <text:p>6.97703316</text:p>
          </table:table-cell>
          <table:table-cell table:formula="of:=AVERAGEIFS([.C2:.C424];[.B2:.B424];&quot;&gt;&quot;&amp;[.E2];[.B2:.B424];&quot;&lt;&quot;&amp;[.F2])" office:value-type="float" office:value="7.105372152" calcext:value-type="float">
            <text:p>7.105372152</text:p>
          </table:table-cell>
          <table:table-cell table:formula="of:=(SUMIFS([.C2:.C424];[.B2:.B424];&quot;&gt;=&quot;&amp;[.G6];[.B2:.B424];&quot;&lt;=&quot;&amp;[.H6])+SUMIFS([.C2:.C424];[.B2:.B424];&quot;&gt;=&quot;&amp;[.G8];[.B2:.B424];&quot;&lt;=&quot;&amp;[.H8]))/([.I6]+[.I8])" office:value-type="float" office:value="6.97949636378571" calcext:value-type="float">
            <text:p>6.97949636378571</text:p>
          </table:table-cell>
          <table:table-cell table:formula="of:=[.D6]-[.E6]" office:value-type="float" office:value="0.125875788214288" calcext:value-type="float">
            <text:p>0.12587578821428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H6]-[.G6]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581859533" calcext:value-type="float">
            <text:p>0.581859533</text:p>
          </table:table-cell>
          <table:table-cell office:value-type="float" office:value="6" calcext:value-type="float">
            <text:p>6</text:p>
          </table:table-cell>
          <table:table-cell table:formula="of:=[.A7]*12" office:value-type="float" office:value="6.982314396" calcext:value-type="float">
            <text:p>6.982314396</text:p>
          </table:table-cell>
          <table:table-cell office:value-type="string" calcext:value-type="string">
            <text:p>Energy total [J]</text:p>
          </table:table-cell>
          <table:table-cell office:value-type="string" calcext:value-type="string">
            <text:p>Energy difference total [J]</text:p>
          </table:table-cell>
          <table:table-cell office:value-type="string" calcext:value-type="string">
            <text:p>Total time [us]</text:p>
          </table:table-cell>
          <table:table-cell office:value-type="string" calcext:value-type="string">
            <text:p>Idle 2 start</text:p>
          </table:table-cell>
          <table:table-cell office:value-type="string" calcext:value-type="string">
            <text:p>Idle 2 end</text:p>
          </table:table-cell>
          <table:table-cell office:value-type="string" calcext:value-type="string">
            <text:p>Idle 2 samples</text:p>
          </table:table-cell>
        </table:table-row>
        <table:table-row table:style-name="ro1">
          <table:table-cell office:value-type="float" office:value="0.581352427" calcext:value-type="float">
            <text:p>0.581352427</text:p>
          </table:table-cell>
          <table:table-cell office:value-type="float" office:value="7" calcext:value-type="float">
            <text:p>7</text:p>
          </table:table-cell>
          <table:table-cell table:formula="of:=[.A8]*12" office:value-type="float" office:value="6.976229124" calcext:value-type="float">
            <text:p>6.976229124</text:p>
          </table:table-cell>
          <table:table-cell table:formula="of:=[.$D$6]*[.$F8]/POWER(10;6)" office:value-type="float" office:value="0.049901028623496" calcext:value-type="float">
            <text:p>0.049901028623496</text:p>
          </table:table-cell>
          <table:table-cell table:formula="of:=[.$F$6]*[.$F8]/POWER(10;6)" office:value-type="float" office:value="0.000884025660628946" calcext:value-type="float">
            <text:p>0.000884025660629</text:p>
          </table:table-cell>
          <table:table-cell office:value-type="float" office:value="7023" calcext:value-type="float">
            <text:p>7023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table:formula="of:=[.H8]-[.G8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582059563" calcext:value-type="float">
            <text:p>0.582059563</text:p>
          </table:table-cell>
          <table:table-cell office:value-type="float" office:value="8" calcext:value-type="float">
            <text:p>8</text:p>
          </table:table-cell>
          <table:table-cell table:formula="of:=[.A9]*12" office:value-type="float" office:value="6.984714756" calcext:value-type="float">
            <text:p>6.984714756</text:p>
          </table:table-cell>
          <table:table-cell office:value-type="string" calcext:value-type="string">
            <text:p>Energy IP [J]</text:p>
          </table:table-cell>
          <table:table-cell office:value-type="string" calcext:value-type="string">
            <text:p>Energy difference IP [J]</text:p>
          </table:table-cell>
          <table:table-cell office:value-type="string" calcext:value-type="string">
            <text:p>IP time [us]</text:p>
          </table:table-cell>
          <table:table-cell table:number-columns-repeated="3"/>
        </table:table-row>
        <table:table-row table:style-name="ro1">
          <table:table-cell office:value-type="float" office:value="0.581088879" calcext:value-type="float">
            <text:p>0.581088879</text:p>
          </table:table-cell>
          <table:table-cell office:value-type="float" office:value="9" calcext:value-type="float">
            <text:p>9</text:p>
          </table:table-cell>
          <table:table-cell table:formula="of:=[.A10]*12" office:value-type="float" office:value="6.973066548" calcext:value-type="float">
            <text:p>6.973066548</text:p>
          </table:table-cell>
          <table:table-cell table:formula="of:=[.$D$6]*[.$F10]/POWER(10;6)" office:value-type="float" office:value="0.049069700081712" calcext:value-type="float">
            <text:p>0.049069700081712</text:p>
          </table:table-cell>
          <table:table-cell table:formula="of:=[.$F$6]*[.$F10]/POWER(10;6)" office:value-type="float" office:value="0.000869298193407874" calcext:value-type="float">
            <text:p>0.000869298193408</text:p>
          </table:table-cell>
          <table:table-cell office:value-type="float" office:value="6906" calcext:value-type="float">
            <text:p>6906</text:p>
          </table:table-cell>
          <table:table-cell table:number-columns-repeated="3"/>
        </table:table-row>
        <table:table-row table:style-name="ro1">
          <table:table-cell office:value-type="float" office:value="0.581164601" calcext:value-type="float">
            <text:p>0.581164601</text:p>
          </table:table-cell>
          <table:table-cell office:value-type="float" office:value="10" calcext:value-type="float">
            <text:p>10</text:p>
          </table:table-cell>
          <table:table-cell table:formula="of:=[.A11]*12" office:value-type="float" office:value="6.973975212" calcext:value-type="float">
            <text:p>6.973975212</text:p>
          </table:table-cell>
          <table:table-cell office:value-type="string" calcext:value-type="string">
            <text:p>Energy synthesis transfer [J]</text:p>
          </table:table-cell>
          <table:table-cell office:value-type="string" calcext:value-type="string">
            <text:p>Energy difference transfer [J]</text:p>
          </table:table-cell>
          <table:table-cell office:value-type="string" calcext:value-type="string">
            <text:p>Transfer time [us]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Bits pr second</text:p>
          </table:table-cell>
          <table:table-cell/>
        </table:table-row>
        <table:table-row table:style-name="ro1">
          <table:table-cell office:value-type="float" office:value="0.580754111" calcext:value-type="float">
            <text:p>0.580754111</text:p>
          </table:table-cell>
          <table:table-cell office:value-type="float" office:value="11" calcext:value-type="float">
            <text:p>11</text:p>
          </table:table-cell>
          <table:table-cell table:formula="of:=[.A12]*12" office:value-type="float" office:value="6.969049332" calcext:value-type="float">
            <text:p>6.969049332</text:p>
          </table:table-cell>
          <table:table-cell table:formula="of:=[.$D$6]*[.$F12]/POWER(10;6)" office:value-type="float" office:value="0.000831328541784" calcext:value-type="float">
            <text:p>0.000831328541784</text:p>
          </table:table-cell>
          <table:table-cell table:formula="of:=[.$F$6]*[.$F12]/POWER(10;6)" office:value-type="float" office:value="0.0000147274672210717" calcext:value-type="float">
            <text:p>1.47274672210717E-05</text:p>
          </table:table-cell>
          <table:table-cell office:value-type="float" office:value="117" calcext:value-type="float">
            <text:p>117</text:p>
          </table:table-cell>
          <table:table-cell table:formula="of:=POWER(10;6)/[.F12]" office:value-type="float" office:value="8547.00854700855" calcext:value-type="float">
            <text:p>8547.00854700855</text:p>
          </table:table-cell>
          <table:table-cell table:style-name="ce1" table:formula="of:=[.G12]*60*60*1*8" office:value-type="float" office:value="246153846.153846" calcext:value-type="float">
            <text:p>2.46E+08</text:p>
          </table:table-cell>
          <table:table-cell/>
        </table:table-row>
        <table:table-row table:style-name="ro1">
          <table:table-cell office:value-type="float" office:value="0.581290266" calcext:value-type="float">
            <text:p>0.581290266</text:p>
          </table:table-cell>
          <table:table-cell office:value-type="float" office:value="12" calcext:value-type="float">
            <text:p>12</text:p>
          </table:table-cell>
          <table:table-cell table:formula="of:=[.A13]*12" office:value-type="float" office:value="6.975483192" calcext:value-type="float">
            <text:p>6.975483192</text:p>
          </table:table-cell>
          <table:table-cell office:value-type="string" calcext:value-type="string">
            <text:p>Energy synthesis transfer [J]</text:p>
          </table:table-cell>
          <table:table-cell office:value-type="string" calcext:value-type="string">
            <text:p>Energy difference transfer [J]</text:p>
          </table:table-cell>
          <table:table-cell office:value-type="string" calcext:value-type="string">
            <text:p>Synthesis AXILite transfer time [us]</text:p>
          </table:table-cell>
          <table:table-cell table:number-columns-repeated="3"/>
        </table:table-row>
        <table:table-row table:style-name="ro1">
          <table:table-cell office:value-type="float" office:value="0.581796153" calcext:value-type="float">
            <text:p>0.581796153</text:p>
          </table:table-cell>
          <table:table-cell office:value-type="float" office:value="13" calcext:value-type="float">
            <text:p>13</text:p>
          </table:table-cell>
          <table:table-cell table:formula="of:=[.A14]*12" office:value-type="float" office:value="6.981553836" calcext:value-type="float">
            <text:p>6.981553836</text:p>
          </table:table-cell>
          <table:table-cell table:formula="of:=[.$D$6]*[.$F14]/POWER(10;6)" office:value-type="float" office:value="0.0002579250091176" calcext:value-type="float">
            <text:p>0.000257925009118</text:p>
          </table:table-cell>
          <table:table-cell table:formula="of:=[.$F$6]*[.$F14]/POWER(10;6)" office:value-type="float" office:value="0.00000456929111217866" calcext:value-type="float">
            <text:p>4.56929111217866E-06</text:p>
          </table:table-cell>
          <table:table-cell office:value-type="float" office:value="36.3" calcext:value-type="float">
            <text:p>36.3</text:p>
          </table:table-cell>
          <table:table-cell table:number-columns-repeated="3"/>
        </table:table-row>
        <table:table-row table:style-name="ro1">
          <table:table-cell office:value-type="float" office:value="0.581902628" calcext:value-type="float">
            <text:p>0.581902628</text:p>
          </table:table-cell>
          <table:table-cell office:value-type="float" office:value="14" calcext:value-type="float">
            <text:p>14</text:p>
          </table:table-cell>
          <table:table-cell table:formula="of:=[.A15]*12" office:value-type="float" office:value="6.982831536" calcext:value-type="float">
            <text:p>6.982831536</text:p>
          </table:table-cell>
          <table:table-cell office:value-type="string" calcext:value-type="string">
            <text:p>Energy total transfer [J]</text:p>
          </table:table-cell>
          <table:table-cell office:value-type="string" calcext:value-type="string">
            <text:p>Energy difference total transfer [J]</text:p>
          </table:table-cell>
          <table:table-cell office:value-type="string" calcext:value-type="string">
            <text:p>Total transfer time [us]</text:p>
          </table:table-cell>
          <table:table-cell table:number-columns-repeated="3"/>
        </table:table-row>
        <table:table-row table:style-name="ro1">
          <table:table-cell office:value-type="float" office:value="0.582099304" calcext:value-type="float">
            <text:p>0.582099304</text:p>
          </table:table-cell>
          <table:table-cell office:value-type="float" office:value="15" calcext:value-type="float">
            <text:p>15</text:p>
          </table:table-cell>
          <table:table-cell table:formula="of:=[.A16]*12" office:value-type="float" office:value="6.985191648" calcext:value-type="float">
            <text:p>6.985191648</text:p>
          </table:table-cell>
          <table:table-cell table:formula="of:=[.$D$6]*[.$F16]/POWER(10;6)" office:value-type="float" office:value="0.0010892535509016" calcext:value-type="float">
            <text:p>0.001089253550902</text:p>
          </table:table-cell>
          <table:table-cell table:formula="of:=[.$F$6]*[.$F16]/POWER(10;6)" office:value-type="float" office:value="0.0000192967583332504" calcext:value-type="float">
            <text:p>1.92967583332504E-05</text:p>
          </table:table-cell>
          <table:table-cell table:formula="of:=[.F12]+[.F14]" office:value-type="float" office:value="153.3" calcext:value-type="float">
            <text:p>153.3</text:p>
          </table:table-cell>
          <table:table-cell table:number-columns-repeated="3"/>
        </table:table-row>
        <table:table-row table:style-name="ro1">
          <table:table-cell office:value-type="float" office:value="0.581132556" calcext:value-type="float">
            <text:p>0.581132556</text:p>
          </table:table-cell>
          <table:table-cell office:value-type="float" office:value="16" calcext:value-type="float">
            <text:p>16</text:p>
          </table:table-cell>
          <table:table-cell table:formula="of:=[.A17]*12" office:value-type="float" office:value="6.973590672" calcext:value-type="float">
            <text:p>6.973590672</text:p>
          </table:table-cell>
          <table:table-cell table:number-columns-repeated="6"/>
        </table:table-row>
        <table:table-row table:style-name="ro1">
          <table:table-cell office:value-type="float" office:value="0.582413467" calcext:value-type="float">
            <text:p>0.582413467</text:p>
          </table:table-cell>
          <table:table-cell office:value-type="float" office:value="17" calcext:value-type="float">
            <text:p>17</text:p>
          </table:table-cell>
          <table:table-cell table:formula="of:=[.A18]*12" office:value-type="float" office:value="6.988961604" calcext:value-type="float">
            <text:p>6.988961604</text:p>
          </table:table-cell>
          <table:table-cell table:number-columns-repeated="6"/>
        </table:table-row>
        <table:table-row table:style-name="ro1">
          <table:table-cell office:value-type="float" office:value="0.581317298" calcext:value-type="float">
            <text:p>0.581317298</text:p>
          </table:table-cell>
          <table:table-cell office:value-type="float" office:value="18" calcext:value-type="float">
            <text:p>18</text:p>
          </table:table-cell>
          <table:table-cell table:formula="of:=[.A19]*12" office:value-type="float" office:value="6.975807576" calcext:value-type="float">
            <text:p>6.975807576</text:p>
          </table:table-cell>
          <table:table-cell table:number-columns-repeated="6"/>
        </table:table-row>
        <table:table-row table:style-name="ro1">
          <table:table-cell office:value-type="float" office:value="0.581935359" calcext:value-type="float">
            <text:p>0.581935359</text:p>
          </table:table-cell>
          <table:table-cell office:value-type="float" office:value="19" calcext:value-type="float">
            <text:p>19</text:p>
          </table:table-cell>
          <table:table-cell table:formula="of:=[.A20]*12" office:value-type="float" office:value="6.983224308" calcext:value-type="float">
            <text:p>6.983224308</text:p>
          </table:table-cell>
          <table:table-cell table:number-columns-repeated="6"/>
        </table:table-row>
        <table:table-row table:style-name="ro1">
          <table:table-cell office:value-type="float" office:value="0.581021582" calcext:value-type="float">
            <text:p>0.581021582</text:p>
          </table:table-cell>
          <table:table-cell office:value-type="float" office:value="20" calcext:value-type="float">
            <text:p>20</text:p>
          </table:table-cell>
          <table:table-cell table:formula="of:=[.A21]*12" office:value-type="float" office:value="6.972258984" calcext:value-type="float">
            <text:p>6.972258984</text:p>
          </table:table-cell>
          <table:table-cell table:number-columns-repeated="6"/>
        </table:table-row>
        <table:table-row table:style-name="ro1">
          <table:table-cell office:value-type="float" office:value="0.581228481" calcext:value-type="float">
            <text:p>0.581228481</text:p>
          </table:table-cell>
          <table:table-cell office:value-type="float" office:value="21" calcext:value-type="float">
            <text:p>21</text:p>
          </table:table-cell>
          <table:table-cell table:formula="of:=[.A22]*12" office:value-type="float" office:value="6.974741772" calcext:value-type="float">
            <text:p>6.974741772</text:p>
          </table:table-cell>
          <table:table-cell table:number-columns-repeated="6"/>
        </table:table-row>
        <table:table-row table:style-name="ro1">
          <table:table-cell office:value-type="float" office:value="0.581218711" calcext:value-type="float">
            <text:p>0.581218711</text:p>
          </table:table-cell>
          <table:table-cell office:value-type="float" office:value="22" calcext:value-type="float">
            <text:p>22</text:p>
          </table:table-cell>
          <table:table-cell table:formula="of:=[.A23]*12" office:value-type="float" office:value="6.974624532" calcext:value-type="float">
            <text:p>6.974624532</text:p>
          </table:table-cell>
          <table:table-cell table:number-columns-repeated="6"/>
        </table:table-row>
        <table:table-row table:style-name="ro1">
          <table:table-cell office:value-type="float" office:value="0.581357705" calcext:value-type="float">
            <text:p>0.581357705</text:p>
          </table:table-cell>
          <table:table-cell office:value-type="float" office:value="23" calcext:value-type="float">
            <text:p>23</text:p>
          </table:table-cell>
          <table:table-cell table:formula="of:=[.A24]*12" office:value-type="float" office:value="6.97629246" calcext:value-type="float">
            <text:p>6.97629246</text:p>
          </table:table-cell>
          <table:table-cell table:number-columns-repeated="6"/>
        </table:table-row>
        <table:table-row table:style-name="ro1">
          <table:table-cell office:value-type="float" office:value="0.581684331" calcext:value-type="float">
            <text:p>0.581684331</text:p>
          </table:table-cell>
          <table:table-cell office:value-type="float" office:value="24" calcext:value-type="float">
            <text:p>24</text:p>
          </table:table-cell>
          <table:table-cell table:formula="of:=[.A25]*12" office:value-type="float" office:value="6.980211972" calcext:value-type="float">
            <text:p>6.980211972</text:p>
          </table:table-cell>
          <table:table-cell table:number-columns-repeated="6"/>
        </table:table-row>
        <table:table-row table:style-name="ro1">
          <table:table-cell office:value-type="float" office:value="0.581158862" calcext:value-type="float">
            <text:p>0.581158862</text:p>
          </table:table-cell>
          <table:table-cell office:value-type="float" office:value="25" calcext:value-type="float">
            <text:p>25</text:p>
          </table:table-cell>
          <table:table-cell table:formula="of:=[.A26]*12" office:value-type="float" office:value="6.973906344" calcext:value-type="float">
            <text:p>6.973906344</text:p>
          </table:table-cell>
          <table:table-cell table:number-columns-repeated="6"/>
        </table:table-row>
        <table:table-row table:style-name="ro1">
          <table:table-cell office:value-type="float" office:value="0.581494812" calcext:value-type="float">
            <text:p>0.581494812</text:p>
          </table:table-cell>
          <table:table-cell office:value-type="float" office:value="26" calcext:value-type="float">
            <text:p>26</text:p>
          </table:table-cell>
          <table:table-cell table:formula="of:=[.A27]*12" office:value-type="float" office:value="6.977937744" calcext:value-type="float">
            <text:p>6.977937744</text:p>
          </table:table-cell>
          <table:table-cell table:number-columns-repeated="6"/>
        </table:table-row>
        <table:table-row table:style-name="ro1">
          <table:table-cell office:value-type="float" office:value="0.582167723" calcext:value-type="float">
            <text:p>0.582167723</text:p>
          </table:table-cell>
          <table:table-cell office:value-type="float" office:value="27" calcext:value-type="float">
            <text:p>27</text:p>
          </table:table-cell>
          <table:table-cell table:formula="of:=[.A28]*12" office:value-type="float" office:value="6.986012676" calcext:value-type="float">
            <text:p>6.986012676</text:p>
          </table:table-cell>
          <table:table-cell table:number-columns-repeated="6"/>
        </table:table-row>
        <table:table-row table:style-name="ro1">
          <table:table-cell office:value-type="float" office:value="0.582169803" calcext:value-type="float">
            <text:p>0.582169803</text:p>
          </table:table-cell>
          <table:table-cell office:value-type="float" office:value="28" calcext:value-type="float">
            <text:p>28</text:p>
          </table:table-cell>
          <table:table-cell table:formula="of:=[.A29]*12" office:value-type="float" office:value="6.986037636" calcext:value-type="float">
            <text:p>6.986037636</text:p>
          </table:table-cell>
          <table:table-cell table:number-columns-repeated="6"/>
        </table:table-row>
        <table:table-row table:style-name="ro1">
          <table:table-cell office:value-type="float" office:value="0.581655817" calcext:value-type="float">
            <text:p>0.581655817</text:p>
          </table:table-cell>
          <table:table-cell office:value-type="float" office:value="29" calcext:value-type="float">
            <text:p>29</text:p>
          </table:table-cell>
          <table:table-cell table:formula="of:=[.A30]*12" office:value-type="float" office:value="6.979869804" calcext:value-type="float">
            <text:p>6.979869804</text:p>
          </table:table-cell>
          <table:table-cell table:number-columns-repeated="6"/>
        </table:table-row>
        <table:table-row table:style-name="ro1">
          <table:table-cell office:value-type="float" office:value="0.581434888" calcext:value-type="float">
            <text:p>0.581434888</text:p>
          </table:table-cell>
          <table:table-cell office:value-type="float" office:value="30" calcext:value-type="float">
            <text:p>30</text:p>
          </table:table-cell>
          <table:table-cell table:formula="of:=[.A31]*12" office:value-type="float" office:value="6.977218656" calcext:value-type="float">
            <text:p>6.977218656</text:p>
          </table:table-cell>
          <table:table-cell table:number-columns-repeated="6"/>
        </table:table-row>
        <table:table-row table:style-name="ro1">
          <table:table-cell office:value-type="float" office:value="0.580925106" calcext:value-type="float">
            <text:p>0.580925106</text:p>
          </table:table-cell>
          <table:table-cell office:value-type="float" office:value="31" calcext:value-type="float">
            <text:p>31</text:p>
          </table:table-cell>
          <table:table-cell table:formula="of:=[.A32]*12" office:value-type="float" office:value="6.971101272" calcext:value-type="float">
            <text:p>6.971101272</text:p>
          </table:table-cell>
          <table:table-cell table:number-columns-repeated="6"/>
        </table:table-row>
        <table:table-row table:style-name="ro1">
          <table:table-cell office:value-type="float" office:value="0.580995276" calcext:value-type="float">
            <text:p>0.580995276</text:p>
          </table:table-cell>
          <table:table-cell office:value-type="float" office:value="32" calcext:value-type="float">
            <text:p>32</text:p>
          </table:table-cell>
          <table:table-cell table:formula="of:=[.A33]*12" office:value-type="float" office:value="6.971943312" calcext:value-type="float">
            <text:p>6.971943312</text:p>
          </table:table-cell>
          <table:table-cell table:number-columns-repeated="6"/>
        </table:table-row>
        <table:table-row table:style-name="ro1">
          <table:table-cell office:value-type="float" office:value="0.581692107" calcext:value-type="float">
            <text:p>0.581692107</text:p>
          </table:table-cell>
          <table:table-cell office:value-type="float" office:value="33" calcext:value-type="float">
            <text:p>33</text:p>
          </table:table-cell>
          <table:table-cell table:formula="of:=[.A34]*12" office:value-type="float" office:value="6.980305284" calcext:value-type="float">
            <text:p>6.980305284</text:p>
          </table:table-cell>
          <table:table-cell table:number-columns-repeated="6"/>
        </table:table-row>
        <table:table-row table:style-name="ro1">
          <table:table-cell office:value-type="float" office:value="0.58131878" calcext:value-type="float">
            <text:p>0.58131878</text:p>
          </table:table-cell>
          <table:table-cell office:value-type="float" office:value="34" calcext:value-type="float">
            <text:p>34</text:p>
          </table:table-cell>
          <table:table-cell table:formula="of:=[.A35]*12" office:value-type="float" office:value="6.97582536" calcext:value-type="float">
            <text:p>6.97582536</text:p>
          </table:table-cell>
          <table:table-cell table:number-columns-repeated="6"/>
        </table:table-row>
        <table:table-row table:style-name="ro1">
          <table:table-cell office:value-type="float" office:value="0.581006417" calcext:value-type="float">
            <text:p>0.581006417</text:p>
          </table:table-cell>
          <table:table-cell office:value-type="float" office:value="35" calcext:value-type="float">
            <text:p>35</text:p>
          </table:table-cell>
          <table:table-cell table:formula="of:=[.A36]*12" office:value-type="float" office:value="6.972077004" calcext:value-type="float">
            <text:p>6.972077004</text:p>
          </table:table-cell>
          <table:table-cell table:number-columns-repeated="6"/>
        </table:table-row>
        <table:table-row table:style-name="ro1">
          <table:table-cell office:value-type="float" office:value="0.581050742" calcext:value-type="float">
            <text:p>0.581050742</text:p>
          </table:table-cell>
          <table:table-cell office:value-type="float" office:value="36" calcext:value-type="float">
            <text:p>36</text:p>
          </table:table-cell>
          <table:table-cell table:formula="of:=[.A37]*12" office:value-type="float" office:value="6.972608904" calcext:value-type="float">
            <text:p>6.972608904</text:p>
          </table:table-cell>
          <table:table-cell table:number-columns-repeated="6"/>
        </table:table-row>
        <table:table-row table:style-name="ro1">
          <table:table-cell office:value-type="float" office:value="0.582596856" calcext:value-type="float">
            <text:p>0.582596856</text:p>
          </table:table-cell>
          <table:table-cell office:value-type="float" office:value="37" calcext:value-type="float">
            <text:p>37</text:p>
          </table:table-cell>
          <table:table-cell table:formula="of:=[.A38]*12" office:value-type="float" office:value="6.991162272" calcext:value-type="float">
            <text:p>6.991162272</text:p>
          </table:table-cell>
          <table:table-cell table:number-columns-repeated="6"/>
        </table:table-row>
        <table:table-row table:style-name="ro1">
          <table:table-cell office:value-type="float" office:value="0.58124529" calcext:value-type="float">
            <text:p>0.58124529</text:p>
          </table:table-cell>
          <table:table-cell office:value-type="float" office:value="38" calcext:value-type="float">
            <text:p>38</text:p>
          </table:table-cell>
          <table:table-cell table:formula="of:=[.A39]*12" office:value-type="float" office:value="6.97494348" calcext:value-type="float">
            <text:p>6.97494348</text:p>
          </table:table-cell>
          <table:table-cell table:number-columns-repeated="6"/>
        </table:table-row>
        <table:table-row table:style-name="ro1">
          <table:table-cell office:value-type="float" office:value="0.583684539" calcext:value-type="float">
            <text:p>0.583684539</text:p>
          </table:table-cell>
          <table:table-cell office:value-type="float" office:value="39" calcext:value-type="float">
            <text:p>39</text:p>
          </table:table-cell>
          <table:table-cell table:formula="of:=[.A40]*12" office:value-type="float" office:value="7.004214468" calcext:value-type="float">
            <text:p>7.004214468</text:p>
          </table:table-cell>
          <table:table-cell table:number-columns-repeated="6"/>
        </table:table-row>
        <table:table-row table:style-name="ro1">
          <table:table-cell office:value-type="float" office:value="0.581398531" calcext:value-type="float">
            <text:p>0.581398531</text:p>
          </table:table-cell>
          <table:table-cell office:value-type="float" office:value="40" calcext:value-type="float">
            <text:p>40</text:p>
          </table:table-cell>
          <table:table-cell table:formula="of:=[.A41]*12" office:value-type="float" office:value="6.976782372" calcext:value-type="float">
            <text:p>6.976782372</text:p>
          </table:table-cell>
          <table:table-cell table:number-columns-repeated="6"/>
        </table:table-row>
        <table:table-row table:style-name="ro1">
          <table:table-cell office:value-type="float" office:value="0.581049677" calcext:value-type="float">
            <text:p>0.581049677</text:p>
          </table:table-cell>
          <table:table-cell office:value-type="float" office:value="41" calcext:value-type="float">
            <text:p>41</text:p>
          </table:table-cell>
          <table:table-cell table:formula="of:=[.A42]*12" office:value-type="float" office:value="6.972596124" calcext:value-type="float">
            <text:p>6.972596124</text:p>
          </table:table-cell>
          <table:table-cell table:number-columns-repeated="6"/>
        </table:table-row>
        <table:table-row table:style-name="ro1">
          <table:table-cell office:value-type="float" office:value="0.581486425" calcext:value-type="float">
            <text:p>0.581486425</text:p>
          </table:table-cell>
          <table:table-cell office:value-type="float" office:value="42" calcext:value-type="float">
            <text:p>42</text:p>
          </table:table-cell>
          <table:table-cell table:formula="of:=[.A43]*12" office:value-type="float" office:value="6.9778371" calcext:value-type="float">
            <text:p>6.9778371</text:p>
          </table:table-cell>
          <table:table-cell table:number-columns-repeated="6"/>
        </table:table-row>
        <table:table-row table:style-name="ro1">
          <table:table-cell office:value-type="float" office:value="0.580711543" calcext:value-type="float">
            <text:p>0.580711543</text:p>
          </table:table-cell>
          <table:table-cell office:value-type="float" office:value="43" calcext:value-type="float">
            <text:p>43</text:p>
          </table:table-cell>
          <table:table-cell table:formula="of:=[.A44]*12" office:value-type="float" office:value="6.968538516" calcext:value-type="float">
            <text:p>6.968538516</text:p>
          </table:table-cell>
          <table:table-cell table:number-columns-repeated="6"/>
        </table:table-row>
        <table:table-row table:style-name="ro1">
          <table:table-cell office:value-type="float" office:value="0.580819942" calcext:value-type="float">
            <text:p>0.580819942</text:p>
          </table:table-cell>
          <table:table-cell office:value-type="float" office:value="44" calcext:value-type="float">
            <text:p>44</text:p>
          </table:table-cell>
          <table:table-cell table:formula="of:=[.A45]*12" office:value-type="float" office:value="6.969839304" calcext:value-type="float">
            <text:p>6.969839304</text:p>
          </table:table-cell>
          <table:table-cell table:number-columns-repeated="6"/>
        </table:table-row>
        <table:table-row table:style-name="ro1">
          <table:table-cell office:value-type="float" office:value="0.581185071" calcext:value-type="float">
            <text:p>0.581185071</text:p>
          </table:table-cell>
          <table:table-cell office:value-type="float" office:value="45" calcext:value-type="float">
            <text:p>45</text:p>
          </table:table-cell>
          <table:table-cell table:formula="of:=[.A46]*12" office:value-type="float" office:value="6.974220852" calcext:value-type="float">
            <text:p>6.974220852</text:p>
          </table:table-cell>
          <table:table-cell table:number-columns-repeated="6"/>
        </table:table-row>
        <table:table-row table:style-name="ro1">
          <table:table-cell office:value-type="float" office:value="0.581727039" calcext:value-type="float">
            <text:p>0.581727039</text:p>
          </table:table-cell>
          <table:table-cell office:value-type="float" office:value="46" calcext:value-type="float">
            <text:p>46</text:p>
          </table:table-cell>
          <table:table-cell table:formula="of:=[.A47]*12" office:value-type="float" office:value="6.980724468" calcext:value-type="float">
            <text:p>6.980724468</text:p>
          </table:table-cell>
          <table:table-cell table:number-columns-repeated="6"/>
        </table:table-row>
        <table:table-row table:style-name="ro1">
          <table:table-cell office:value-type="float" office:value="0.581892113" calcext:value-type="float">
            <text:p>0.581892113</text:p>
          </table:table-cell>
          <table:table-cell office:value-type="float" office:value="47" calcext:value-type="float">
            <text:p>47</text:p>
          </table:table-cell>
          <table:table-cell table:formula="of:=[.A48]*12" office:value-type="float" office:value="6.982705356" calcext:value-type="float">
            <text:p>6.982705356</text:p>
          </table:table-cell>
          <table:table-cell table:number-columns-repeated="6"/>
        </table:table-row>
        <table:table-row table:style-name="ro1">
          <table:table-cell office:value-type="float" office:value="0.581559211" calcext:value-type="float">
            <text:p>0.581559211</text:p>
          </table:table-cell>
          <table:table-cell office:value-type="float" office:value="48" calcext:value-type="float">
            <text:p>48</text:p>
          </table:table-cell>
          <table:table-cell table:formula="of:=[.A49]*12" office:value-type="float" office:value="6.978710532" calcext:value-type="float">
            <text:p>6.978710532</text:p>
          </table:table-cell>
          <table:table-cell table:number-columns-repeated="6"/>
        </table:table-row>
        <table:table-row table:style-name="ro1">
          <table:table-cell office:value-type="float" office:value="0.581215516" calcext:value-type="float">
            <text:p>0.581215516</text:p>
          </table:table-cell>
          <table:table-cell office:value-type="float" office:value="49" calcext:value-type="float">
            <text:p>49</text:p>
          </table:table-cell>
          <table:table-cell table:formula="of:=[.A50]*12" office:value-type="float" office:value="6.974586192" calcext:value-type="float">
            <text:p>6.974586192</text:p>
          </table:table-cell>
          <table:table-cell table:number-columns-repeated="6"/>
        </table:table-row>
        <table:table-row table:style-name="ro1">
          <table:table-cell office:value-type="float" office:value="0.581517227" calcext:value-type="float">
            <text:p>0.581517227</text:p>
          </table:table-cell>
          <table:table-cell office:value-type="float" office:value="50" calcext:value-type="float">
            <text:p>50</text:p>
          </table:table-cell>
          <table:table-cell table:formula="of:=[.A51]*12" office:value-type="float" office:value="6.978206724" calcext:value-type="float">
            <text:p>6.978206724</text:p>
          </table:table-cell>
          <table:table-cell table:number-columns-repeated="6"/>
        </table:table-row>
        <table:table-row table:style-name="ro1">
          <table:table-cell office:value-type="float" office:value="0.580673709" calcext:value-type="float">
            <text:p>0.580673709</text:p>
          </table:table-cell>
          <table:table-cell office:value-type="float" office:value="51" calcext:value-type="float">
            <text:p>51</text:p>
          </table:table-cell>
          <table:table-cell table:formula="of:=[.A52]*12" office:value-type="float" office:value="6.968084508" calcext:value-type="float">
            <text:p>6.968084508</text:p>
          </table:table-cell>
          <table:table-cell table:number-columns-repeated="6"/>
        </table:table-row>
        <table:table-row table:style-name="ro1">
          <table:table-cell office:value-type="float" office:value="0.5824494" calcext:value-type="float">
            <text:p>0.5824494</text:p>
          </table:table-cell>
          <table:table-cell office:value-type="float" office:value="52" calcext:value-type="float">
            <text:p>52</text:p>
          </table:table-cell>
          <table:table-cell table:formula="of:=[.A53]*12" office:value-type="float" office:value="6.9893928" calcext:value-type="float">
            <text:p>6.9893928</text:p>
          </table:table-cell>
          <table:table-cell table:number-columns-repeated="6"/>
        </table:table-row>
        <table:table-row table:style-name="ro1">
          <table:table-cell office:value-type="float" office:value="0.581376489" calcext:value-type="float">
            <text:p>0.581376489</text:p>
          </table:table-cell>
          <table:table-cell office:value-type="float" office:value="53" calcext:value-type="float">
            <text:p>53</text:p>
          </table:table-cell>
          <table:table-cell table:formula="of:=[.A54]*12" office:value-type="float" office:value="6.976517868" calcext:value-type="float">
            <text:p>6.976517868</text:p>
          </table:table-cell>
          <table:table-cell table:number-columns-repeated="6"/>
        </table:table-row>
        <table:table-row table:style-name="ro1">
          <table:table-cell office:value-type="float" office:value="0.581246852" calcext:value-type="float">
            <text:p>0.581246852</text:p>
          </table:table-cell>
          <table:table-cell office:value-type="float" office:value="54" calcext:value-type="float">
            <text:p>54</text:p>
          </table:table-cell>
          <table:table-cell table:formula="of:=[.A55]*12" office:value-type="float" office:value="6.974962224" calcext:value-type="float">
            <text:p>6.974962224</text:p>
          </table:table-cell>
          <table:table-cell table:number-columns-repeated="6"/>
        </table:table-row>
        <table:table-row table:style-name="ro1">
          <table:table-cell office:value-type="float" office:value="0.58137168" calcext:value-type="float">
            <text:p>0.58137168</text:p>
          </table:table-cell>
          <table:table-cell office:value-type="float" office:value="55" calcext:value-type="float">
            <text:p>55</text:p>
          </table:table-cell>
          <table:table-cell table:formula="of:=[.A56]*12" office:value-type="float" office:value="6.97646016" calcext:value-type="float">
            <text:p>6.97646016</text:p>
          </table:table-cell>
          <table:table-cell table:number-columns-repeated="6"/>
        </table:table-row>
        <table:table-row table:style-name="ro1">
          <table:table-cell office:value-type="float" office:value="0.580479016" calcext:value-type="float">
            <text:p>0.580479016</text:p>
          </table:table-cell>
          <table:table-cell office:value-type="float" office:value="56" calcext:value-type="float">
            <text:p>56</text:p>
          </table:table-cell>
          <table:table-cell table:formula="of:=[.A57]*12" office:value-type="float" office:value="6.965748192" calcext:value-type="float">
            <text:p>6.965748192</text:p>
          </table:table-cell>
          <table:table-cell table:number-columns-repeated="6"/>
        </table:table-row>
        <table:table-row table:style-name="ro1">
          <table:table-cell office:value-type="float" office:value="0.581340561" calcext:value-type="float">
            <text:p>0.581340561</text:p>
          </table:table-cell>
          <table:table-cell office:value-type="float" office:value="57" calcext:value-type="float">
            <text:p>57</text:p>
          </table:table-cell>
          <table:table-cell table:formula="of:=[.A58]*12" office:value-type="float" office:value="6.976086732" calcext:value-type="float">
            <text:p>6.976086732</text:p>
          </table:table-cell>
          <table:table-cell table:number-columns-repeated="6"/>
        </table:table-row>
        <table:table-row table:style-name="ro1">
          <table:table-cell office:value-type="float" office:value="0.58047059" calcext:value-type="float">
            <text:p>0.58047059</text:p>
          </table:table-cell>
          <table:table-cell office:value-type="float" office:value="58" calcext:value-type="float">
            <text:p>58</text:p>
          </table:table-cell>
          <table:table-cell table:formula="of:=[.A59]*12" office:value-type="float" office:value="6.96564708" calcext:value-type="float">
            <text:p>6.96564708</text:p>
          </table:table-cell>
          <table:table-cell table:number-columns-repeated="6"/>
        </table:table-row>
        <table:table-row table:style-name="ro1">
          <table:table-cell office:value-type="float" office:value="0.581569688" calcext:value-type="float">
            <text:p>0.581569688</text:p>
          </table:table-cell>
          <table:table-cell office:value-type="float" office:value="59" calcext:value-type="float">
            <text:p>59</text:p>
          </table:table-cell>
          <table:table-cell table:formula="of:=[.A60]*12" office:value-type="float" office:value="6.978836256" calcext:value-type="float">
            <text:p>6.978836256</text:p>
          </table:table-cell>
          <table:table-cell table:number-columns-repeated="6"/>
        </table:table-row>
        <table:table-row table:style-name="ro1">
          <table:table-cell office:value-type="float" office:value="0.587068189" calcext:value-type="float">
            <text:p>0.587068189</text:p>
          </table:table-cell>
          <table:table-cell office:value-type="float" office:value="60" calcext:value-type="float">
            <text:p>60</text:p>
          </table:table-cell>
          <table:table-cell table:formula="of:=[.A61]*12" office:value-type="float" office:value="7.044818268" calcext:value-type="float">
            <text:p>7.044818268</text:p>
          </table:table-cell>
          <table:table-cell table:number-columns-repeated="6"/>
        </table:table-row>
        <table:table-row table:style-name="ro1">
          <table:table-cell office:value-type="float" office:value="0.580780143" calcext:value-type="float">
            <text:p>0.580780143</text:p>
          </table:table-cell>
          <table:table-cell office:value-type="float" office:value="61" calcext:value-type="float">
            <text:p>61</text:p>
          </table:table-cell>
          <table:table-cell table:formula="of:=[.A62]*12" office:value-type="float" office:value="6.969361716" calcext:value-type="float">
            <text:p>6.969361716</text:p>
          </table:table-cell>
          <table:table-cell table:number-columns-repeated="6"/>
        </table:table-row>
        <table:table-row table:style-name="ro1">
          <table:table-cell office:value-type="float" office:value="0.583066953" calcext:value-type="float">
            <text:p>0.583066953</text:p>
          </table:table-cell>
          <table:table-cell office:value-type="float" office:value="62" calcext:value-type="float">
            <text:p>62</text:p>
          </table:table-cell>
          <table:table-cell table:formula="of:=[.A63]*12" office:value-type="float" office:value="6.996803436" calcext:value-type="float">
            <text:p>6.996803436</text:p>
          </table:table-cell>
          <table:table-cell table:number-columns-repeated="6"/>
        </table:table-row>
        <table:table-row table:style-name="ro1">
          <table:table-cell office:value-type="float" office:value="0.580827754" calcext:value-type="float">
            <text:p>0.580827754</text:p>
          </table:table-cell>
          <table:table-cell office:value-type="float" office:value="63" calcext:value-type="float">
            <text:p>63</text:p>
          </table:table-cell>
          <table:table-cell table:formula="of:=[.A64]*12" office:value-type="float" office:value="6.969933048" calcext:value-type="float">
            <text:p>6.969933048</text:p>
          </table:table-cell>
          <table:table-cell table:number-columns-repeated="6"/>
        </table:table-row>
        <table:table-row table:style-name="ro1">
          <table:table-cell office:value-type="float" office:value="0.599191919" calcext:value-type="float">
            <text:p>0.599191919</text:p>
          </table:table-cell>
          <table:table-cell office:value-type="float" office:value="64" calcext:value-type="float">
            <text:p>64</text:p>
          </table:table-cell>
          <table:table-cell table:formula="of:=[.A65]*12" office:value-type="float" office:value="7.190303028" calcext:value-type="float">
            <text:p>7.190303028</text:p>
          </table:table-cell>
          <table:table-cell table:number-columns-repeated="6"/>
        </table:table-row>
        <table:table-row table:style-name="ro1">
          <table:table-cell office:value-type="float" office:value="0.600423219" calcext:value-type="float">
            <text:p>0.600423219</text:p>
          </table:table-cell>
          <table:table-cell office:value-type="float" office:value="65" calcext:value-type="float">
            <text:p>65</text:p>
          </table:table-cell>
          <table:table-cell table:formula="of:=[.A66]*12" office:value-type="float" office:value="7.205078628" calcext:value-type="float">
            <text:p>7.205078628</text:p>
          </table:table-cell>
          <table:table-cell table:number-columns-repeated="6"/>
        </table:table-row>
        <table:table-row table:style-name="ro1">
          <table:table-cell office:value-type="float" office:value="0.608378956" calcext:value-type="float">
            <text:p>0.608378956</text:p>
          </table:table-cell>
          <table:table-cell office:value-type="float" office:value="66" calcext:value-type="float">
            <text:p>66</text:p>
          </table:table-cell>
          <table:table-cell table:formula="of:=[.A67]*12" office:value-type="float" office:value="7.300547472" calcext:value-type="float">
            <text:p>7.300547472</text:p>
          </table:table-cell>
          <table:table-cell table:number-columns-repeated="6"/>
        </table:table-row>
        <table:table-row table:style-name="ro1">
          <table:table-cell office:value-type="float" office:value="0.601496662" calcext:value-type="float">
            <text:p>0.601496662</text:p>
          </table:table-cell>
          <table:table-cell office:value-type="float" office:value="67" calcext:value-type="float">
            <text:p>67</text:p>
          </table:table-cell>
          <table:table-cell table:formula="of:=[.A68]*12" office:value-type="float" office:value="7.217959944" calcext:value-type="float">
            <text:p>7.217959944</text:p>
          </table:table-cell>
          <table:table-cell table:number-columns-repeated="6"/>
        </table:table-row>
        <table:table-row table:style-name="ro1">
          <table:table-cell office:value-type="float" office:value="0.595228978" calcext:value-type="float">
            <text:p>0.595228978</text:p>
          </table:table-cell>
          <table:table-cell office:value-type="float" office:value="68" calcext:value-type="float">
            <text:p>68</text:p>
          </table:table-cell>
          <table:table-cell table:formula="of:=[.A69]*12" office:value-type="float" office:value="7.142747736" calcext:value-type="float">
            <text:p>7.142747736</text:p>
          </table:table-cell>
          <table:table-cell table:number-columns-repeated="6"/>
        </table:table-row>
        <table:table-row table:style-name="ro1">
          <table:table-cell office:value-type="float" office:value="0.593439614" calcext:value-type="float">
            <text:p>0.593439614</text:p>
          </table:table-cell>
          <table:table-cell office:value-type="float" office:value="69" calcext:value-type="float">
            <text:p>69</text:p>
          </table:table-cell>
          <table:table-cell table:formula="of:=[.A70]*12" office:value-type="float" office:value="7.121275368" calcext:value-type="float">
            <text:p>7.121275368</text:p>
          </table:table-cell>
          <table:table-cell table:number-columns-repeated="6"/>
        </table:table-row>
        <table:table-row table:style-name="ro1">
          <table:table-cell office:value-type="float" office:value="0.591516383" calcext:value-type="float">
            <text:p>0.591516383</text:p>
          </table:table-cell>
          <table:table-cell office:value-type="float" office:value="70" calcext:value-type="float">
            <text:p>70</text:p>
          </table:table-cell>
          <table:table-cell table:formula="of:=[.A71]*12" office:value-type="float" office:value="7.098196596" calcext:value-type="float">
            <text:p>7.098196596</text:p>
          </table:table-cell>
          <table:table-cell table:number-columns-repeated="6"/>
        </table:table-row>
        <table:table-row table:style-name="ro1">
          <table:table-cell office:value-type="float" office:value="0.591101495" calcext:value-type="float">
            <text:p>0.591101495</text:p>
          </table:table-cell>
          <table:table-cell office:value-type="float" office:value="71" calcext:value-type="float">
            <text:p>71</text:p>
          </table:table-cell>
          <table:table-cell table:formula="of:=[.A72]*12" office:value-type="float" office:value="7.09321794" calcext:value-type="float">
            <text:p>7.09321794</text:p>
          </table:table-cell>
          <table:table-cell table:number-columns-repeated="6"/>
        </table:table-row>
        <table:table-row table:style-name="ro1">
          <table:table-cell office:value-type="float" office:value="0.599135546" calcext:value-type="float">
            <text:p>0.599135546</text:p>
          </table:table-cell>
          <table:table-cell office:value-type="float" office:value="72" calcext:value-type="float">
            <text:p>72</text:p>
          </table:table-cell>
          <table:table-cell table:formula="of:=[.A73]*12" office:value-type="float" office:value="7.189626552" calcext:value-type="float">
            <text:p>7.189626552</text:p>
          </table:table-cell>
          <table:table-cell table:number-columns-repeated="6"/>
        </table:table-row>
        <table:table-row table:style-name="ro1">
          <table:table-cell office:value-type="float" office:value="0.59124654" calcext:value-type="float">
            <text:p>0.59124654</text:p>
          </table:table-cell>
          <table:table-cell office:value-type="float" office:value="73" calcext:value-type="float">
            <text:p>73</text:p>
          </table:table-cell>
          <table:table-cell table:formula="of:=[.A74]*12" office:value-type="float" office:value="7.09495848" calcext:value-type="float">
            <text:p>7.09495848</text:p>
          </table:table-cell>
          <table:table-cell table:number-columns-repeated="6"/>
        </table:table-row>
        <table:table-row table:style-name="ro1">
          <table:table-cell office:value-type="float" office:value="0.592032349" calcext:value-type="float">
            <text:p>0.592032349</text:p>
          </table:table-cell>
          <table:table-cell office:value-type="float" office:value="74" calcext:value-type="float">
            <text:p>74</text:p>
          </table:table-cell>
          <table:table-cell table:formula="of:=[.A75]*12" office:value-type="float" office:value="7.104388188" calcext:value-type="float">
            <text:p>7.104388188</text:p>
          </table:table-cell>
          <table:table-cell table:number-columns-repeated="6"/>
        </table:table-row>
        <table:table-row table:style-name="ro1">
          <table:table-cell office:value-type="float" office:value="0.593532117" calcext:value-type="float">
            <text:p>0.593532117</text:p>
          </table:table-cell>
          <table:table-cell office:value-type="float" office:value="75" calcext:value-type="float">
            <text:p>75</text:p>
          </table:table-cell>
          <table:table-cell table:formula="of:=[.A76]*12" office:value-type="float" office:value="7.122385404" calcext:value-type="float">
            <text:p>7.122385404</text:p>
          </table:table-cell>
          <table:table-cell table:number-columns-repeated="6"/>
        </table:table-row>
        <table:table-row table:style-name="ro1">
          <table:table-cell office:value-type="float" office:value="0.592370799" calcext:value-type="float">
            <text:p>0.592370799</text:p>
          </table:table-cell>
          <table:table-cell office:value-type="float" office:value="76" calcext:value-type="float">
            <text:p>76</text:p>
          </table:table-cell>
          <table:table-cell table:formula="of:=[.A77]*12" office:value-type="float" office:value="7.108449588" calcext:value-type="float">
            <text:p>7.108449588</text:p>
          </table:table-cell>
          <table:table-cell table:number-columns-repeated="6"/>
        </table:table-row>
        <table:table-row table:style-name="ro1">
          <table:table-cell office:value-type="float" office:value="0.591628182" calcext:value-type="float">
            <text:p>0.591628182</text:p>
          </table:table-cell>
          <table:table-cell office:value-type="float" office:value="77" calcext:value-type="float">
            <text:p>77</text:p>
          </table:table-cell>
          <table:table-cell table:formula="of:=[.A78]*12" office:value-type="float" office:value="7.099538184" calcext:value-type="float">
            <text:p>7.099538184</text:p>
          </table:table-cell>
          <table:table-cell table:number-columns-repeated="6"/>
        </table:table-row>
        <table:table-row table:style-name="ro1">
          <table:table-cell office:value-type="float" office:value="0.591378818" calcext:value-type="float">
            <text:p>0.591378818</text:p>
          </table:table-cell>
          <table:table-cell office:value-type="float" office:value="78" calcext:value-type="float">
            <text:p>78</text:p>
          </table:table-cell>
          <table:table-cell table:formula="of:=[.A79]*12" office:value-type="float" office:value="7.096545816" calcext:value-type="float">
            <text:p>7.096545816</text:p>
          </table:table-cell>
          <table:table-cell table:number-columns-repeated="6"/>
        </table:table-row>
        <table:table-row table:style-name="ro1">
          <table:table-cell office:value-type="float" office:value="0.591510258" calcext:value-type="float">
            <text:p>0.591510258</text:p>
          </table:table-cell>
          <table:table-cell office:value-type="float" office:value="79" calcext:value-type="float">
            <text:p>79</text:p>
          </table:table-cell>
          <table:table-cell table:formula="of:=[.A80]*12" office:value-type="float" office:value="7.098123096" calcext:value-type="float">
            <text:p>7.098123096</text:p>
          </table:table-cell>
          <table:table-cell table:number-columns-repeated="6"/>
        </table:table-row>
        <table:table-row table:style-name="ro1">
          <table:table-cell office:value-type="float" office:value="0.590984267" calcext:value-type="float">
            <text:p>0.590984267</text:p>
          </table:table-cell>
          <table:table-cell office:value-type="float" office:value="80" calcext:value-type="float">
            <text:p>80</text:p>
          </table:table-cell>
          <table:table-cell table:formula="of:=[.A81]*12" office:value-type="float" office:value="7.091811204" calcext:value-type="float">
            <text:p>7.091811204</text:p>
          </table:table-cell>
          <table:table-cell table:number-columns-repeated="6"/>
        </table:table-row>
        <table:table-row table:style-name="ro1">
          <table:table-cell office:value-type="float" office:value="0.592132016" calcext:value-type="float">
            <text:p>0.592132016</text:p>
          </table:table-cell>
          <table:table-cell office:value-type="float" office:value="81" calcext:value-type="float">
            <text:p>81</text:p>
          </table:table-cell>
          <table:table-cell table:formula="of:=[.A82]*12" office:value-type="float" office:value="7.105584192" calcext:value-type="float">
            <text:p>7.105584192</text:p>
          </table:table-cell>
          <table:table-cell table:number-columns-repeated="6"/>
        </table:table-row>
        <table:table-row table:style-name="ro1">
          <table:table-cell office:value-type="float" office:value="0.591259818" calcext:value-type="float">
            <text:p>0.591259818</text:p>
          </table:table-cell>
          <table:table-cell office:value-type="float" office:value="82" calcext:value-type="float">
            <text:p>82</text:p>
          </table:table-cell>
          <table:table-cell table:formula="of:=[.A83]*12" office:value-type="float" office:value="7.095117816" calcext:value-type="float">
            <text:p>7.095117816</text:p>
          </table:table-cell>
          <table:table-cell table:number-columns-repeated="6"/>
        </table:table-row>
        <table:table-row table:style-name="ro1">
          <table:table-cell office:value-type="float" office:value="0.591513982" calcext:value-type="float">
            <text:p>0.591513982</text:p>
          </table:table-cell>
          <table:table-cell office:value-type="float" office:value="83" calcext:value-type="float">
            <text:p>83</text:p>
          </table:table-cell>
          <table:table-cell table:formula="of:=[.A84]*12" office:value-type="float" office:value="7.098167784" calcext:value-type="float">
            <text:p>7.098167784</text:p>
          </table:table-cell>
          <table:table-cell table:number-columns-repeated="6"/>
        </table:table-row>
        <table:table-row table:style-name="ro1">
          <table:table-cell office:value-type="float" office:value="0.592293249" calcext:value-type="float">
            <text:p>0.592293249</text:p>
          </table:table-cell>
          <table:table-cell office:value-type="float" office:value="84" calcext:value-type="float">
            <text:p>84</text:p>
          </table:table-cell>
          <table:table-cell table:formula="of:=[.A85]*12" office:value-type="float" office:value="7.107518988" calcext:value-type="float">
            <text:p>7.107518988</text:p>
          </table:table-cell>
          <table:table-cell table:number-columns-repeated="6"/>
        </table:table-row>
        <table:table-row table:style-name="ro1">
          <table:table-cell office:value-type="float" office:value="0.591799321" calcext:value-type="float">
            <text:p>0.591799321</text:p>
          </table:table-cell>
          <table:table-cell office:value-type="float" office:value="85" calcext:value-type="float">
            <text:p>85</text:p>
          </table:table-cell>
          <table:table-cell table:formula="of:=[.A86]*12" office:value-type="float" office:value="7.101591852" calcext:value-type="float">
            <text:p>7.101591852</text:p>
          </table:table-cell>
          <table:table-cell table:number-columns-repeated="6"/>
        </table:table-row>
        <table:table-row table:style-name="ro1">
          <table:table-cell office:value-type="float" office:value="0.591439029" calcext:value-type="float">
            <text:p>0.591439029</text:p>
          </table:table-cell>
          <table:table-cell office:value-type="float" office:value="86" calcext:value-type="float">
            <text:p>86</text:p>
          </table:table-cell>
          <table:table-cell table:formula="of:=[.A87]*12" office:value-type="float" office:value="7.097268348" calcext:value-type="float">
            <text:p>7.097268348</text:p>
          </table:table-cell>
          <table:table-cell table:number-columns-repeated="6"/>
        </table:table-row>
        <table:table-row table:style-name="ro1">
          <table:table-cell office:value-type="float" office:value="0.592193438" calcext:value-type="float">
            <text:p>0.592193438</text:p>
          </table:table-cell>
          <table:table-cell office:value-type="float" office:value="87" calcext:value-type="float">
            <text:p>87</text:p>
          </table:table-cell>
          <table:table-cell table:formula="of:=[.A88]*12" office:value-type="float" office:value="7.106321256" calcext:value-type="float">
            <text:p>7.106321256</text:p>
          </table:table-cell>
          <table:table-cell table:number-columns-repeated="6"/>
        </table:table-row>
        <table:table-row table:style-name="ro1">
          <table:table-cell office:value-type="float" office:value="0.591515511" calcext:value-type="float">
            <text:p>0.591515511</text:p>
          </table:table-cell>
          <table:table-cell office:value-type="float" office:value="88" calcext:value-type="float">
            <text:p>88</text:p>
          </table:table-cell>
          <table:table-cell table:formula="of:=[.A89]*12" office:value-type="float" office:value="7.098186132" calcext:value-type="float">
            <text:p>7.098186132</text:p>
          </table:table-cell>
          <table:table-cell table:number-columns-repeated="6"/>
        </table:table-row>
        <table:table-row table:style-name="ro1">
          <table:table-cell office:value-type="float" office:value="0.592428606" calcext:value-type="float">
            <text:p>0.592428606</text:p>
          </table:table-cell>
          <table:table-cell office:value-type="float" office:value="89" calcext:value-type="float">
            <text:p>89</text:p>
          </table:table-cell>
          <table:table-cell table:formula="of:=[.A90]*12" office:value-type="float" office:value="7.109143272" calcext:value-type="float">
            <text:p>7.109143272</text:p>
          </table:table-cell>
          <table:table-cell table:number-columns-repeated="6"/>
        </table:table-row>
        <table:table-row table:style-name="ro1">
          <table:table-cell office:value-type="float" office:value="0.591421102" calcext:value-type="float">
            <text:p>0.591421102</text:p>
          </table:table-cell>
          <table:table-cell office:value-type="float" office:value="90" calcext:value-type="float">
            <text:p>90</text:p>
          </table:table-cell>
          <table:table-cell table:formula="of:=[.A91]*12" office:value-type="float" office:value="7.097053224" calcext:value-type="float">
            <text:p>7.097053224</text:p>
          </table:table-cell>
          <table:table-cell table:number-columns-repeated="6"/>
        </table:table-row>
        <table:table-row table:style-name="ro1">
          <table:table-cell office:value-type="float" office:value="0.591542692" calcext:value-type="float">
            <text:p>0.591542692</text:p>
          </table:table-cell>
          <table:table-cell office:value-type="float" office:value="91" calcext:value-type="float">
            <text:p>91</text:p>
          </table:table-cell>
          <table:table-cell table:formula="of:=[.A92]*12" office:value-type="float" office:value="7.098512304" calcext:value-type="float">
            <text:p>7.098512304</text:p>
          </table:table-cell>
          <table:table-cell table:number-columns-repeated="6"/>
        </table:table-row>
        <table:table-row table:style-name="ro1">
          <table:table-cell office:value-type="float" office:value="0.591725253" calcext:value-type="float">
            <text:p>0.591725253</text:p>
          </table:table-cell>
          <table:table-cell office:value-type="float" office:value="92" calcext:value-type="float">
            <text:p>92</text:p>
          </table:table-cell>
          <table:table-cell table:formula="of:=[.A93]*12" office:value-type="float" office:value="7.100703036" calcext:value-type="float">
            <text:p>7.100703036</text:p>
          </table:table-cell>
          <table:table-cell table:number-columns-repeated="6"/>
        </table:table-row>
        <table:table-row table:style-name="ro1">
          <table:table-cell office:value-type="float" office:value="0.591695515" calcext:value-type="float">
            <text:p>0.591695515</text:p>
          </table:table-cell>
          <table:table-cell office:value-type="float" office:value="93" calcext:value-type="float">
            <text:p>93</text:p>
          </table:table-cell>
          <table:table-cell table:formula="of:=[.A94]*12" office:value-type="float" office:value="7.10034618" calcext:value-type="float">
            <text:p>7.10034618</text:p>
          </table:table-cell>
          <table:table-cell table:number-columns-repeated="6"/>
        </table:table-row>
        <table:table-row table:style-name="ro1">
          <table:table-cell office:value-type="float" office:value="0.592267151" calcext:value-type="float">
            <text:p>0.592267151</text:p>
          </table:table-cell>
          <table:table-cell office:value-type="float" office:value="94" calcext:value-type="float">
            <text:p>94</text:p>
          </table:table-cell>
          <table:table-cell table:formula="of:=[.A95]*12" office:value-type="float" office:value="7.107205812" calcext:value-type="float">
            <text:p>7.107205812</text:p>
          </table:table-cell>
          <table:table-cell table:number-columns-repeated="6"/>
        </table:table-row>
        <table:table-row table:style-name="ro1">
          <table:table-cell office:value-type="float" office:value="0.591504512" calcext:value-type="float">
            <text:p>0.591504512</text:p>
          </table:table-cell>
          <table:table-cell office:value-type="float" office:value="95" calcext:value-type="float">
            <text:p>95</text:p>
          </table:table-cell>
          <table:table-cell table:formula="of:=[.A96]*12" office:value-type="float" office:value="7.098054144" calcext:value-type="float">
            <text:p>7.098054144</text:p>
          </table:table-cell>
          <table:table-cell table:number-columns-repeated="6"/>
        </table:table-row>
        <table:table-row table:style-name="ro1">
          <table:table-cell office:value-type="float" office:value="0.592157297" calcext:value-type="float">
            <text:p>0.592157297</text:p>
          </table:table-cell>
          <table:table-cell office:value-type="float" office:value="96" calcext:value-type="float">
            <text:p>96</text:p>
          </table:table-cell>
          <table:table-cell table:formula="of:=[.A97]*12" office:value-type="float" office:value="7.105887564" calcext:value-type="float">
            <text:p>7.105887564</text:p>
          </table:table-cell>
          <table:table-cell table:number-columns-repeated="6"/>
        </table:table-row>
        <table:table-row table:style-name="ro1">
          <table:table-cell office:value-type="float" office:value="0.591658986" calcext:value-type="float">
            <text:p>0.591658986</text:p>
          </table:table-cell>
          <table:table-cell office:value-type="float" office:value="97" calcext:value-type="float">
            <text:p>97</text:p>
          </table:table-cell>
          <table:table-cell table:formula="of:=[.A98]*12" office:value-type="float" office:value="7.099907832" calcext:value-type="float">
            <text:p>7.099907832</text:p>
          </table:table-cell>
          <table:table-cell table:number-columns-repeated="6"/>
        </table:table-row>
        <table:table-row table:style-name="ro1">
          <table:table-cell office:value-type="float" office:value="0.591536359" calcext:value-type="float">
            <text:p>0.591536359</text:p>
          </table:table-cell>
          <table:table-cell office:value-type="float" office:value="98" calcext:value-type="float">
            <text:p>98</text:p>
          </table:table-cell>
          <table:table-cell table:formula="of:=[.A99]*12" office:value-type="float" office:value="7.098436308" calcext:value-type="float">
            <text:p>7.098436308</text:p>
          </table:table-cell>
          <table:table-cell table:number-columns-repeated="6"/>
        </table:table-row>
        <table:table-row table:style-name="ro1">
          <table:table-cell office:value-type="float" office:value="0.591712888" calcext:value-type="float">
            <text:p>0.591712888</text:p>
          </table:table-cell>
          <table:table-cell office:value-type="float" office:value="99" calcext:value-type="float">
            <text:p>99</text:p>
          </table:table-cell>
          <table:table-cell table:formula="of:=[.A100]*12" office:value-type="float" office:value="7.100554656" calcext:value-type="float">
            <text:p>7.100554656</text:p>
          </table:table-cell>
          <table:table-cell table:number-columns-repeated="6"/>
        </table:table-row>
        <table:table-row table:style-name="ro1">
          <table:table-cell office:value-type="float" office:value="0.592283116" calcext:value-type="float">
            <text:p>0.592283116</text:p>
          </table:table-cell>
          <table:table-cell office:value-type="float" office:value="100" calcext:value-type="float">
            <text:p>100</text:p>
          </table:table-cell>
          <table:table-cell table:formula="of:=[.A101]*12" office:value-type="float" office:value="7.107397392" calcext:value-type="float">
            <text:p>7.107397392</text:p>
          </table:table-cell>
          <table:table-cell table:number-columns-repeated="6"/>
        </table:table-row>
        <table:table-row table:style-name="ro1">
          <table:table-cell office:value-type="float" office:value="0.591873915" calcext:value-type="float">
            <text:p>0.591873915</text:p>
          </table:table-cell>
          <table:table-cell office:value-type="float" office:value="101" calcext:value-type="float">
            <text:p>101</text:p>
          </table:table-cell>
          <table:table-cell table:formula="of:=[.A102]*12" office:value-type="float" office:value="7.10248698" calcext:value-type="float">
            <text:p>7.10248698</text:p>
          </table:table-cell>
          <table:table-cell table:number-columns-repeated="6"/>
        </table:table-row>
        <table:table-row table:style-name="ro1">
          <table:table-cell office:value-type="float" office:value="0.592226031" calcext:value-type="float">
            <text:p>0.592226031</text:p>
          </table:table-cell>
          <table:table-cell office:value-type="float" office:value="102" calcext:value-type="float">
            <text:p>102</text:p>
          </table:table-cell>
          <table:table-cell table:formula="of:=[.A103]*12" office:value-type="float" office:value="7.106712372" calcext:value-type="float">
            <text:p>7.106712372</text:p>
          </table:table-cell>
          <table:table-cell table:number-columns-repeated="6"/>
        </table:table-row>
        <table:table-row table:style-name="ro1">
          <table:table-cell office:value-type="float" office:value="0.591417578" calcext:value-type="float">
            <text:p>0.591417578</text:p>
          </table:table-cell>
          <table:table-cell office:value-type="float" office:value="103" calcext:value-type="float">
            <text:p>103</text:p>
          </table:table-cell>
          <table:table-cell table:formula="of:=[.A104]*12" office:value-type="float" office:value="7.097010936" calcext:value-type="float">
            <text:p>7.097010936</text:p>
          </table:table-cell>
          <table:table-cell table:number-columns-repeated="6"/>
        </table:table-row>
        <table:table-row table:style-name="ro1">
          <table:table-cell office:value-type="float" office:value="0.592631794" calcext:value-type="float">
            <text:p>0.592631794</text:p>
          </table:table-cell>
          <table:table-cell office:value-type="float" office:value="104" calcext:value-type="float">
            <text:p>104</text:p>
          </table:table-cell>
          <table:table-cell table:formula="of:=[.A105]*12" office:value-type="float" office:value="7.111581528" calcext:value-type="float">
            <text:p>7.111581528</text:p>
          </table:table-cell>
          <table:table-cell table:number-columns-repeated="6"/>
        </table:table-row>
        <table:table-row table:style-name="ro1">
          <table:table-cell office:value-type="float" office:value="0.59091198" calcext:value-type="float">
            <text:p>0.59091198</text:p>
          </table:table-cell>
          <table:table-cell office:value-type="float" office:value="105" calcext:value-type="float">
            <text:p>105</text:p>
          </table:table-cell>
          <table:table-cell table:formula="of:=[.A106]*12" office:value-type="float" office:value="7.09094376" calcext:value-type="float">
            <text:p>7.09094376</text:p>
          </table:table-cell>
          <table:table-cell table:number-columns-repeated="6"/>
        </table:table-row>
        <table:table-row table:style-name="ro1">
          <table:table-cell office:value-type="float" office:value="0.592285172" calcext:value-type="float">
            <text:p>0.592285172</text:p>
          </table:table-cell>
          <table:table-cell office:value-type="float" office:value="106" calcext:value-type="float">
            <text:p>106</text:p>
          </table:table-cell>
          <table:table-cell table:formula="of:=[.A107]*12" office:value-type="float" office:value="7.107422064" calcext:value-type="float">
            <text:p>7.107422064</text:p>
          </table:table-cell>
          <table:table-cell table:number-columns-repeated="6"/>
        </table:table-row>
        <table:table-row table:style-name="ro1">
          <table:table-cell office:value-type="float" office:value="0.591647261" calcext:value-type="float">
            <text:p>0.591647261</text:p>
          </table:table-cell>
          <table:table-cell office:value-type="float" office:value="107" calcext:value-type="float">
            <text:p>107</text:p>
          </table:table-cell>
          <table:table-cell table:formula="of:=[.A108]*12" office:value-type="float" office:value="7.099767132" calcext:value-type="float">
            <text:p>7.099767132</text:p>
          </table:table-cell>
          <table:table-cell table:number-columns-repeated="6"/>
        </table:table-row>
        <table:table-row table:style-name="ro1">
          <table:table-cell office:value-type="float" office:value="0.592003454" calcext:value-type="float">
            <text:p>0.592003454</text:p>
          </table:table-cell>
          <table:table-cell office:value-type="float" office:value="108" calcext:value-type="float">
            <text:p>108</text:p>
          </table:table-cell>
          <table:table-cell table:formula="of:=[.A109]*12" office:value-type="float" office:value="7.104041448" calcext:value-type="float">
            <text:p>7.104041448</text:p>
          </table:table-cell>
          <table:table-cell table:number-columns-repeated="6"/>
        </table:table-row>
        <table:table-row table:style-name="ro1">
          <table:table-cell office:value-type="float" office:value="0.591920968" calcext:value-type="float">
            <text:p>0.591920968</text:p>
          </table:table-cell>
          <table:table-cell office:value-type="float" office:value="109" calcext:value-type="float">
            <text:p>109</text:p>
          </table:table-cell>
          <table:table-cell table:formula="of:=[.A110]*12" office:value-type="float" office:value="7.103051616" calcext:value-type="float">
            <text:p>7.103051616</text:p>
          </table:table-cell>
          <table:table-cell table:number-columns-repeated="6"/>
        </table:table-row>
        <table:table-row table:style-name="ro1">
          <table:table-cell office:value-type="float" office:value="0.592529175" calcext:value-type="float">
            <text:p>0.592529175</text:p>
          </table:table-cell>
          <table:table-cell office:value-type="float" office:value="110" calcext:value-type="float">
            <text:p>110</text:p>
          </table:table-cell>
          <table:table-cell table:formula="of:=[.A111]*12" office:value-type="float" office:value="7.1103501" calcext:value-type="float">
            <text:p>7.1103501</text:p>
          </table:table-cell>
          <table:table-cell table:number-columns-repeated="6"/>
        </table:table-row>
        <table:table-row table:style-name="ro1">
          <table:table-cell office:value-type="float" office:value="0.591495839" calcext:value-type="float">
            <text:p>0.591495839</text:p>
          </table:table-cell>
          <table:table-cell office:value-type="float" office:value="111" calcext:value-type="float">
            <text:p>111</text:p>
          </table:table-cell>
          <table:table-cell table:formula="of:=[.A112]*12" office:value-type="float" office:value="7.097950068" calcext:value-type="float">
            <text:p>7.097950068</text:p>
          </table:table-cell>
          <table:table-cell table:number-columns-repeated="6"/>
        </table:table-row>
        <table:table-row table:style-name="ro1">
          <table:table-cell office:value-type="float" office:value="0.593047724" calcext:value-type="float">
            <text:p>0.593047724</text:p>
          </table:table-cell>
          <table:table-cell office:value-type="float" office:value="112" calcext:value-type="float">
            <text:p>112</text:p>
          </table:table-cell>
          <table:table-cell table:formula="of:=[.A113]*12" office:value-type="float" office:value="7.116572688" calcext:value-type="float">
            <text:p>7.116572688</text:p>
          </table:table-cell>
          <table:table-cell table:number-columns-repeated="6"/>
        </table:table-row>
        <table:table-row table:style-name="ro1">
          <table:table-cell office:value-type="float" office:value="0.591032042" calcext:value-type="float">
            <text:p>0.591032042</text:p>
          </table:table-cell>
          <table:table-cell office:value-type="float" office:value="113" calcext:value-type="float">
            <text:p>113</text:p>
          </table:table-cell>
          <table:table-cell table:formula="of:=[.A114]*12" office:value-type="float" office:value="7.092384504" calcext:value-type="float">
            <text:p>7.092384504</text:p>
          </table:table-cell>
          <table:table-cell table:number-columns-repeated="6"/>
        </table:table-row>
        <table:table-row table:style-name="ro1">
          <table:table-cell office:value-type="float" office:value="0.591560893" calcext:value-type="float">
            <text:p>0.591560893</text:p>
          </table:table-cell>
          <table:table-cell office:value-type="float" office:value="114" calcext:value-type="float">
            <text:p>114</text:p>
          </table:table-cell>
          <table:table-cell table:formula="of:=[.A115]*12" office:value-type="float" office:value="7.098730716" calcext:value-type="float">
            <text:p>7.098730716</text:p>
          </table:table-cell>
          <table:table-cell table:number-columns-repeated="6"/>
        </table:table-row>
        <table:table-row table:style-name="ro1">
          <table:table-cell office:value-type="float" office:value="0.590953471" calcext:value-type="float">
            <text:p>0.590953471</text:p>
          </table:table-cell>
          <table:table-cell office:value-type="float" office:value="115" calcext:value-type="float">
            <text:p>115</text:p>
          </table:table-cell>
          <table:table-cell table:formula="of:=[.A116]*12" office:value-type="float" office:value="7.091441652" calcext:value-type="float">
            <text:p>7.091441652</text:p>
          </table:table-cell>
          <table:table-cell table:number-columns-repeated="6"/>
        </table:table-row>
        <table:table-row table:style-name="ro1">
          <table:table-cell office:value-type="float" office:value="0.592745981" calcext:value-type="float">
            <text:p>0.592745981</text:p>
          </table:table-cell>
          <table:table-cell office:value-type="float" office:value="116" calcext:value-type="float">
            <text:p>116</text:p>
          </table:table-cell>
          <table:table-cell table:formula="of:=[.A117]*12" office:value-type="float" office:value="7.112951772" calcext:value-type="float">
            <text:p>7.112951772</text:p>
          </table:table-cell>
          <table:table-cell table:number-columns-repeated="6"/>
        </table:table-row>
        <table:table-row table:style-name="ro1">
          <table:table-cell office:value-type="float" office:value="0.591886967" calcext:value-type="float">
            <text:p>0.591886967</text:p>
          </table:table-cell>
          <table:table-cell office:value-type="float" office:value="117" calcext:value-type="float">
            <text:p>117</text:p>
          </table:table-cell>
          <table:table-cell table:formula="of:=[.A118]*12" office:value-type="float" office:value="7.102643604" calcext:value-type="float">
            <text:p>7.102643604</text:p>
          </table:table-cell>
          <table:table-cell table:number-columns-repeated="6"/>
        </table:table-row>
        <table:table-row table:style-name="ro1">
          <table:table-cell office:value-type="float" office:value="0.591893459" calcext:value-type="float">
            <text:p>0.591893459</text:p>
          </table:table-cell>
          <table:table-cell office:value-type="float" office:value="118" calcext:value-type="float">
            <text:p>118</text:p>
          </table:table-cell>
          <table:table-cell table:formula="of:=[.A119]*12" office:value-type="float" office:value="7.102721508" calcext:value-type="float">
            <text:p>7.102721508</text:p>
          </table:table-cell>
          <table:table-cell table:number-columns-repeated="6"/>
        </table:table-row>
        <table:table-row table:style-name="ro1">
          <table:table-cell office:value-type="float" office:value="0.591961928" calcext:value-type="float">
            <text:p>0.591961928</text:p>
          </table:table-cell>
          <table:table-cell office:value-type="float" office:value="119" calcext:value-type="float">
            <text:p>119</text:p>
          </table:table-cell>
          <table:table-cell table:formula="of:=[.A120]*12" office:value-type="float" office:value="7.103543136" calcext:value-type="float">
            <text:p>7.103543136</text:p>
          </table:table-cell>
          <table:table-cell table:number-columns-repeated="6"/>
        </table:table-row>
        <table:table-row table:style-name="ro1">
          <table:table-cell office:value-type="float" office:value="0.591834747" calcext:value-type="float">
            <text:p>0.591834747</text:p>
          </table:table-cell>
          <table:table-cell office:value-type="float" office:value="120" calcext:value-type="float">
            <text:p>120</text:p>
          </table:table-cell>
          <table:table-cell table:formula="of:=[.A121]*12" office:value-type="float" office:value="7.102016964" calcext:value-type="float">
            <text:p>7.102016964</text:p>
          </table:table-cell>
          <table:table-cell table:number-columns-repeated="6"/>
        </table:table-row>
        <table:table-row table:style-name="ro1">
          <table:table-cell office:value-type="float" office:value="0.591779677" calcext:value-type="float">
            <text:p>0.591779677</text:p>
          </table:table-cell>
          <table:table-cell office:value-type="float" office:value="121" calcext:value-type="float">
            <text:p>121</text:p>
          </table:table-cell>
          <table:table-cell table:formula="of:=[.A122]*12" office:value-type="float" office:value="7.101356124" calcext:value-type="float">
            <text:p>7.101356124</text:p>
          </table:table-cell>
          <table:table-cell table:number-columns-repeated="6"/>
        </table:table-row>
        <table:table-row table:style-name="ro1">
          <table:table-cell office:value-type="float" office:value="0.600041108" calcext:value-type="float">
            <text:p>0.600041108</text:p>
          </table:table-cell>
          <table:table-cell office:value-type="float" office:value="122" calcext:value-type="float">
            <text:p>122</text:p>
          </table:table-cell>
          <table:table-cell table:formula="of:=[.A123]*12" office:value-type="float" office:value="7.200493296" calcext:value-type="float">
            <text:p>7.200493296</text:p>
          </table:table-cell>
          <table:table-cell table:number-columns-repeated="6"/>
        </table:table-row>
        <table:table-row table:style-name="ro1">
          <table:table-cell office:value-type="float" office:value="0.619882646" calcext:value-type="float">
            <text:p>0.619882646</text:p>
          </table:table-cell>
          <table:table-cell office:value-type="float" office:value="123" calcext:value-type="float">
            <text:p>123</text:p>
          </table:table-cell>
          <table:table-cell table:formula="of:=[.A124]*12" office:value-type="float" office:value="7.438591752" calcext:value-type="float">
            <text:p>7.438591752</text:p>
          </table:table-cell>
          <table:table-cell table:number-columns-repeated="6"/>
        </table:table-row>
        <table:table-row table:style-name="ro1">
          <table:table-cell office:value-type="float" office:value="0.596626859" calcext:value-type="float">
            <text:p>0.596626859</text:p>
          </table:table-cell>
          <table:table-cell office:value-type="float" office:value="124" calcext:value-type="float">
            <text:p>124</text:p>
          </table:table-cell>
          <table:table-cell table:formula="of:=[.A125]*12" office:value-type="float" office:value="7.159522308" calcext:value-type="float">
            <text:p>7.159522308</text:p>
          </table:table-cell>
          <table:table-cell table:number-columns-repeated="6"/>
        </table:table-row>
        <table:table-row table:style-name="ro1">
          <table:table-cell office:value-type="float" office:value="0.591494597" calcext:value-type="float">
            <text:p>0.591494597</text:p>
          </table:table-cell>
          <table:table-cell office:value-type="float" office:value="125" calcext:value-type="float">
            <text:p>125</text:p>
          </table:table-cell>
          <table:table-cell table:formula="of:=[.A126]*12" office:value-type="float" office:value="7.097935164" calcext:value-type="float">
            <text:p>7.097935164</text:p>
          </table:table-cell>
          <table:table-cell table:number-columns-repeated="6"/>
        </table:table-row>
        <table:table-row table:style-name="ro1">
          <table:table-cell office:value-type="float" office:value="0.592541026" calcext:value-type="float">
            <text:p>0.592541026</text:p>
          </table:table-cell>
          <table:table-cell office:value-type="float" office:value="126" calcext:value-type="float">
            <text:p>126</text:p>
          </table:table-cell>
          <table:table-cell table:formula="of:=[.A127]*12" office:value-type="float" office:value="7.110492312" calcext:value-type="float">
            <text:p>7.110492312</text:p>
          </table:table-cell>
          <table:table-cell table:number-columns-repeated="6"/>
        </table:table-row>
        <table:table-row table:style-name="ro1">
          <table:table-cell office:value-type="float" office:value="0.591997712" calcext:value-type="float">
            <text:p>0.591997712</text:p>
          </table:table-cell>
          <table:table-cell office:value-type="float" office:value="127" calcext:value-type="float">
            <text:p>127</text:p>
          </table:table-cell>
          <table:table-cell table:formula="of:=[.A128]*12" office:value-type="float" office:value="7.103972544" calcext:value-type="float">
            <text:p>7.103972544</text:p>
          </table:table-cell>
          <table:table-cell table:number-columns-repeated="6"/>
        </table:table-row>
        <table:table-row table:style-name="ro1">
          <table:table-cell office:value-type="float" office:value="0.591270462" calcext:value-type="float">
            <text:p>0.591270462</text:p>
          </table:table-cell>
          <table:table-cell office:value-type="float" office:value="128" calcext:value-type="float">
            <text:p>128</text:p>
          </table:table-cell>
          <table:table-cell table:formula="of:=[.A129]*12" office:value-type="float" office:value="7.095245544" calcext:value-type="float">
            <text:p>7.095245544</text:p>
          </table:table-cell>
          <table:table-cell table:number-columns-repeated="6"/>
        </table:table-row>
        <table:table-row table:style-name="ro1">
          <table:table-cell office:value-type="float" office:value="0.5922472" calcext:value-type="float">
            <text:p>0.5922472</text:p>
          </table:table-cell>
          <table:table-cell office:value-type="float" office:value="129" calcext:value-type="float">
            <text:p>129</text:p>
          </table:table-cell>
          <table:table-cell table:formula="of:=[.A130]*12" office:value-type="float" office:value="7.1069664" calcext:value-type="float">
            <text:p>7.1069664</text:p>
          </table:table-cell>
          <table:table-cell table:number-columns-repeated="6"/>
        </table:table-row>
        <table:table-row table:style-name="ro1">
          <table:table-cell office:value-type="float" office:value="0.591935963" calcext:value-type="float">
            <text:p>0.591935963</text:p>
          </table:table-cell>
          <table:table-cell office:value-type="float" office:value="130" calcext:value-type="float">
            <text:p>130</text:p>
          </table:table-cell>
          <table:table-cell table:formula="of:=[.A131]*12" office:value-type="float" office:value="7.103231556" calcext:value-type="float">
            <text:p>7.103231556</text:p>
          </table:table-cell>
          <table:table-cell table:number-columns-repeated="6"/>
        </table:table-row>
        <table:table-row table:style-name="ro1">
          <table:table-cell office:value-type="float" office:value="0.591714201" calcext:value-type="float">
            <text:p>0.591714201</text:p>
          </table:table-cell>
          <table:table-cell office:value-type="float" office:value="131" calcext:value-type="float">
            <text:p>131</text:p>
          </table:table-cell>
          <table:table-cell table:formula="of:=[.A132]*12" office:value-type="float" office:value="7.100570412" calcext:value-type="float">
            <text:p>7.100570412</text:p>
          </table:table-cell>
          <table:table-cell table:number-columns-repeated="6"/>
        </table:table-row>
        <table:table-row table:style-name="ro1">
          <table:table-cell office:value-type="float" office:value="0.591615862" calcext:value-type="float">
            <text:p>0.591615862</text:p>
          </table:table-cell>
          <table:table-cell office:value-type="float" office:value="132" calcext:value-type="float">
            <text:p>132</text:p>
          </table:table-cell>
          <table:table-cell table:formula="of:=[.A133]*12" office:value-type="float" office:value="7.099390344" calcext:value-type="float">
            <text:p>7.099390344</text:p>
          </table:table-cell>
          <table:table-cell table:number-columns-repeated="6"/>
        </table:table-row>
        <table:table-row table:style-name="ro1">
          <table:table-cell office:value-type="float" office:value="0.591488315" calcext:value-type="float">
            <text:p>0.591488315</text:p>
          </table:table-cell>
          <table:table-cell office:value-type="float" office:value="133" calcext:value-type="float">
            <text:p>133</text:p>
          </table:table-cell>
          <table:table-cell table:formula="of:=[.A134]*12" office:value-type="float" office:value="7.09785978" calcext:value-type="float">
            <text:p>7.09785978</text:p>
          </table:table-cell>
          <table:table-cell table:number-columns-repeated="6"/>
        </table:table-row>
        <table:table-row table:style-name="ro1">
          <table:table-cell office:value-type="float" office:value="0.591715392" calcext:value-type="float">
            <text:p>0.591715392</text:p>
          </table:table-cell>
          <table:table-cell office:value-type="float" office:value="134" calcext:value-type="float">
            <text:p>134</text:p>
          </table:table-cell>
          <table:table-cell table:formula="of:=[.A135]*12" office:value-type="float" office:value="7.100584704" calcext:value-type="float">
            <text:p>7.100584704</text:p>
          </table:table-cell>
          <table:table-cell table:number-columns-repeated="6"/>
        </table:table-row>
        <table:table-row table:style-name="ro1">
          <table:table-cell office:value-type="float" office:value="0.591415759" calcext:value-type="float">
            <text:p>0.591415759</text:p>
          </table:table-cell>
          <table:table-cell office:value-type="float" office:value="135" calcext:value-type="float">
            <text:p>135</text:p>
          </table:table-cell>
          <table:table-cell table:formula="of:=[.A136]*12" office:value-type="float" office:value="7.096989108" calcext:value-type="float">
            <text:p>7.096989108</text:p>
          </table:table-cell>
          <table:table-cell table:number-columns-repeated="6"/>
        </table:table-row>
        <table:table-row table:style-name="ro1">
          <table:table-cell office:value-type="float" office:value="0.591453444" calcext:value-type="float">
            <text:p>0.591453444</text:p>
          </table:table-cell>
          <table:table-cell office:value-type="float" office:value="136" calcext:value-type="float">
            <text:p>136</text:p>
          </table:table-cell>
          <table:table-cell table:formula="of:=[.A137]*12" office:value-type="float" office:value="7.097441328" calcext:value-type="float">
            <text:p>7.097441328</text:p>
          </table:table-cell>
          <table:table-cell table:number-columns-repeated="6"/>
        </table:table-row>
        <table:table-row table:style-name="ro1">
          <table:table-cell office:value-type="float" office:value="0.591593765" calcext:value-type="float">
            <text:p>0.591593765</text:p>
          </table:table-cell>
          <table:table-cell office:value-type="float" office:value="137" calcext:value-type="float">
            <text:p>137</text:p>
          </table:table-cell>
          <table:table-cell table:formula="of:=[.A138]*12" office:value-type="float" office:value="7.09912518" calcext:value-type="float">
            <text:p>7.09912518</text:p>
          </table:table-cell>
          <table:table-cell table:number-columns-repeated="6"/>
        </table:table-row>
        <table:table-row table:style-name="ro1">
          <table:table-cell office:value-type="float" office:value="0.592480495" calcext:value-type="float">
            <text:p>0.592480495</text:p>
          </table:table-cell>
          <table:table-cell office:value-type="float" office:value="138" calcext:value-type="float">
            <text:p>138</text:p>
          </table:table-cell>
          <table:table-cell table:formula="of:=[.A139]*12" office:value-type="float" office:value="7.10976594" calcext:value-type="float">
            <text:p>7.10976594</text:p>
          </table:table-cell>
          <table:table-cell table:number-columns-repeated="6"/>
        </table:table-row>
        <table:table-row table:style-name="ro1">
          <table:table-cell office:value-type="float" office:value="0.591755481" calcext:value-type="float">
            <text:p>0.591755481</text:p>
          </table:table-cell>
          <table:table-cell office:value-type="float" office:value="139" calcext:value-type="float">
            <text:p>139</text:p>
          </table:table-cell>
          <table:table-cell table:formula="of:=[.A140]*12" office:value-type="float" office:value="7.101065772" calcext:value-type="float">
            <text:p>7.101065772</text:p>
          </table:table-cell>
          <table:table-cell table:number-columns-repeated="6"/>
        </table:table-row>
        <table:table-row table:style-name="ro1">
          <table:table-cell office:value-type="float" office:value="0.591413075" calcext:value-type="float">
            <text:p>0.591413075</text:p>
          </table:table-cell>
          <table:table-cell office:value-type="float" office:value="140" calcext:value-type="float">
            <text:p>140</text:p>
          </table:table-cell>
          <table:table-cell table:formula="of:=[.A141]*12" office:value-type="float" office:value="7.0969569" calcext:value-type="float">
            <text:p>7.0969569</text:p>
          </table:table-cell>
          <table:table-cell table:number-columns-repeated="6"/>
        </table:table-row>
        <table:table-row table:style-name="ro1">
          <table:table-cell office:value-type="float" office:value="0.591894635" calcext:value-type="float">
            <text:p>0.591894635</text:p>
          </table:table-cell>
          <table:table-cell office:value-type="float" office:value="141" calcext:value-type="float">
            <text:p>141</text:p>
          </table:table-cell>
          <table:table-cell table:formula="of:=[.A142]*12" office:value-type="float" office:value="7.10273562" calcext:value-type="float">
            <text:p>7.10273562</text:p>
          </table:table-cell>
          <table:table-cell table:number-columns-repeated="6"/>
        </table:table-row>
        <table:table-row table:style-name="ro1">
          <table:table-cell office:value-type="float" office:value="0.591666473" calcext:value-type="float">
            <text:p>0.591666473</text:p>
          </table:table-cell>
          <table:table-cell office:value-type="float" office:value="142" calcext:value-type="float">
            <text:p>142</text:p>
          </table:table-cell>
          <table:table-cell table:formula="of:=[.A143]*12" office:value-type="float" office:value="7.099997676" calcext:value-type="float">
            <text:p>7.099997676</text:p>
          </table:table-cell>
          <table:table-cell table:number-columns-repeated="6"/>
        </table:table-row>
        <table:table-row table:style-name="ro1">
          <table:table-cell office:value-type="float" office:value="0.591227997" calcext:value-type="float">
            <text:p>0.591227997</text:p>
          </table:table-cell>
          <table:table-cell office:value-type="float" office:value="143" calcext:value-type="float">
            <text:p>143</text:p>
          </table:table-cell>
          <table:table-cell table:formula="of:=[.A144]*12" office:value-type="float" office:value="7.094735964" calcext:value-type="float">
            <text:p>7.094735964</text:p>
          </table:table-cell>
          <table:table-cell table:number-columns-repeated="6"/>
        </table:table-row>
        <table:table-row table:style-name="ro1">
          <table:table-cell office:value-type="float" office:value="0.591741906" calcext:value-type="float">
            <text:p>0.591741906</text:p>
          </table:table-cell>
          <table:table-cell office:value-type="float" office:value="144" calcext:value-type="float">
            <text:p>144</text:p>
          </table:table-cell>
          <table:table-cell table:formula="of:=[.A145]*12" office:value-type="float" office:value="7.100902872" calcext:value-type="float">
            <text:p>7.100902872</text:p>
          </table:table-cell>
          <table:table-cell table:number-columns-repeated="6"/>
        </table:table-row>
        <table:table-row table:style-name="ro1">
          <table:table-cell office:value-type="float" office:value="0.592051965" calcext:value-type="float">
            <text:p>0.592051965</text:p>
          </table:table-cell>
          <table:table-cell office:value-type="float" office:value="145" calcext:value-type="float">
            <text:p>145</text:p>
          </table:table-cell>
          <table:table-cell table:formula="of:=[.A146]*12" office:value-type="float" office:value="7.10462358" calcext:value-type="float">
            <text:p>7.10462358</text:p>
          </table:table-cell>
          <table:table-cell table:number-columns-repeated="6"/>
        </table:table-row>
        <table:table-row table:style-name="ro1">
          <table:table-cell office:value-type="float" office:value="0.591358303" calcext:value-type="float">
            <text:p>0.591358303</text:p>
          </table:table-cell>
          <table:table-cell office:value-type="float" office:value="146" calcext:value-type="float">
            <text:p>146</text:p>
          </table:table-cell>
          <table:table-cell table:formula="of:=[.A147]*12" office:value-type="float" office:value="7.096299636" calcext:value-type="float">
            <text:p>7.096299636</text:p>
          </table:table-cell>
          <table:table-cell table:number-columns-repeated="6"/>
        </table:table-row>
        <table:table-row table:style-name="ro1">
          <table:table-cell office:value-type="float" office:value="0.591576677" calcext:value-type="float">
            <text:p>0.591576677</text:p>
          </table:table-cell>
          <table:table-cell office:value-type="float" office:value="147" calcext:value-type="float">
            <text:p>147</text:p>
          </table:table-cell>
          <table:table-cell table:formula="of:=[.A148]*12" office:value-type="float" office:value="7.098920124" calcext:value-type="float">
            <text:p>7.098920124</text:p>
          </table:table-cell>
          <table:table-cell table:number-columns-repeated="6"/>
        </table:table-row>
        <table:table-row table:style-name="ro1">
          <table:table-cell office:value-type="float" office:value="0.592305594" calcext:value-type="float">
            <text:p>0.592305594</text:p>
          </table:table-cell>
          <table:table-cell office:value-type="float" office:value="148" calcext:value-type="float">
            <text:p>148</text:p>
          </table:table-cell>
          <table:table-cell table:formula="of:=[.A149]*12" office:value-type="float" office:value="7.107667128" calcext:value-type="float">
            <text:p>7.107667128</text:p>
          </table:table-cell>
          <table:table-cell table:number-columns-repeated="6"/>
        </table:table-row>
        <table:table-row table:style-name="ro1">
          <table:table-cell office:value-type="float" office:value="0.59299698" calcext:value-type="float">
            <text:p>0.59299698</text:p>
          </table:table-cell>
          <table:table-cell office:value-type="float" office:value="149" calcext:value-type="float">
            <text:p>149</text:p>
          </table:table-cell>
          <table:table-cell table:formula="of:=[.A150]*12" office:value-type="float" office:value="7.11596376" calcext:value-type="float">
            <text:p>7.11596376</text:p>
          </table:table-cell>
          <table:table-cell table:number-columns-repeated="6"/>
        </table:table-row>
        <table:table-row table:style-name="ro1">
          <table:table-cell office:value-type="float" office:value="0.590919433" calcext:value-type="float">
            <text:p>0.590919433</text:p>
          </table:table-cell>
          <table:table-cell office:value-type="float" office:value="150" calcext:value-type="float">
            <text:p>150</text:p>
          </table:table-cell>
          <table:table-cell table:formula="of:=[.A151]*12" office:value-type="float" office:value="7.091033196" calcext:value-type="float">
            <text:p>7.091033196</text:p>
          </table:table-cell>
          <table:table-cell table:number-columns-repeated="6"/>
        </table:table-row>
        <table:table-row table:style-name="ro1">
          <table:table-cell office:value-type="float" office:value="0.593489956" calcext:value-type="float">
            <text:p>0.593489956</text:p>
          </table:table-cell>
          <table:table-cell office:value-type="float" office:value="151" calcext:value-type="float">
            <text:p>151</text:p>
          </table:table-cell>
          <table:table-cell table:formula="of:=[.A152]*12" office:value-type="float" office:value="7.121879472" calcext:value-type="float">
            <text:p>7.121879472</text:p>
          </table:table-cell>
          <table:table-cell table:number-columns-repeated="6"/>
        </table:table-row>
        <table:table-row table:style-name="ro1">
          <table:table-cell office:value-type="float" office:value="0.591578279" calcext:value-type="float">
            <text:p>0.591578279</text:p>
          </table:table-cell>
          <table:table-cell office:value-type="float" office:value="152" calcext:value-type="float">
            <text:p>152</text:p>
          </table:table-cell>
          <table:table-cell table:formula="of:=[.A153]*12" office:value-type="float" office:value="7.098939348" calcext:value-type="float">
            <text:p>7.098939348</text:p>
          </table:table-cell>
          <table:table-cell table:number-columns-repeated="6"/>
        </table:table-row>
        <table:table-row table:style-name="ro1">
          <table:table-cell office:value-type="float" office:value="0.591060372" calcext:value-type="float">
            <text:p>0.591060372</text:p>
          </table:table-cell>
          <table:table-cell office:value-type="float" office:value="153" calcext:value-type="float">
            <text:p>153</text:p>
          </table:table-cell>
          <table:table-cell table:formula="of:=[.A154]*12" office:value-type="float" office:value="7.092724464" calcext:value-type="float">
            <text:p>7.092724464</text:p>
          </table:table-cell>
          <table:table-cell table:number-columns-repeated="6"/>
        </table:table-row>
        <table:table-row table:style-name="ro1">
          <table:table-cell office:value-type="float" office:value="0.59128418" calcext:value-type="float">
            <text:p>0.59128418</text:p>
          </table:table-cell>
          <table:table-cell office:value-type="float" office:value="154" calcext:value-type="float">
            <text:p>154</text:p>
          </table:table-cell>
          <table:table-cell table:formula="of:=[.A155]*12" office:value-type="float" office:value="7.09541016" calcext:value-type="float">
            <text:p>7.09541016</text:p>
          </table:table-cell>
          <table:table-cell table:number-columns-repeated="6"/>
        </table:table-row>
        <table:table-row table:style-name="ro1">
          <table:table-cell office:value-type="float" office:value="0.591577035" calcext:value-type="float">
            <text:p>0.591577035</text:p>
          </table:table-cell>
          <table:table-cell office:value-type="float" office:value="155" calcext:value-type="float">
            <text:p>155</text:p>
          </table:table-cell>
          <table:table-cell table:formula="of:=[.A156]*12" office:value-type="float" office:value="7.09892442" calcext:value-type="float">
            <text:p>7.09892442</text:p>
          </table:table-cell>
          <table:table-cell table:number-columns-repeated="6"/>
        </table:table-row>
        <table:table-row table:style-name="ro1">
          <table:table-cell office:value-type="float" office:value="0.591500751" calcext:value-type="float">
            <text:p>0.591500751</text:p>
          </table:table-cell>
          <table:table-cell office:value-type="float" office:value="156" calcext:value-type="float">
            <text:p>156</text:p>
          </table:table-cell>
          <table:table-cell table:formula="of:=[.A157]*12" office:value-type="float" office:value="7.098009012" calcext:value-type="float">
            <text:p>7.098009012</text:p>
          </table:table-cell>
          <table:table-cell table:number-columns-repeated="6"/>
        </table:table-row>
        <table:table-row table:style-name="ro1">
          <table:table-cell office:value-type="float" office:value="0.591203723" calcext:value-type="float">
            <text:p>0.591203723</text:p>
          </table:table-cell>
          <table:table-cell office:value-type="float" office:value="157" calcext:value-type="float">
            <text:p>157</text:p>
          </table:table-cell>
          <table:table-cell table:formula="of:=[.A158]*12" office:value-type="float" office:value="7.094444676" calcext:value-type="float">
            <text:p>7.094444676</text:p>
          </table:table-cell>
          <table:table-cell table:number-columns-repeated="6"/>
        </table:table-row>
        <table:table-row table:style-name="ro1">
          <table:table-cell office:value-type="float" office:value="0.591710371" calcext:value-type="float">
            <text:p>0.591710371</text:p>
          </table:table-cell>
          <table:table-cell office:value-type="float" office:value="158" calcext:value-type="float">
            <text:p>158</text:p>
          </table:table-cell>
          <table:table-cell table:formula="of:=[.A159]*12" office:value-type="float" office:value="7.100524452" calcext:value-type="float">
            <text:p>7.100524452</text:p>
          </table:table-cell>
          <table:table-cell table:number-columns-repeated="6"/>
        </table:table-row>
        <table:table-row table:style-name="ro1">
          <table:table-cell office:value-type="float" office:value="0.591927883" calcext:value-type="float">
            <text:p>0.591927883</text:p>
          </table:table-cell>
          <table:table-cell office:value-type="float" office:value="159" calcext:value-type="float">
            <text:p>159</text:p>
          </table:table-cell>
          <table:table-cell table:formula="of:=[.A160]*12" office:value-type="float" office:value="7.103134596" calcext:value-type="float">
            <text:p>7.103134596</text:p>
          </table:table-cell>
          <table:table-cell table:number-columns-repeated="6"/>
        </table:table-row>
        <table:table-row table:style-name="ro1">
          <table:table-cell office:value-type="float" office:value="0.591013871" calcext:value-type="float">
            <text:p>0.591013871</text:p>
          </table:table-cell>
          <table:table-cell office:value-type="float" office:value="160" calcext:value-type="float">
            <text:p>160</text:p>
          </table:table-cell>
          <table:table-cell table:formula="of:=[.A161]*12" office:value-type="float" office:value="7.092166452" calcext:value-type="float">
            <text:p>7.092166452</text:p>
          </table:table-cell>
          <table:table-cell table:number-columns-repeated="6"/>
        </table:table-row>
        <table:table-row table:style-name="ro1">
          <table:table-cell office:value-type="float" office:value="0.592374141" calcext:value-type="float">
            <text:p>0.592374141</text:p>
          </table:table-cell>
          <table:table-cell office:value-type="float" office:value="161" calcext:value-type="float">
            <text:p>161</text:p>
          </table:table-cell>
          <table:table-cell table:formula="of:=[.A162]*12" office:value-type="float" office:value="7.108489692" calcext:value-type="float">
            <text:p>7.108489692</text:p>
          </table:table-cell>
          <table:table-cell table:number-columns-repeated="6"/>
        </table:table-row>
        <table:table-row table:style-name="ro1">
          <table:table-cell office:value-type="float" office:value="0.592910738" calcext:value-type="float">
            <text:p>0.592910738</text:p>
          </table:table-cell>
          <table:table-cell office:value-type="float" office:value="162" calcext:value-type="float">
            <text:p>162</text:p>
          </table:table-cell>
          <table:table-cell table:formula="of:=[.A163]*12" office:value-type="float" office:value="7.114928856" calcext:value-type="float">
            <text:p>7.114928856</text:p>
          </table:table-cell>
          <table:table-cell table:number-columns-repeated="6"/>
        </table:table-row>
        <table:table-row table:style-name="ro1">
          <table:table-cell office:value-type="float" office:value="0.593216577" calcext:value-type="float">
            <text:p>0.593216577</text:p>
          </table:table-cell>
          <table:table-cell office:value-type="float" office:value="163" calcext:value-type="float">
            <text:p>163</text:p>
          </table:table-cell>
          <table:table-cell table:formula="of:=[.A164]*12" office:value-type="float" office:value="7.118598924" calcext:value-type="float">
            <text:p>7.118598924</text:p>
          </table:table-cell>
          <table:table-cell table:number-columns-repeated="6"/>
        </table:table-row>
        <table:table-row table:style-name="ro1">
          <table:table-cell office:value-type="float" office:value="0.59194363" calcext:value-type="float">
            <text:p>0.59194363</text:p>
          </table:table-cell>
          <table:table-cell office:value-type="float" office:value="164" calcext:value-type="float">
            <text:p>164</text:p>
          </table:table-cell>
          <table:table-cell table:formula="of:=[.A165]*12" office:value-type="float" office:value="7.10332356" calcext:value-type="float">
            <text:p>7.10332356</text:p>
          </table:table-cell>
          <table:table-cell table:number-columns-repeated="6"/>
        </table:table-row>
        <table:table-row table:style-name="ro1">
          <table:table-cell office:value-type="float" office:value="0.591688161" calcext:value-type="float">
            <text:p>0.591688161</text:p>
          </table:table-cell>
          <table:table-cell office:value-type="float" office:value="165" calcext:value-type="float">
            <text:p>165</text:p>
          </table:table-cell>
          <table:table-cell table:formula="of:=[.A166]*12" office:value-type="float" office:value="7.100257932" calcext:value-type="float">
            <text:p>7.100257932</text:p>
          </table:table-cell>
          <table:table-cell table:number-columns-repeated="6"/>
        </table:table-row>
        <table:table-row table:style-name="ro1">
          <table:table-cell office:value-type="float" office:value="0.591699373" calcext:value-type="float">
            <text:p>0.591699373</text:p>
          </table:table-cell>
          <table:table-cell office:value-type="float" office:value="166" calcext:value-type="float">
            <text:p>166</text:p>
          </table:table-cell>
          <table:table-cell table:formula="of:=[.A167]*12" office:value-type="float" office:value="7.100392476" calcext:value-type="float">
            <text:p>7.100392476</text:p>
          </table:table-cell>
          <table:table-cell table:number-columns-repeated="6"/>
        </table:table-row>
        <table:table-row table:style-name="ro1">
          <table:table-cell office:value-type="float" office:value="0.591442241" calcext:value-type="float">
            <text:p>0.591442241</text:p>
          </table:table-cell>
          <table:table-cell office:value-type="float" office:value="167" calcext:value-type="float">
            <text:p>167</text:p>
          </table:table-cell>
          <table:table-cell table:formula="of:=[.A168]*12" office:value-type="float" office:value="7.097306892" calcext:value-type="float">
            <text:p>7.097306892</text:p>
          </table:table-cell>
          <table:table-cell table:number-columns-repeated="6"/>
        </table:table-row>
        <table:table-row table:style-name="ro1">
          <table:table-cell office:value-type="float" office:value="0.591650041" calcext:value-type="float">
            <text:p>0.591650041</text:p>
          </table:table-cell>
          <table:table-cell office:value-type="float" office:value="168" calcext:value-type="float">
            <text:p>168</text:p>
          </table:table-cell>
          <table:table-cell table:formula="of:=[.A169]*12" office:value-type="float" office:value="7.099800492" calcext:value-type="float">
            <text:p>7.099800492</text:p>
          </table:table-cell>
          <table:table-cell table:number-columns-repeated="6"/>
        </table:table-row>
        <table:table-row table:style-name="ro1">
          <table:table-cell office:value-type="float" office:value="0.591500229" calcext:value-type="float">
            <text:p>0.591500229</text:p>
          </table:table-cell>
          <table:table-cell office:value-type="float" office:value="169" calcext:value-type="float">
            <text:p>169</text:p>
          </table:table-cell>
          <table:table-cell table:formula="of:=[.A170]*12" office:value-type="float" office:value="7.098002748" calcext:value-type="float">
            <text:p>7.098002748</text:p>
          </table:table-cell>
          <table:table-cell table:number-columns-repeated="6"/>
        </table:table-row>
        <table:table-row table:style-name="ro1">
          <table:table-cell office:value-type="float" office:value="0.592276058" calcext:value-type="float">
            <text:p>0.592276058</text:p>
          </table:table-cell>
          <table:table-cell office:value-type="float" office:value="170" calcext:value-type="float">
            <text:p>170</text:p>
          </table:table-cell>
          <table:table-cell table:formula="of:=[.A171]*12" office:value-type="float" office:value="7.107312696" calcext:value-type="float">
            <text:p>7.107312696</text:p>
          </table:table-cell>
          <table:table-cell table:number-columns-repeated="6"/>
        </table:table-row>
        <table:table-row table:style-name="ro1">
          <table:table-cell office:value-type="float" office:value="0.591931861" calcext:value-type="float">
            <text:p>0.591931861</text:p>
          </table:table-cell>
          <table:table-cell office:value-type="float" office:value="171" calcext:value-type="float">
            <text:p>171</text:p>
          </table:table-cell>
          <table:table-cell table:formula="of:=[.A172]*12" office:value-type="float" office:value="7.103182332" calcext:value-type="float">
            <text:p>7.103182332</text:p>
          </table:table-cell>
          <table:table-cell table:number-columns-repeated="6"/>
        </table:table-row>
        <table:table-row table:style-name="ro1">
          <table:table-cell office:value-type="float" office:value="0.591612573" calcext:value-type="float">
            <text:p>0.591612573</text:p>
          </table:table-cell>
          <table:table-cell office:value-type="float" office:value="172" calcext:value-type="float">
            <text:p>172</text:p>
          </table:table-cell>
          <table:table-cell table:formula="of:=[.A173]*12" office:value-type="float" office:value="7.099350876" calcext:value-type="float">
            <text:p>7.099350876</text:p>
          </table:table-cell>
          <table:table-cell table:number-columns-repeated="6"/>
        </table:table-row>
        <table:table-row table:style-name="ro1">
          <table:table-cell office:value-type="float" office:value="0.592031229" calcext:value-type="float">
            <text:p>0.592031229</text:p>
          </table:table-cell>
          <table:table-cell office:value-type="float" office:value="173" calcext:value-type="float">
            <text:p>173</text:p>
          </table:table-cell>
          <table:table-cell table:formula="of:=[.A174]*12" office:value-type="float" office:value="7.104374748" calcext:value-type="float">
            <text:p>7.104374748</text:p>
          </table:table-cell>
          <table:table-cell table:number-columns-repeated="6"/>
        </table:table-row>
        <table:table-row table:style-name="ro1">
          <table:table-cell office:value-type="float" office:value="0.591700504" calcext:value-type="float">
            <text:p>0.591700504</text:p>
          </table:table-cell>
          <table:table-cell office:value-type="float" office:value="174" calcext:value-type="float">
            <text:p>174</text:p>
          </table:table-cell>
          <table:table-cell table:formula="of:=[.A175]*12" office:value-type="float" office:value="7.100406048" calcext:value-type="float">
            <text:p>7.100406048</text:p>
          </table:table-cell>
          <table:table-cell table:number-columns-repeated="6"/>
        </table:table-row>
        <table:table-row table:style-name="ro1">
          <table:table-cell office:value-type="float" office:value="0.592011124" calcext:value-type="float">
            <text:p>0.592011124</text:p>
          </table:table-cell>
          <table:table-cell office:value-type="float" office:value="175" calcext:value-type="float">
            <text:p>175</text:p>
          </table:table-cell>
          <table:table-cell table:formula="of:=[.A176]*12" office:value-type="float" office:value="7.104133488" calcext:value-type="float">
            <text:p>7.104133488</text:p>
          </table:table-cell>
          <table:table-cell table:number-columns-repeated="6"/>
        </table:table-row>
        <table:table-row table:style-name="ro1">
          <table:table-cell office:value-type="float" office:value="0.592648395" calcext:value-type="float">
            <text:p>0.592648395</text:p>
          </table:table-cell>
          <table:table-cell office:value-type="float" office:value="176" calcext:value-type="float">
            <text:p>176</text:p>
          </table:table-cell>
          <table:table-cell table:formula="of:=[.A177]*12" office:value-type="float" office:value="7.11178074" calcext:value-type="float">
            <text:p>7.11178074</text:p>
          </table:table-cell>
          <table:table-cell table:number-columns-repeated="6"/>
        </table:table-row>
        <table:table-row table:style-name="ro1">
          <table:table-cell office:value-type="float" office:value="0.591103388" calcext:value-type="float">
            <text:p>0.591103388</text:p>
          </table:table-cell>
          <table:table-cell office:value-type="float" office:value="177" calcext:value-type="float">
            <text:p>177</text:p>
          </table:table-cell>
          <table:table-cell table:formula="of:=[.A178]*12" office:value-type="float" office:value="7.093240656" calcext:value-type="float">
            <text:p>7.093240656</text:p>
          </table:table-cell>
          <table:table-cell table:number-columns-repeated="6"/>
        </table:table-row>
        <table:table-row table:style-name="ro1">
          <table:table-cell office:value-type="float" office:value="0.591836598" calcext:value-type="float">
            <text:p>0.591836598</text:p>
          </table:table-cell>
          <table:table-cell office:value-type="float" office:value="178" calcext:value-type="float">
            <text:p>178</text:p>
          </table:table-cell>
          <table:table-cell table:formula="of:=[.A179]*12" office:value-type="float" office:value="7.102039176" calcext:value-type="float">
            <text:p>7.102039176</text:p>
          </table:table-cell>
          <table:table-cell table:number-columns-repeated="6"/>
        </table:table-row>
        <table:table-row table:style-name="ro1">
          <table:table-cell office:value-type="float" office:value="0.591680366" calcext:value-type="float">
            <text:p>0.591680366</text:p>
          </table:table-cell>
          <table:table-cell office:value-type="float" office:value="179" calcext:value-type="float">
            <text:p>179</text:p>
          </table:table-cell>
          <table:table-cell table:formula="of:=[.A180]*12" office:value-type="float" office:value="7.100164392" calcext:value-type="float">
            <text:p>7.100164392</text:p>
          </table:table-cell>
          <table:table-cell table:number-columns-repeated="6"/>
        </table:table-row>
        <table:table-row table:style-name="ro1">
          <table:table-cell office:value-type="float" office:value="0.592108228" calcext:value-type="float">
            <text:p>0.592108228</text:p>
          </table:table-cell>
          <table:table-cell office:value-type="float" office:value="180" calcext:value-type="float">
            <text:p>180</text:p>
          </table:table-cell>
          <table:table-cell table:formula="of:=[.A181]*12" office:value-type="float" office:value="7.105298736" calcext:value-type="float">
            <text:p>7.105298736</text:p>
          </table:table-cell>
          <table:table-cell table:number-columns-repeated="6"/>
        </table:table-row>
        <table:table-row table:style-name="ro1">
          <table:table-cell office:value-type="float" office:value="0.591553382" calcext:value-type="float">
            <text:p>0.591553382</text:p>
          </table:table-cell>
          <table:table-cell office:value-type="float" office:value="181" calcext:value-type="float">
            <text:p>181</text:p>
          </table:table-cell>
          <table:table-cell table:formula="of:=[.A182]*12" office:value-type="float" office:value="7.098640584" calcext:value-type="float">
            <text:p>7.098640584</text:p>
          </table:table-cell>
          <table:table-cell table:number-columns-repeated="6"/>
        </table:table-row>
        <table:table-row table:style-name="ro1">
          <table:table-cell office:value-type="float" office:value="0.592217102" calcext:value-type="float">
            <text:p>0.592217102</text:p>
          </table:table-cell>
          <table:table-cell office:value-type="float" office:value="182" calcext:value-type="float">
            <text:p>182</text:p>
          </table:table-cell>
          <table:table-cell table:formula="of:=[.A183]*12" office:value-type="float" office:value="7.106605224" calcext:value-type="float">
            <text:p>7.106605224</text:p>
          </table:table-cell>
          <table:table-cell table:number-columns-repeated="6"/>
        </table:table-row>
        <table:table-row table:style-name="ro1">
          <table:table-cell office:value-type="float" office:value="0.59219809" calcext:value-type="float">
            <text:p>0.59219809</text:p>
          </table:table-cell>
          <table:table-cell office:value-type="float" office:value="183" calcext:value-type="float">
            <text:p>183</text:p>
          </table:table-cell>
          <table:table-cell table:formula="of:=[.A184]*12" office:value-type="float" office:value="7.10637708" calcext:value-type="float">
            <text:p>7.10637708</text:p>
          </table:table-cell>
          <table:table-cell table:number-columns-repeated="6"/>
        </table:table-row>
        <table:table-row table:style-name="ro1">
          <table:table-cell office:value-type="float" office:value="0.591527081" calcext:value-type="float">
            <text:p>0.591527081</text:p>
          </table:table-cell>
          <table:table-cell office:value-type="float" office:value="184" calcext:value-type="float">
            <text:p>184</text:p>
          </table:table-cell>
          <table:table-cell table:formula="of:=[.A185]*12" office:value-type="float" office:value="7.098324972" calcext:value-type="float">
            <text:p>7.098324972</text:p>
          </table:table-cell>
          <table:table-cell table:number-columns-repeated="6"/>
        </table:table-row>
        <table:table-row table:style-name="ro1">
          <table:table-cell office:value-type="float" office:value="0.591532497" calcext:value-type="float">
            <text:p>0.591532497</text:p>
          </table:table-cell>
          <table:table-cell office:value-type="float" office:value="185" calcext:value-type="float">
            <text:p>185</text:p>
          </table:table-cell>
          <table:table-cell table:formula="of:=[.A186]*12" office:value-type="float" office:value="7.098389964" calcext:value-type="float">
            <text:p>7.098389964</text:p>
          </table:table-cell>
          <table:table-cell table:number-columns-repeated="6"/>
        </table:table-row>
        <table:table-row table:style-name="ro1">
          <table:table-cell office:value-type="float" office:value="0.59213176" calcext:value-type="float">
            <text:p>0.59213176</text:p>
          </table:table-cell>
          <table:table-cell office:value-type="float" office:value="186" calcext:value-type="float">
            <text:p>186</text:p>
          </table:table-cell>
          <table:table-cell table:formula="of:=[.A187]*12" office:value-type="float" office:value="7.10558112" calcext:value-type="float">
            <text:p>7.10558112</text:p>
          </table:table-cell>
          <table:table-cell table:number-columns-repeated="6"/>
        </table:table-row>
        <table:table-row table:style-name="ro1">
          <table:table-cell office:value-type="float" office:value="0.59107249" calcext:value-type="float">
            <text:p>0.59107249</text:p>
          </table:table-cell>
          <table:table-cell office:value-type="float" office:value="187" calcext:value-type="float">
            <text:p>187</text:p>
          </table:table-cell>
          <table:table-cell table:formula="of:=[.A188]*12" office:value-type="float" office:value="7.09286988" calcext:value-type="float">
            <text:p>7.09286988</text:p>
          </table:table-cell>
          <table:table-cell table:number-columns-repeated="6"/>
        </table:table-row>
        <table:table-row table:style-name="ro1">
          <table:table-cell office:value-type="float" office:value="0.592590954" calcext:value-type="float">
            <text:p>0.592590954</text:p>
          </table:table-cell>
          <table:table-cell office:value-type="float" office:value="188" calcext:value-type="float">
            <text:p>188</text:p>
          </table:table-cell>
          <table:table-cell table:formula="of:=[.A189]*12" office:value-type="float" office:value="7.111091448" calcext:value-type="float">
            <text:p>7.111091448</text:p>
          </table:table-cell>
          <table:table-cell table:number-columns-repeated="6"/>
        </table:table-row>
        <table:table-row table:style-name="ro1">
          <table:table-cell office:value-type="float" office:value="0.591961866" calcext:value-type="float">
            <text:p>0.591961866</text:p>
          </table:table-cell>
          <table:table-cell office:value-type="float" office:value="189" calcext:value-type="float">
            <text:p>189</text:p>
          </table:table-cell>
          <table:table-cell table:formula="of:=[.A190]*12" office:value-type="float" office:value="7.103542392" calcext:value-type="float">
            <text:p>7.103542392</text:p>
          </table:table-cell>
          <table:table-cell table:number-columns-repeated="6"/>
        </table:table-row>
        <table:table-row table:style-name="ro1">
          <table:table-cell office:value-type="float" office:value="0.59137198" calcext:value-type="float">
            <text:p>0.59137198</text:p>
          </table:table-cell>
          <table:table-cell office:value-type="float" office:value="190" calcext:value-type="float">
            <text:p>190</text:p>
          </table:table-cell>
          <table:table-cell table:formula="of:=[.A191]*12" office:value-type="float" office:value="7.09646376" calcext:value-type="float">
            <text:p>7.09646376</text:p>
          </table:table-cell>
          <table:table-cell table:number-columns-repeated="6"/>
        </table:table-row>
        <table:table-row table:style-name="ro1">
          <table:table-cell office:value-type="float" office:value="0.591963406" calcext:value-type="float">
            <text:p>0.591963406</text:p>
          </table:table-cell>
          <table:table-cell office:value-type="float" office:value="191" calcext:value-type="float">
            <text:p>191</text:p>
          </table:table-cell>
          <table:table-cell table:formula="of:=[.A192]*12" office:value-type="float" office:value="7.103560872" calcext:value-type="float">
            <text:p>7.103560872</text:p>
          </table:table-cell>
          <table:table-cell table:number-columns-repeated="6"/>
        </table:table-row>
        <table:table-row table:style-name="ro1">
          <table:table-cell office:value-type="float" office:value="0.591122409" calcext:value-type="float">
            <text:p>0.591122409</text:p>
          </table:table-cell>
          <table:table-cell office:value-type="float" office:value="192" calcext:value-type="float">
            <text:p>192</text:p>
          </table:table-cell>
          <table:table-cell table:formula="of:=[.A193]*12" office:value-type="float" office:value="7.093468908" calcext:value-type="float">
            <text:p>7.093468908</text:p>
          </table:table-cell>
          <table:table-cell table:number-columns-repeated="6"/>
        </table:table-row>
        <table:table-row table:style-name="ro1">
          <table:table-cell office:value-type="float" office:value="0.592157433" calcext:value-type="float">
            <text:p>0.592157433</text:p>
          </table:table-cell>
          <table:table-cell office:value-type="float" office:value="193" calcext:value-type="float">
            <text:p>193</text:p>
          </table:table-cell>
          <table:table-cell table:formula="of:=[.A194]*12" office:value-type="float" office:value="7.105889196" calcext:value-type="float">
            <text:p>7.105889196</text:p>
          </table:table-cell>
          <table:table-cell table:number-columns-repeated="6"/>
        </table:table-row>
        <table:table-row table:style-name="ro1">
          <table:table-cell office:value-type="float" office:value="0.591690209" calcext:value-type="float">
            <text:p>0.591690209</text:p>
          </table:table-cell>
          <table:table-cell office:value-type="float" office:value="194" calcext:value-type="float">
            <text:p>194</text:p>
          </table:table-cell>
          <table:table-cell table:formula="of:=[.A195]*12" office:value-type="float" office:value="7.100282508" calcext:value-type="float">
            <text:p>7.100282508</text:p>
          </table:table-cell>
          <table:table-cell table:number-columns-repeated="6"/>
        </table:table-row>
        <table:table-row table:style-name="ro1">
          <table:table-cell office:value-type="float" office:value="0.592356706" calcext:value-type="float">
            <text:p>0.592356706</text:p>
          </table:table-cell>
          <table:table-cell office:value-type="float" office:value="195" calcext:value-type="float">
            <text:p>195</text:p>
          </table:table-cell>
          <table:table-cell table:formula="of:=[.A196]*12" office:value-type="float" office:value="7.108280472" calcext:value-type="float">
            <text:p>7.108280472</text:p>
          </table:table-cell>
          <table:table-cell table:number-columns-repeated="6"/>
        </table:table-row>
        <table:table-row table:style-name="ro1">
          <table:table-cell office:value-type="float" office:value="0.591187271" calcext:value-type="float">
            <text:p>0.591187271</text:p>
          </table:table-cell>
          <table:table-cell office:value-type="float" office:value="196" calcext:value-type="float">
            <text:p>196</text:p>
          </table:table-cell>
          <table:table-cell table:formula="of:=[.A197]*12" office:value-type="float" office:value="7.094247252" calcext:value-type="float">
            <text:p>7.094247252</text:p>
          </table:table-cell>
          <table:table-cell table:number-columns-repeated="6"/>
        </table:table-row>
        <table:table-row table:style-name="ro1">
          <table:table-cell office:value-type="float" office:value="0.59191738" calcext:value-type="float">
            <text:p>0.59191738</text:p>
          </table:table-cell>
          <table:table-cell office:value-type="float" office:value="197" calcext:value-type="float">
            <text:p>197</text:p>
          </table:table-cell>
          <table:table-cell table:formula="of:=[.A198]*12" office:value-type="float" office:value="7.10300856" calcext:value-type="float">
            <text:p>7.10300856</text:p>
          </table:table-cell>
          <table:table-cell table:number-columns-repeated="6"/>
        </table:table-row>
        <table:table-row table:style-name="ro1">
          <table:table-cell office:value-type="float" office:value="0.59139849" calcext:value-type="float">
            <text:p>0.59139849</text:p>
          </table:table-cell>
          <table:table-cell office:value-type="float" office:value="198" calcext:value-type="float">
            <text:p>198</text:p>
          </table:table-cell>
          <table:table-cell table:formula="of:=[.A199]*12" office:value-type="float" office:value="7.09678188" calcext:value-type="float">
            <text:p>7.09678188</text:p>
          </table:table-cell>
          <table:table-cell table:number-columns-repeated="6"/>
        </table:table-row>
        <table:table-row table:style-name="ro1">
          <table:table-cell office:value-type="float" office:value="0.592164816" calcext:value-type="float">
            <text:p>0.592164816</text:p>
          </table:table-cell>
          <table:table-cell office:value-type="float" office:value="199" calcext:value-type="float">
            <text:p>199</text:p>
          </table:table-cell>
          <table:table-cell table:formula="of:=[.A200]*12" office:value-type="float" office:value="7.105977792" calcext:value-type="float">
            <text:p>7.105977792</text:p>
          </table:table-cell>
          <table:table-cell table:number-columns-repeated="6"/>
        </table:table-row>
        <table:table-row table:style-name="ro1">
          <table:table-cell office:value-type="float" office:value="0.591458833" calcext:value-type="float">
            <text:p>0.591458833</text:p>
          </table:table-cell>
          <table:table-cell office:value-type="float" office:value="200" calcext:value-type="float">
            <text:p>200</text:p>
          </table:table-cell>
          <table:table-cell table:formula="of:=[.A201]*12" office:value-type="float" office:value="7.097505996" calcext:value-type="float">
            <text:p>7.097505996</text:p>
          </table:table-cell>
          <table:table-cell table:number-columns-repeated="6"/>
        </table:table-row>
        <table:table-row table:style-name="ro1">
          <table:table-cell office:value-type="float" office:value="0.59199794" calcext:value-type="float">
            <text:p>0.59199794</text:p>
          </table:table-cell>
          <table:table-cell office:value-type="float" office:value="201" calcext:value-type="float">
            <text:p>201</text:p>
          </table:table-cell>
          <table:table-cell table:formula="of:=[.A202]*12" office:value-type="float" office:value="7.10397528" calcext:value-type="float">
            <text:p>7.10397528</text:p>
          </table:table-cell>
          <table:table-cell table:number-columns-repeated="6"/>
        </table:table-row>
        <table:table-row table:style-name="ro1">
          <table:table-cell office:value-type="float" office:value="0.591207788" calcext:value-type="float">
            <text:p>0.591207788</text:p>
          </table:table-cell>
          <table:table-cell office:value-type="float" office:value="202" calcext:value-type="float">
            <text:p>202</text:p>
          </table:table-cell>
          <table:table-cell table:formula="of:=[.A203]*12" office:value-type="float" office:value="7.094493456" calcext:value-type="float">
            <text:p>7.094493456</text:p>
          </table:table-cell>
          <table:table-cell table:number-columns-repeated="6"/>
        </table:table-row>
        <table:table-row table:style-name="ro1">
          <table:table-cell office:value-type="float" office:value="0.591669147" calcext:value-type="float">
            <text:p>0.591669147</text:p>
          </table:table-cell>
          <table:table-cell office:value-type="float" office:value="203" calcext:value-type="float">
            <text:p>203</text:p>
          </table:table-cell>
          <table:table-cell table:formula="of:=[.A204]*12" office:value-type="float" office:value="7.100029764" calcext:value-type="float">
            <text:p>7.100029764</text:p>
          </table:table-cell>
          <table:table-cell table:number-columns-repeated="6"/>
        </table:table-row>
        <table:table-row table:style-name="ro1">
          <table:table-cell office:value-type="float" office:value="0.591011055" calcext:value-type="float">
            <text:p>0.591011055</text:p>
          </table:table-cell>
          <table:table-cell office:value-type="float" office:value="204" calcext:value-type="float">
            <text:p>204</text:p>
          </table:table-cell>
          <table:table-cell table:formula="of:=[.A205]*12" office:value-type="float" office:value="7.09213266" calcext:value-type="float">
            <text:p>7.09213266</text:p>
          </table:table-cell>
          <table:table-cell table:number-columns-repeated="6"/>
        </table:table-row>
        <table:table-row table:style-name="ro1">
          <table:table-cell office:value-type="float" office:value="0.592676606" calcext:value-type="float">
            <text:p>0.592676606</text:p>
          </table:table-cell>
          <table:table-cell office:value-type="float" office:value="205" calcext:value-type="float">
            <text:p>205</text:p>
          </table:table-cell>
          <table:table-cell table:formula="of:=[.A206]*12" office:value-type="float" office:value="7.112119272" calcext:value-type="float">
            <text:p>7.112119272</text:p>
          </table:table-cell>
          <table:table-cell table:number-columns-repeated="6"/>
        </table:table-row>
        <table:table-row table:style-name="ro1">
          <table:table-cell office:value-type="float" office:value="0.591334289" calcext:value-type="float">
            <text:p>0.591334289</text:p>
          </table:table-cell>
          <table:table-cell office:value-type="float" office:value="206" calcext:value-type="float">
            <text:p>206</text:p>
          </table:table-cell>
          <table:table-cell table:formula="of:=[.A207]*12" office:value-type="float" office:value="7.096011468" calcext:value-type="float">
            <text:p>7.096011468</text:p>
          </table:table-cell>
          <table:table-cell table:number-columns-repeated="6"/>
        </table:table-row>
        <table:table-row table:style-name="ro1">
          <table:table-cell office:value-type="float" office:value="0.591618819" calcext:value-type="float">
            <text:p>0.591618819</text:p>
          </table:table-cell>
          <table:table-cell office:value-type="float" office:value="207" calcext:value-type="float">
            <text:p>207</text:p>
          </table:table-cell>
          <table:table-cell table:formula="of:=[.A208]*12" office:value-type="float" office:value="7.099425828" calcext:value-type="float">
            <text:p>7.099425828</text:p>
          </table:table-cell>
          <table:table-cell table:number-columns-repeated="6"/>
        </table:table-row>
        <table:table-row table:style-name="ro1">
          <table:table-cell office:value-type="float" office:value="0.592034896" calcext:value-type="float">
            <text:p>0.592034896</text:p>
          </table:table-cell>
          <table:table-cell office:value-type="float" office:value="208" calcext:value-type="float">
            <text:p>208</text:p>
          </table:table-cell>
          <table:table-cell table:formula="of:=[.A209]*12" office:value-type="float" office:value="7.104418752" calcext:value-type="float">
            <text:p>7.104418752</text:p>
          </table:table-cell>
          <table:table-cell table:number-columns-repeated="6"/>
        </table:table-row>
        <table:table-row table:style-name="ro1">
          <table:table-cell office:value-type="float" office:value="0.591348627" calcext:value-type="float">
            <text:p>0.591348627</text:p>
          </table:table-cell>
          <table:table-cell office:value-type="float" office:value="209" calcext:value-type="float">
            <text:p>209</text:p>
          </table:table-cell>
          <table:table-cell table:formula="of:=[.A210]*12" office:value-type="float" office:value="7.096183524" calcext:value-type="float">
            <text:p>7.096183524</text:p>
          </table:table-cell>
          <table:table-cell table:number-columns-repeated="6"/>
        </table:table-row>
        <table:table-row table:style-name="ro1">
          <table:table-cell office:value-type="float" office:value="0.591814489" calcext:value-type="float">
            <text:p>0.591814489</text:p>
          </table:table-cell>
          <table:table-cell office:value-type="float" office:value="210" calcext:value-type="float">
            <text:p>210</text:p>
          </table:table-cell>
          <table:table-cell table:formula="of:=[.A211]*12" office:value-type="float" office:value="7.101773868" calcext:value-type="float">
            <text:p>7.101773868</text:p>
          </table:table-cell>
          <table:table-cell table:number-columns-repeated="6"/>
        </table:table-row>
        <table:table-row table:style-name="ro1">
          <table:table-cell office:value-type="float" office:value="0.59123762" calcext:value-type="float">
            <text:p>0.59123762</text:p>
          </table:table-cell>
          <table:table-cell office:value-type="float" office:value="211" calcext:value-type="float">
            <text:p>211</text:p>
          </table:table-cell>
          <table:table-cell table:formula="of:=[.A212]*12" office:value-type="float" office:value="7.09485144" calcext:value-type="float">
            <text:p>7.09485144</text:p>
          </table:table-cell>
          <table:table-cell table:number-columns-repeated="6"/>
        </table:table-row>
        <table:table-row table:style-name="ro1">
          <table:table-cell office:value-type="float" office:value="0.591235284" calcext:value-type="float">
            <text:p>0.591235284</text:p>
          </table:table-cell>
          <table:table-cell office:value-type="float" office:value="212" calcext:value-type="float">
            <text:p>212</text:p>
          </table:table-cell>
          <table:table-cell table:formula="of:=[.A213]*12" office:value-type="float" office:value="7.094823408" calcext:value-type="float">
            <text:p>7.094823408</text:p>
          </table:table-cell>
          <table:table-cell table:number-columns-repeated="6"/>
        </table:table-row>
        <table:table-row table:style-name="ro1">
          <table:table-cell office:value-type="float" office:value="0.591855114" calcext:value-type="float">
            <text:p>0.591855114</text:p>
          </table:table-cell>
          <table:table-cell office:value-type="float" office:value="213" calcext:value-type="float">
            <text:p>213</text:p>
          </table:table-cell>
          <table:table-cell table:formula="of:=[.A214]*12" office:value-type="float" office:value="7.102261368" calcext:value-type="float">
            <text:p>7.102261368</text:p>
          </table:table-cell>
          <table:table-cell table:number-columns-repeated="6"/>
        </table:table-row>
        <table:table-row table:style-name="ro1">
          <table:table-cell office:value-type="float" office:value="0.591310377" calcext:value-type="float">
            <text:p>0.591310377</text:p>
          </table:table-cell>
          <table:table-cell office:value-type="float" office:value="214" calcext:value-type="float">
            <text:p>214</text:p>
          </table:table-cell>
          <table:table-cell table:formula="of:=[.A215]*12" office:value-type="float" office:value="7.095724524" calcext:value-type="float">
            <text:p>7.095724524</text:p>
          </table:table-cell>
          <table:table-cell table:number-columns-repeated="6"/>
        </table:table-row>
        <table:table-row table:style-name="ro1">
          <table:table-cell office:value-type="float" office:value="0.591714399" calcext:value-type="float">
            <text:p>0.591714399</text:p>
          </table:table-cell>
          <table:table-cell office:value-type="float" office:value="215" calcext:value-type="float">
            <text:p>215</text:p>
          </table:table-cell>
          <table:table-cell table:formula="of:=[.A216]*12" office:value-type="float" office:value="7.100572788" calcext:value-type="float">
            <text:p>7.100572788</text:p>
          </table:table-cell>
          <table:table-cell table:number-columns-repeated="6"/>
        </table:table-row>
        <table:table-row table:style-name="ro1">
          <table:table-cell office:value-type="float" office:value="0.591897755" calcext:value-type="float">
            <text:p>0.591897755</text:p>
          </table:table-cell>
          <table:table-cell office:value-type="float" office:value="216" calcext:value-type="float">
            <text:p>216</text:p>
          </table:table-cell>
          <table:table-cell table:formula="of:=[.A217]*12" office:value-type="float" office:value="7.10277306" calcext:value-type="float">
            <text:p>7.10277306</text:p>
          </table:table-cell>
          <table:table-cell table:number-columns-repeated="6"/>
        </table:table-row>
        <table:table-row table:style-name="ro1">
          <table:table-cell office:value-type="float" office:value="0.591687478" calcext:value-type="float">
            <text:p>0.591687478</text:p>
          </table:table-cell>
          <table:table-cell office:value-type="float" office:value="217" calcext:value-type="float">
            <text:p>217</text:p>
          </table:table-cell>
          <table:table-cell table:formula="of:=[.A218]*12" office:value-type="float" office:value="7.100249736" calcext:value-type="float">
            <text:p>7.100249736</text:p>
          </table:table-cell>
          <table:table-cell table:number-columns-repeated="6"/>
        </table:table-row>
        <table:table-row table:style-name="ro1">
          <table:table-cell office:value-type="float" office:value="0.592289721" calcext:value-type="float">
            <text:p>0.592289721</text:p>
          </table:table-cell>
          <table:table-cell office:value-type="float" office:value="218" calcext:value-type="float">
            <text:p>218</text:p>
          </table:table-cell>
          <table:table-cell table:formula="of:=[.A219]*12" office:value-type="float" office:value="7.107476652" calcext:value-type="float">
            <text:p>7.107476652</text:p>
          </table:table-cell>
          <table:table-cell table:number-columns-repeated="6"/>
        </table:table-row>
        <table:table-row table:style-name="ro1">
          <table:table-cell office:value-type="float" office:value="0.591376049" calcext:value-type="float">
            <text:p>0.591376049</text:p>
          </table:table-cell>
          <table:table-cell office:value-type="float" office:value="219" calcext:value-type="float">
            <text:p>219</text:p>
          </table:table-cell>
          <table:table-cell table:formula="of:=[.A220]*12" office:value-type="float" office:value="7.096512588" calcext:value-type="float">
            <text:p>7.096512588</text:p>
          </table:table-cell>
          <table:table-cell table:number-columns-repeated="6"/>
        </table:table-row>
        <table:table-row table:style-name="ro1">
          <table:table-cell office:value-type="float" office:value="0.59200999" calcext:value-type="float">
            <text:p>0.59200999</text:p>
          </table:table-cell>
          <table:table-cell office:value-type="float" office:value="220" calcext:value-type="float">
            <text:p>220</text:p>
          </table:table-cell>
          <table:table-cell table:formula="of:=[.A221]*12" office:value-type="float" office:value="7.10411988" calcext:value-type="float">
            <text:p>7.10411988</text:p>
          </table:table-cell>
          <table:table-cell table:number-columns-repeated="6"/>
        </table:table-row>
        <table:table-row table:style-name="ro1">
          <table:table-cell office:value-type="float" office:value="0.591461618" calcext:value-type="float">
            <text:p>0.591461618</text:p>
          </table:table-cell>
          <table:table-cell office:value-type="float" office:value="221" calcext:value-type="float">
            <text:p>221</text:p>
          </table:table-cell>
          <table:table-cell table:formula="of:=[.A222]*12" office:value-type="float" office:value="7.097539416" calcext:value-type="float">
            <text:p>7.097539416</text:p>
          </table:table-cell>
          <table:table-cell table:number-columns-repeated="6"/>
        </table:table-row>
        <table:table-row table:style-name="ro1">
          <table:table-cell office:value-type="float" office:value="0.591725696" calcext:value-type="float">
            <text:p>0.591725696</text:p>
          </table:table-cell>
          <table:table-cell office:value-type="float" office:value="222" calcext:value-type="float">
            <text:p>222</text:p>
          </table:table-cell>
          <table:table-cell table:formula="of:=[.A223]*12" office:value-type="float" office:value="7.100708352" calcext:value-type="float">
            <text:p>7.100708352</text:p>
          </table:table-cell>
          <table:table-cell table:number-columns-repeated="6"/>
        </table:table-row>
        <table:table-row table:style-name="ro1">
          <table:table-cell office:value-type="float" office:value="0.591229317" calcext:value-type="float">
            <text:p>0.591229317</text:p>
          </table:table-cell>
          <table:table-cell office:value-type="float" office:value="223" calcext:value-type="float">
            <text:p>223</text:p>
          </table:table-cell>
          <table:table-cell table:formula="of:=[.A224]*12" office:value-type="float" office:value="7.094751804" calcext:value-type="float">
            <text:p>7.094751804</text:p>
          </table:table-cell>
          <table:table-cell table:number-columns-repeated="6"/>
        </table:table-row>
        <table:table-row table:style-name="ro1">
          <table:table-cell office:value-type="float" office:value="0.591555448" calcext:value-type="float">
            <text:p>0.591555448</text:p>
          </table:table-cell>
          <table:table-cell office:value-type="float" office:value="224" calcext:value-type="float">
            <text:p>224</text:p>
          </table:table-cell>
          <table:table-cell table:formula="of:=[.A225]*12" office:value-type="float" office:value="7.098665376" calcext:value-type="float">
            <text:p>7.098665376</text:p>
          </table:table-cell>
          <table:table-cell table:number-columns-repeated="6"/>
        </table:table-row>
        <table:table-row table:style-name="ro1">
          <table:table-cell office:value-type="float" office:value="0.591809742" calcext:value-type="float">
            <text:p>0.591809742</text:p>
          </table:table-cell>
          <table:table-cell office:value-type="float" office:value="225" calcext:value-type="float">
            <text:p>225</text:p>
          </table:table-cell>
          <table:table-cell table:formula="of:=[.A226]*12" office:value-type="float" office:value="7.101716904" calcext:value-type="float">
            <text:p>7.101716904</text:p>
          </table:table-cell>
          <table:table-cell table:number-columns-repeated="6"/>
        </table:table-row>
        <table:table-row table:style-name="ro1">
          <table:table-cell office:value-type="float" office:value="0.59161002" calcext:value-type="float">
            <text:p>0.59161002</text:p>
          </table:table-cell>
          <table:table-cell office:value-type="float" office:value="226" calcext:value-type="float">
            <text:p>226</text:p>
          </table:table-cell>
          <table:table-cell table:formula="of:=[.A227]*12" office:value-type="float" office:value="7.09932024" calcext:value-type="float">
            <text:p>7.09932024</text:p>
          </table:table-cell>
          <table:table-cell table:number-columns-repeated="6"/>
        </table:table-row>
        <table:table-row table:style-name="ro1">
          <table:table-cell office:value-type="float" office:value="0.591793535" calcext:value-type="float">
            <text:p>0.591793535</text:p>
          </table:table-cell>
          <table:table-cell office:value-type="float" office:value="227" calcext:value-type="float">
            <text:p>227</text:p>
          </table:table-cell>
          <table:table-cell table:formula="of:=[.A228]*12" office:value-type="float" office:value="7.10152242" calcext:value-type="float">
            <text:p>7.10152242</text:p>
          </table:table-cell>
          <table:table-cell table:number-columns-repeated="6"/>
        </table:table-row>
        <table:table-row table:style-name="ro1">
          <table:table-cell office:value-type="float" office:value="0.592721759" calcext:value-type="float">
            <text:p>0.592721759</text:p>
          </table:table-cell>
          <table:table-cell office:value-type="float" office:value="228" calcext:value-type="float">
            <text:p>228</text:p>
          </table:table-cell>
          <table:table-cell table:formula="of:=[.A229]*12" office:value-type="float" office:value="7.112661108" calcext:value-type="float">
            <text:p>7.112661108</text:p>
          </table:table-cell>
          <table:table-cell table:number-columns-repeated="6"/>
        </table:table-row>
        <table:table-row table:style-name="ro1">
          <table:table-cell office:value-type="float" office:value="0.59135988" calcext:value-type="float">
            <text:p>0.59135988</text:p>
          </table:table-cell>
          <table:table-cell office:value-type="float" office:value="229" calcext:value-type="float">
            <text:p>229</text:p>
          </table:table-cell>
          <table:table-cell table:formula="of:=[.A230]*12" office:value-type="float" office:value="7.09631856" calcext:value-type="float">
            <text:p>7.09631856</text:p>
          </table:table-cell>
          <table:table-cell table:number-columns-repeated="6"/>
        </table:table-row>
        <table:table-row table:style-name="ro1">
          <table:table-cell office:value-type="float" office:value="0.592219076" calcext:value-type="float">
            <text:p>0.592219076</text:p>
          </table:table-cell>
          <table:table-cell office:value-type="float" office:value="230" calcext:value-type="float">
            <text:p>230</text:p>
          </table:table-cell>
          <table:table-cell table:formula="of:=[.A231]*12" office:value-type="float" office:value="7.106628912" calcext:value-type="float">
            <text:p>7.106628912</text:p>
          </table:table-cell>
          <table:table-cell table:number-columns-repeated="6"/>
        </table:table-row>
        <table:table-row table:style-name="ro1">
          <table:table-cell office:value-type="float" office:value="0.5913562" calcext:value-type="float">
            <text:p>0.5913562</text:p>
          </table:table-cell>
          <table:table-cell office:value-type="float" office:value="231" calcext:value-type="float">
            <text:p>231</text:p>
          </table:table-cell>
          <table:table-cell table:formula="of:=[.A232]*12" office:value-type="float" office:value="7.0962744" calcext:value-type="float">
            <text:p>7.0962744</text:p>
          </table:table-cell>
          <table:table-cell table:number-columns-repeated="6"/>
        </table:table-row>
        <table:table-row table:style-name="ro1">
          <table:table-cell office:value-type="float" office:value="0.591910532" calcext:value-type="float">
            <text:p>0.591910532</text:p>
          </table:table-cell>
          <table:table-cell office:value-type="float" office:value="232" calcext:value-type="float">
            <text:p>232</text:p>
          </table:table-cell>
          <table:table-cell table:formula="of:=[.A233]*12" office:value-type="float" office:value="7.102926384" calcext:value-type="float">
            <text:p>7.102926384</text:p>
          </table:table-cell>
          <table:table-cell table:number-columns-repeated="6"/>
        </table:table-row>
        <table:table-row table:style-name="ro1">
          <table:table-cell office:value-type="float" office:value="0.591302894" calcext:value-type="float">
            <text:p>0.591302894</text:p>
          </table:table-cell>
          <table:table-cell office:value-type="float" office:value="233" calcext:value-type="float">
            <text:p>233</text:p>
          </table:table-cell>
          <table:table-cell table:formula="of:=[.A234]*12" office:value-type="float" office:value="7.095634728" calcext:value-type="float">
            <text:p>7.095634728</text:p>
          </table:table-cell>
          <table:table-cell table:number-columns-repeated="6"/>
        </table:table-row>
        <table:table-row table:style-name="ro1">
          <table:table-cell office:value-type="float" office:value="0.591696216" calcext:value-type="float">
            <text:p>0.591696216</text:p>
          </table:table-cell>
          <table:table-cell office:value-type="float" office:value="234" calcext:value-type="float">
            <text:p>234</text:p>
          </table:table-cell>
          <table:table-cell table:formula="of:=[.A235]*12" office:value-type="float" office:value="7.100354592" calcext:value-type="float">
            <text:p>7.100354592</text:p>
          </table:table-cell>
          <table:table-cell table:number-columns-repeated="6"/>
        </table:table-row>
        <table:table-row table:style-name="ro1">
          <table:table-cell office:value-type="float" office:value="0.591455363" calcext:value-type="float">
            <text:p>0.591455363</text:p>
          </table:table-cell>
          <table:table-cell office:value-type="float" office:value="235" calcext:value-type="float">
            <text:p>235</text:p>
          </table:table-cell>
          <table:table-cell table:formula="of:=[.A236]*12" office:value-type="float" office:value="7.097464356" calcext:value-type="float">
            <text:p>7.097464356</text:p>
          </table:table-cell>
          <table:table-cell table:number-columns-repeated="6"/>
        </table:table-row>
        <table:table-row table:style-name="ro1">
          <table:table-cell office:value-type="float" office:value="0.592223328" calcext:value-type="float">
            <text:p>0.592223328</text:p>
          </table:table-cell>
          <table:table-cell office:value-type="float" office:value="236" calcext:value-type="float">
            <text:p>236</text:p>
          </table:table-cell>
          <table:table-cell table:formula="of:=[.A237]*12" office:value-type="float" office:value="7.106679936" calcext:value-type="float">
            <text:p>7.106679936</text:p>
          </table:table-cell>
          <table:table-cell table:number-columns-repeated="6"/>
        </table:table-row>
        <table:table-row table:style-name="ro1">
          <table:table-cell office:value-type="float" office:value="0.592895284" calcext:value-type="float">
            <text:p>0.592895284</text:p>
          </table:table-cell>
          <table:table-cell office:value-type="float" office:value="237" calcext:value-type="float">
            <text:p>237</text:p>
          </table:table-cell>
          <table:table-cell table:formula="of:=[.A238]*12" office:value-type="float" office:value="7.114743408" calcext:value-type="float">
            <text:p>7.114743408</text:p>
          </table:table-cell>
          <table:table-cell table:number-columns-repeated="6"/>
        </table:table-row>
        <table:table-row table:style-name="ro1">
          <table:table-cell office:value-type="float" office:value="0.59186796" calcext:value-type="float">
            <text:p>0.59186796</text:p>
          </table:table-cell>
          <table:table-cell office:value-type="float" office:value="238" calcext:value-type="float">
            <text:p>238</text:p>
          </table:table-cell>
          <table:table-cell table:formula="of:=[.A239]*12" office:value-type="float" office:value="7.10241552" calcext:value-type="float">
            <text:p>7.10241552</text:p>
          </table:table-cell>
          <table:table-cell table:number-columns-repeated="6"/>
        </table:table-row>
        <table:table-row table:style-name="ro1">
          <table:table-cell office:value-type="float" office:value="0.592154784" calcext:value-type="float">
            <text:p>0.592154784</text:p>
          </table:table-cell>
          <table:table-cell office:value-type="float" office:value="239" calcext:value-type="float">
            <text:p>239</text:p>
          </table:table-cell>
          <table:table-cell table:formula="of:=[.A240]*12" office:value-type="float" office:value="7.105857408" calcext:value-type="float">
            <text:p>7.105857408</text:p>
          </table:table-cell>
          <table:table-cell table:number-columns-repeated="6"/>
        </table:table-row>
        <table:table-row table:style-name="ro1">
          <table:table-cell office:value-type="float" office:value="0.592431397" calcext:value-type="float">
            <text:p>0.592431397</text:p>
          </table:table-cell>
          <table:table-cell office:value-type="float" office:value="240" calcext:value-type="float">
            <text:p>240</text:p>
          </table:table-cell>
          <table:table-cell table:formula="of:=[.A241]*12" office:value-type="float" office:value="7.109176764" calcext:value-type="float">
            <text:p>7.109176764</text:p>
          </table:table-cell>
          <table:table-cell table:number-columns-repeated="6"/>
        </table:table-row>
        <table:table-row table:style-name="ro1">
          <table:table-cell office:value-type="float" office:value="0.586906104" calcext:value-type="float">
            <text:p>0.586906104</text:p>
          </table:table-cell>
          <table:table-cell office:value-type="float" office:value="241" calcext:value-type="float">
            <text:p>241</text:p>
          </table:table-cell>
          <table:table-cell table:formula="of:=[.A242]*12" office:value-type="float" office:value="7.042873248" calcext:value-type="float">
            <text:p>7.042873248</text:p>
          </table:table-cell>
          <table:table-cell table:number-columns-repeated="6"/>
        </table:table-row>
        <table:table-row table:style-name="ro1">
          <table:table-cell office:value-type="float" office:value="0.582130841" calcext:value-type="float">
            <text:p>0.582130841</text:p>
          </table:table-cell>
          <table:table-cell office:value-type="float" office:value="242" calcext:value-type="float">
            <text:p>242</text:p>
          </table:table-cell>
          <table:table-cell table:formula="of:=[.A243]*12" office:value-type="float" office:value="6.985570092" calcext:value-type="float">
            <text:p>6.985570092</text:p>
          </table:table-cell>
          <table:table-cell table:number-columns-repeated="6"/>
        </table:table-row>
        <table:table-row table:style-name="ro1">
          <table:table-cell office:value-type="float" office:value="0.582112756" calcext:value-type="float">
            <text:p>0.582112756</text:p>
          </table:table-cell>
          <table:table-cell office:value-type="float" office:value="243" calcext:value-type="float">
            <text:p>243</text:p>
          </table:table-cell>
          <table:table-cell table:formula="of:=[.A244]*12" office:value-type="float" office:value="6.985353072" calcext:value-type="float">
            <text:p>6.985353072</text:p>
          </table:table-cell>
          <table:table-cell table:number-columns-repeated="6"/>
        </table:table-row>
        <table:table-row table:style-name="ro1">
          <table:table-cell office:value-type="float" office:value="0.588338465" calcext:value-type="float">
            <text:p>0.588338465</text:p>
          </table:table-cell>
          <table:table-cell office:value-type="float" office:value="244" calcext:value-type="float">
            <text:p>244</text:p>
          </table:table-cell>
          <table:table-cell table:formula="of:=[.A245]*12" office:value-type="float" office:value="7.06006158" calcext:value-type="float">
            <text:p>7.06006158</text:p>
          </table:table-cell>
          <table:table-cell table:number-columns-repeated="6"/>
        </table:table-row>
        <table:table-row table:style-name="ro1">
          <table:table-cell office:value-type="float" office:value="0.581899155" calcext:value-type="float">
            <text:p>0.581899155</text:p>
          </table:table-cell>
          <table:table-cell office:value-type="float" office:value="245" calcext:value-type="float">
            <text:p>245</text:p>
          </table:table-cell>
          <table:table-cell table:formula="of:=[.A246]*12" office:value-type="float" office:value="6.98278986" calcext:value-type="float">
            <text:p>6.98278986</text:p>
          </table:table-cell>
          <table:table-cell table:number-columns-repeated="6"/>
        </table:table-row>
        <table:table-row table:style-name="ro1">
          <table:table-cell office:value-type="float" office:value="0.584095399" calcext:value-type="float">
            <text:p>0.584095399</text:p>
          </table:table-cell>
          <table:table-cell office:value-type="float" office:value="246" calcext:value-type="float">
            <text:p>246</text:p>
          </table:table-cell>
          <table:table-cell table:formula="of:=[.A247]*12" office:value-type="float" office:value="7.009144788" calcext:value-type="float">
            <text:p>7.009144788</text:p>
          </table:table-cell>
          <table:table-cell table:number-columns-repeated="6"/>
        </table:table-row>
        <table:table-row table:style-name="ro1">
          <table:table-cell office:value-type="float" office:value="0.581716358" calcext:value-type="float">
            <text:p>0.581716358</text:p>
          </table:table-cell>
          <table:table-cell office:value-type="float" office:value="247" calcext:value-type="float">
            <text:p>247</text:p>
          </table:table-cell>
          <table:table-cell table:formula="of:=[.A248]*12" office:value-type="float" office:value="6.980596296" calcext:value-type="float">
            <text:p>6.980596296</text:p>
          </table:table-cell>
          <table:table-cell table:number-columns-repeated="6"/>
        </table:table-row>
        <table:table-row table:style-name="ro1">
          <table:table-cell office:value-type="float" office:value="0.581629809" calcext:value-type="float">
            <text:p>0.581629809</text:p>
          </table:table-cell>
          <table:table-cell office:value-type="float" office:value="248" calcext:value-type="float">
            <text:p>248</text:p>
          </table:table-cell>
          <table:table-cell table:formula="of:=[.A249]*12" office:value-type="float" office:value="6.979557708" calcext:value-type="float">
            <text:p>6.979557708</text:p>
          </table:table-cell>
          <table:table-cell table:number-columns-repeated="6"/>
        </table:table-row>
        <table:table-row table:style-name="ro1">
          <table:table-cell office:value-type="float" office:value="0.581898125" calcext:value-type="float">
            <text:p>0.581898125</text:p>
          </table:table-cell>
          <table:table-cell office:value-type="float" office:value="249" calcext:value-type="float">
            <text:p>249</text:p>
          </table:table-cell>
          <table:table-cell table:formula="of:=[.A250]*12" office:value-type="float" office:value="6.9827775" calcext:value-type="float">
            <text:p>6.9827775</text:p>
          </table:table-cell>
          <table:table-cell table:number-columns-repeated="6"/>
        </table:table-row>
        <table:table-row table:style-name="ro1">
          <table:table-cell office:value-type="float" office:value="0.583117099" calcext:value-type="float">
            <text:p>0.583117099</text:p>
          </table:table-cell>
          <table:table-cell office:value-type="float" office:value="250" calcext:value-type="float">
            <text:p>250</text:p>
          </table:table-cell>
          <table:table-cell table:formula="of:=[.A251]*12" office:value-type="float" office:value="6.997405188" calcext:value-type="float">
            <text:p>6.997405188</text:p>
          </table:table-cell>
          <table:table-cell table:number-columns-repeated="6"/>
        </table:table-row>
        <table:table-row table:style-name="ro1">
          <table:table-cell office:value-type="float" office:value="0.581915369" calcext:value-type="float">
            <text:p>0.581915369</text:p>
          </table:table-cell>
          <table:table-cell office:value-type="float" office:value="251" calcext:value-type="float">
            <text:p>251</text:p>
          </table:table-cell>
          <table:table-cell table:formula="of:=[.A252]*12" office:value-type="float" office:value="6.982984428" calcext:value-type="float">
            <text:p>6.982984428</text:p>
          </table:table-cell>
          <table:table-cell table:number-columns-repeated="6"/>
        </table:table-row>
        <table:table-row table:style-name="ro1">
          <table:table-cell office:value-type="float" office:value="0.582414924" calcext:value-type="float">
            <text:p>0.582414924</text:p>
          </table:table-cell>
          <table:table-cell office:value-type="float" office:value="252" calcext:value-type="float">
            <text:p>252</text:p>
          </table:table-cell>
          <table:table-cell table:formula="of:=[.A253]*12" office:value-type="float" office:value="6.988979088" calcext:value-type="float">
            <text:p>6.988979088</text:p>
          </table:table-cell>
          <table:table-cell table:number-columns-repeated="6"/>
        </table:table-row>
        <table:table-row table:style-name="ro1">
          <table:table-cell office:value-type="float" office:value="0.581505465" calcext:value-type="float">
            <text:p>0.581505465</text:p>
          </table:table-cell>
          <table:table-cell office:value-type="float" office:value="253" calcext:value-type="float">
            <text:p>253</text:p>
          </table:table-cell>
          <table:table-cell table:formula="of:=[.A254]*12" office:value-type="float" office:value="6.97806558" calcext:value-type="float">
            <text:p>6.97806558</text:p>
          </table:table-cell>
          <table:table-cell table:number-columns-repeated="6"/>
        </table:table-row>
        <table:table-row table:style-name="ro1">
          <table:table-cell office:value-type="float" office:value="0.581622249" calcext:value-type="float">
            <text:p>0.581622249</text:p>
          </table:table-cell>
          <table:table-cell office:value-type="float" office:value="254" calcext:value-type="float">
            <text:p>254</text:p>
          </table:table-cell>
          <table:table-cell table:formula="of:=[.A255]*12" office:value-type="float" office:value="6.979466988" calcext:value-type="float">
            <text:p>6.979466988</text:p>
          </table:table-cell>
          <table:table-cell table:number-columns-repeated="6"/>
        </table:table-row>
        <table:table-row table:style-name="ro1">
          <table:table-cell office:value-type="float" office:value="0.581622327" calcext:value-type="float">
            <text:p>0.581622327</text:p>
          </table:table-cell>
          <table:table-cell office:value-type="float" office:value="255" calcext:value-type="float">
            <text:p>255</text:p>
          </table:table-cell>
          <table:table-cell table:formula="of:=[.A256]*12" office:value-type="float" office:value="6.979467924" calcext:value-type="float">
            <text:p>6.979467924</text:p>
          </table:table-cell>
          <table:table-cell table:number-columns-repeated="6"/>
        </table:table-row>
        <table:table-row table:style-name="ro1">
          <table:table-cell office:value-type="float" office:value="0.581785535" calcext:value-type="float">
            <text:p>0.581785535</text:p>
          </table:table-cell>
          <table:table-cell office:value-type="float" office:value="256" calcext:value-type="float">
            <text:p>256</text:p>
          </table:table-cell>
          <table:table-cell table:formula="of:=[.A257]*12" office:value-type="float" office:value="6.98142642" calcext:value-type="float">
            <text:p>6.98142642</text:p>
          </table:table-cell>
          <table:table-cell table:number-columns-repeated="6"/>
        </table:table-row>
        <table:table-row table:style-name="ro1">
          <table:table-cell office:value-type="float" office:value="0.581200887" calcext:value-type="float">
            <text:p>0.581200887</text:p>
          </table:table-cell>
          <table:table-cell office:value-type="float" office:value="257" calcext:value-type="float">
            <text:p>257</text:p>
          </table:table-cell>
          <table:table-cell table:formula="of:=[.A258]*12" office:value-type="float" office:value="6.974410644" calcext:value-type="float">
            <text:p>6.974410644</text:p>
          </table:table-cell>
          <table:table-cell table:number-columns-repeated="6"/>
        </table:table-row>
        <table:table-row table:style-name="ro1">
          <table:table-cell office:value-type="float" office:value="0.581902133" calcext:value-type="float">
            <text:p>0.581902133</text:p>
          </table:table-cell>
          <table:table-cell office:value-type="float" office:value="258" calcext:value-type="float">
            <text:p>258</text:p>
          </table:table-cell>
          <table:table-cell table:formula="of:=[.A259]*12" office:value-type="float" office:value="6.982825596" calcext:value-type="float">
            <text:p>6.982825596</text:p>
          </table:table-cell>
          <table:table-cell table:number-columns-repeated="6"/>
        </table:table-row>
        <table:table-row table:style-name="ro1">
          <table:table-cell office:value-type="float" office:value="0.581175774" calcext:value-type="float">
            <text:p>0.581175774</text:p>
          </table:table-cell>
          <table:table-cell office:value-type="float" office:value="259" calcext:value-type="float">
            <text:p>259</text:p>
          </table:table-cell>
          <table:table-cell table:formula="of:=[.A260]*12" office:value-type="float" office:value="6.974109288" calcext:value-type="float">
            <text:p>6.974109288</text:p>
          </table:table-cell>
          <table:table-cell table:number-columns-repeated="6"/>
        </table:table-row>
        <table:table-row table:style-name="ro1">
          <table:table-cell office:value-type="float" office:value="0.582253152" calcext:value-type="float">
            <text:p>0.582253152</text:p>
          </table:table-cell>
          <table:table-cell office:value-type="float" office:value="260" calcext:value-type="float">
            <text:p>260</text:p>
          </table:table-cell>
          <table:table-cell table:formula="of:=[.A261]*12" office:value-type="float" office:value="6.987037824" calcext:value-type="float">
            <text:p>6.987037824</text:p>
          </table:table-cell>
          <table:table-cell table:number-columns-repeated="6"/>
        </table:table-row>
        <table:table-row table:style-name="ro1">
          <table:table-cell office:value-type="float" office:value="0.58151039" calcext:value-type="float">
            <text:p>0.58151039</text:p>
          </table:table-cell>
          <table:table-cell office:value-type="float" office:value="261" calcext:value-type="float">
            <text:p>261</text:p>
          </table:table-cell>
          <table:table-cell table:formula="of:=[.A262]*12" office:value-type="float" office:value="6.97812468" calcext:value-type="float">
            <text:p>6.97812468</text:p>
          </table:table-cell>
          <table:table-cell table:number-columns-repeated="6"/>
        </table:table-row>
        <table:table-row table:style-name="ro1">
          <table:table-cell office:value-type="float" office:value="0.58328171" calcext:value-type="float">
            <text:p>0.58328171</text:p>
          </table:table-cell>
          <table:table-cell office:value-type="float" office:value="262" calcext:value-type="float">
            <text:p>262</text:p>
          </table:table-cell>
          <table:table-cell table:formula="of:=[.A263]*12" office:value-type="float" office:value="6.99938052" calcext:value-type="float">
            <text:p>6.99938052</text:p>
          </table:table-cell>
          <table:table-cell table:number-columns-repeated="6"/>
        </table:table-row>
        <table:table-row table:style-name="ro1">
          <table:table-cell office:value-type="float" office:value="0.581580067" calcext:value-type="float">
            <text:p>0.581580067</text:p>
          </table:table-cell>
          <table:table-cell office:value-type="float" office:value="263" calcext:value-type="float">
            <text:p>263</text:p>
          </table:table-cell>
          <table:table-cell table:formula="of:=[.A264]*12" office:value-type="float" office:value="6.978960804" calcext:value-type="float">
            <text:p>6.978960804</text:p>
          </table:table-cell>
          <table:table-cell table:number-columns-repeated="6"/>
        </table:table-row>
        <table:table-row table:style-name="ro1">
          <table:table-cell office:value-type="float" office:value="0.581913527" calcext:value-type="float">
            <text:p>0.581913527</text:p>
          </table:table-cell>
          <table:table-cell office:value-type="float" office:value="264" calcext:value-type="float">
            <text:p>264</text:p>
          </table:table-cell>
          <table:table-cell table:formula="of:=[.A265]*12" office:value-type="float" office:value="6.982962324" calcext:value-type="float">
            <text:p>6.982962324</text:p>
          </table:table-cell>
          <table:table-cell table:number-columns-repeated="6"/>
        </table:table-row>
        <table:table-row table:style-name="ro1">
          <table:table-cell office:value-type="float" office:value="0.581792226" calcext:value-type="float">
            <text:p>0.581792226</text:p>
          </table:table-cell>
          <table:table-cell office:value-type="float" office:value="265" calcext:value-type="float">
            <text:p>265</text:p>
          </table:table-cell>
          <table:table-cell table:formula="of:=[.A266]*12" office:value-type="float" office:value="6.981506712" calcext:value-type="float">
            <text:p>6.981506712</text:p>
          </table:table-cell>
          <table:table-cell table:number-columns-repeated="6"/>
        </table:table-row>
        <table:table-row table:style-name="ro1">
          <table:table-cell office:value-type="float" office:value="0.581394818" calcext:value-type="float">
            <text:p>0.581394818</text:p>
          </table:table-cell>
          <table:table-cell office:value-type="float" office:value="266" calcext:value-type="float">
            <text:p>266</text:p>
          </table:table-cell>
          <table:table-cell table:formula="of:=[.A267]*12" office:value-type="float" office:value="6.976737816" calcext:value-type="float">
            <text:p>6.976737816</text:p>
          </table:table-cell>
          <table:table-cell table:number-columns-repeated="6"/>
        </table:table-row>
        <table:table-row table:style-name="ro1">
          <table:table-cell office:value-type="float" office:value="0.581287017" calcext:value-type="float">
            <text:p>0.581287017</text:p>
          </table:table-cell>
          <table:table-cell office:value-type="float" office:value="267" calcext:value-type="float">
            <text:p>267</text:p>
          </table:table-cell>
          <table:table-cell table:formula="of:=[.A268]*12" office:value-type="float" office:value="6.975444204" calcext:value-type="float">
            <text:p>6.975444204</text:p>
          </table:table-cell>
          <table:table-cell table:number-columns-repeated="6"/>
        </table:table-row>
        <table:table-row table:style-name="ro1">
          <table:table-cell office:value-type="float" office:value="0.581733053" calcext:value-type="float">
            <text:p>0.581733053</text:p>
          </table:table-cell>
          <table:table-cell office:value-type="float" office:value="268" calcext:value-type="float">
            <text:p>268</text:p>
          </table:table-cell>
          <table:table-cell table:formula="of:=[.A269]*12" office:value-type="float" office:value="6.980796636" calcext:value-type="float">
            <text:p>6.980796636</text:p>
          </table:table-cell>
          <table:table-cell table:number-columns-repeated="6"/>
        </table:table-row>
        <table:table-row table:style-name="ro1">
          <table:table-cell office:value-type="float" office:value="0.581125945" calcext:value-type="float">
            <text:p>0.581125945</text:p>
          </table:table-cell>
          <table:table-cell office:value-type="float" office:value="269" calcext:value-type="float">
            <text:p>269</text:p>
          </table:table-cell>
          <table:table-cell table:formula="of:=[.A270]*12" office:value-type="float" office:value="6.97351134" calcext:value-type="float">
            <text:p>6.97351134</text:p>
          </table:table-cell>
          <table:table-cell table:number-columns-repeated="6"/>
        </table:table-row>
        <table:table-row table:style-name="ro1">
          <table:table-cell office:value-type="float" office:value="0.58172987" calcext:value-type="float">
            <text:p>0.58172987</text:p>
          </table:table-cell>
          <table:table-cell office:value-type="float" office:value="270" calcext:value-type="float">
            <text:p>270</text:p>
          </table:table-cell>
          <table:table-cell table:formula="of:=[.A271]*12" office:value-type="float" office:value="6.98075844" calcext:value-type="float">
            <text:p>6.98075844</text:p>
          </table:table-cell>
          <table:table-cell table:number-columns-repeated="6"/>
        </table:table-row>
        <table:table-row table:style-name="ro1">
          <table:table-cell office:value-type="float" office:value="0.580922164" calcext:value-type="float">
            <text:p>0.580922164</text:p>
          </table:table-cell>
          <table:table-cell office:value-type="float" office:value="271" calcext:value-type="float">
            <text:p>271</text:p>
          </table:table-cell>
          <table:table-cell table:formula="of:=[.A272]*12" office:value-type="float" office:value="6.971065968" calcext:value-type="float">
            <text:p>6.971065968</text:p>
          </table:table-cell>
          <table:table-cell table:number-columns-repeated="6"/>
        </table:table-row>
        <table:table-row table:style-name="ro1">
          <table:table-cell office:value-type="float" office:value="0.5816581" calcext:value-type="float">
            <text:p>0.5816581</text:p>
          </table:table-cell>
          <table:table-cell office:value-type="float" office:value="272" calcext:value-type="float">
            <text:p>272</text:p>
          </table:table-cell>
          <table:table-cell table:formula="of:=[.A273]*12" office:value-type="float" office:value="6.9798972" calcext:value-type="float">
            <text:p>6.9798972</text:p>
          </table:table-cell>
          <table:table-cell table:number-columns-repeated="6"/>
        </table:table-row>
        <table:table-row table:style-name="ro1">
          <table:table-cell office:value-type="float" office:value="0.581747393" calcext:value-type="float">
            <text:p>0.581747393</text:p>
          </table:table-cell>
          <table:table-cell office:value-type="float" office:value="273" calcext:value-type="float">
            <text:p>273</text:p>
          </table:table-cell>
          <table:table-cell table:formula="of:=[.A274]*12" office:value-type="float" office:value="6.980968716" calcext:value-type="float">
            <text:p>6.980968716</text:p>
          </table:table-cell>
          <table:table-cell table:number-columns-repeated="6"/>
        </table:table-row>
        <table:table-row table:style-name="ro1">
          <table:table-cell office:value-type="float" office:value="0.58100834" calcext:value-type="float">
            <text:p>0.58100834</text:p>
          </table:table-cell>
          <table:table-cell office:value-type="float" office:value="274" calcext:value-type="float">
            <text:p>274</text:p>
          </table:table-cell>
          <table:table-cell table:formula="of:=[.A275]*12" office:value-type="float" office:value="6.97210008" calcext:value-type="float">
            <text:p>6.97210008</text:p>
          </table:table-cell>
          <table:table-cell table:number-columns-repeated="6"/>
        </table:table-row>
        <table:table-row table:style-name="ro1">
          <table:table-cell office:value-type="float" office:value="0.583664572" calcext:value-type="float">
            <text:p>0.583664572</text:p>
          </table:table-cell>
          <table:table-cell office:value-type="float" office:value="275" calcext:value-type="float">
            <text:p>275</text:p>
          </table:table-cell>
          <table:table-cell table:formula="of:=[.A276]*12" office:value-type="float" office:value="7.003974864" calcext:value-type="float">
            <text:p>7.003974864</text:p>
          </table:table-cell>
          <table:table-cell table:number-columns-repeated="6"/>
        </table:table-row>
        <table:table-row table:style-name="ro1">
          <table:table-cell office:value-type="float" office:value="0.581341954" calcext:value-type="float">
            <text:p>0.581341954</text:p>
          </table:table-cell>
          <table:table-cell office:value-type="float" office:value="276" calcext:value-type="float">
            <text:p>276</text:p>
          </table:table-cell>
          <table:table-cell table:formula="of:=[.A277]*12" office:value-type="float" office:value="6.976103448" calcext:value-type="float">
            <text:p>6.976103448</text:p>
          </table:table-cell>
          <table:table-cell table:number-columns-repeated="6"/>
        </table:table-row>
        <table:table-row table:style-name="ro1">
          <table:table-cell office:value-type="float" office:value="0.587429745" calcext:value-type="float">
            <text:p>0.587429745</text:p>
          </table:table-cell>
          <table:table-cell office:value-type="float" office:value="277" calcext:value-type="float">
            <text:p>277</text:p>
          </table:table-cell>
          <table:table-cell table:formula="of:=[.A278]*12" office:value-type="float" office:value="7.04915694" calcext:value-type="float">
            <text:p>7.04915694</text:p>
          </table:table-cell>
          <table:table-cell table:number-columns-repeated="6"/>
        </table:table-row>
        <table:table-row table:style-name="ro1">
          <table:table-cell office:value-type="float" office:value="0.587103512" calcext:value-type="float">
            <text:p>0.587103512</text:p>
          </table:table-cell>
          <table:table-cell office:value-type="float" office:value="278" calcext:value-type="float">
            <text:p>278</text:p>
          </table:table-cell>
          <table:table-cell table:formula="of:=[.A279]*12" office:value-type="float" office:value="7.045242144" calcext:value-type="float">
            <text:p>7.045242144</text:p>
          </table:table-cell>
          <table:table-cell table:number-columns-repeated="6"/>
        </table:table-row>
        <table:table-row table:style-name="ro1">
          <table:table-cell office:value-type="float" office:value="0.608996792" calcext:value-type="float">
            <text:p>0.608996792</text:p>
          </table:table-cell>
          <table:table-cell office:value-type="float" office:value="279" calcext:value-type="float">
            <text:p>279</text:p>
          </table:table-cell>
          <table:table-cell table:formula="of:=[.A280]*12" office:value-type="float" office:value="7.307961504" calcext:value-type="float">
            <text:p>7.307961504</text:p>
          </table:table-cell>
          <table:table-cell table:number-columns-repeated="6"/>
        </table:table-row>
        <table:table-row table:style-name="ro1">
          <table:table-cell office:value-type="float" office:value="0.588933589" calcext:value-type="float">
            <text:p>0.588933589</text:p>
          </table:table-cell>
          <table:table-cell office:value-type="float" office:value="280" calcext:value-type="float">
            <text:p>280</text:p>
          </table:table-cell>
          <table:table-cell table:formula="of:=[.A281]*12" office:value-type="float" office:value="7.067203068" calcext:value-type="float">
            <text:p>7.067203068</text:p>
          </table:table-cell>
          <table:table-cell table:number-columns-repeated="6"/>
        </table:table-row>
        <table:table-row table:style-name="ro1">
          <table:table-cell office:value-type="float" office:value="0.581931391" calcext:value-type="float">
            <text:p>0.581931391</text:p>
          </table:table-cell>
          <table:table-cell office:value-type="float" office:value="281" calcext:value-type="float">
            <text:p>281</text:p>
          </table:table-cell>
          <table:table-cell table:formula="of:=[.A282]*12" office:value-type="float" office:value="6.983176692" calcext:value-type="float">
            <text:p>6.983176692</text:p>
          </table:table-cell>
          <table:table-cell table:number-columns-repeated="6"/>
        </table:table-row>
        <table:table-row table:style-name="ro1">
          <table:table-cell office:value-type="float" office:value="0.581145852" calcext:value-type="float">
            <text:p>0.581145852</text:p>
          </table:table-cell>
          <table:table-cell office:value-type="float" office:value="282" calcext:value-type="float">
            <text:p>282</text:p>
          </table:table-cell>
          <table:table-cell table:formula="of:=[.A283]*12" office:value-type="float" office:value="6.973750224" calcext:value-type="float">
            <text:p>6.973750224</text:p>
          </table:table-cell>
          <table:table-cell table:number-columns-repeated="6"/>
        </table:table-row>
        <table:table-row table:style-name="ro1">
          <table:table-cell office:value-type="float" office:value="0.581395534" calcext:value-type="float">
            <text:p>0.581395534</text:p>
          </table:table-cell>
          <table:table-cell office:value-type="float" office:value="283" calcext:value-type="float">
            <text:p>283</text:p>
          </table:table-cell>
          <table:table-cell table:formula="of:=[.A284]*12" office:value-type="float" office:value="6.976746408" calcext:value-type="float">
            <text:p>6.976746408</text:p>
          </table:table-cell>
          <table:table-cell table:number-columns-repeated="6"/>
        </table:table-row>
        <table:table-row table:style-name="ro1">
          <table:table-cell office:value-type="float" office:value="0.581654491" calcext:value-type="float">
            <text:p>0.581654491</text:p>
          </table:table-cell>
          <table:table-cell office:value-type="float" office:value="284" calcext:value-type="float">
            <text:p>284</text:p>
          </table:table-cell>
          <table:table-cell table:formula="of:=[.A285]*12" office:value-type="float" office:value="6.979853892" calcext:value-type="float">
            <text:p>6.979853892</text:p>
          </table:table-cell>
          <table:table-cell table:number-columns-repeated="6"/>
        </table:table-row>
        <table:table-row table:style-name="ro1">
          <table:table-cell office:value-type="float" office:value="0.582114905" calcext:value-type="float">
            <text:p>0.582114905</text:p>
          </table:table-cell>
          <table:table-cell office:value-type="float" office:value="285" calcext:value-type="float">
            <text:p>285</text:p>
          </table:table-cell>
          <table:table-cell table:formula="of:=[.A286]*12" office:value-type="float" office:value="6.98537886" calcext:value-type="float">
            <text:p>6.98537886</text:p>
          </table:table-cell>
          <table:table-cell table:number-columns-repeated="6"/>
        </table:table-row>
        <table:table-row table:style-name="ro1">
          <table:table-cell office:value-type="float" office:value="0.58114869" calcext:value-type="float">
            <text:p>0.58114869</text:p>
          </table:table-cell>
          <table:table-cell office:value-type="float" office:value="286" calcext:value-type="float">
            <text:p>286</text:p>
          </table:table-cell>
          <table:table-cell table:formula="of:=[.A287]*12" office:value-type="float" office:value="6.97378428" calcext:value-type="float">
            <text:p>6.97378428</text:p>
          </table:table-cell>
          <table:table-cell table:number-columns-repeated="6"/>
        </table:table-row>
        <table:table-row table:style-name="ro1">
          <table:table-cell office:value-type="float" office:value="0.58210027" calcext:value-type="float">
            <text:p>0.58210027</text:p>
          </table:table-cell>
          <table:table-cell office:value-type="float" office:value="287" calcext:value-type="float">
            <text:p>287</text:p>
          </table:table-cell>
          <table:table-cell table:formula="of:=[.A288]*12" office:value-type="float" office:value="6.98520324" calcext:value-type="float">
            <text:p>6.98520324</text:p>
          </table:table-cell>
          <table:table-cell table:number-columns-repeated="6"/>
        </table:table-row>
        <table:table-row table:style-name="ro1">
          <table:table-cell office:value-type="float" office:value="0.581237504" calcext:value-type="float">
            <text:p>0.581237504</text:p>
          </table:table-cell>
          <table:table-cell office:value-type="float" office:value="288" calcext:value-type="float">
            <text:p>288</text:p>
          </table:table-cell>
          <table:table-cell table:formula="of:=[.A289]*12" office:value-type="float" office:value="6.974850048" calcext:value-type="float">
            <text:p>6.974850048</text:p>
          </table:table-cell>
          <table:table-cell table:number-columns-repeated="6"/>
        </table:table-row>
        <table:table-row table:style-name="ro1">
          <table:table-cell office:value-type="float" office:value="0.580993405" calcext:value-type="float">
            <text:p>0.580993405</text:p>
          </table:table-cell>
          <table:table-cell office:value-type="float" office:value="289" calcext:value-type="float">
            <text:p>289</text:p>
          </table:table-cell>
          <table:table-cell table:formula="of:=[.A290]*12" office:value-type="float" office:value="6.97192086" calcext:value-type="float">
            <text:p>6.97192086</text:p>
          </table:table-cell>
          <table:table-cell table:number-columns-repeated="6"/>
        </table:table-row>
        <table:table-row table:style-name="ro1">
          <table:table-cell office:value-type="float" office:value="0.581456246" calcext:value-type="float">
            <text:p>0.581456246</text:p>
          </table:table-cell>
          <table:table-cell office:value-type="float" office:value="290" calcext:value-type="float">
            <text:p>290</text:p>
          </table:table-cell>
          <table:table-cell table:formula="of:=[.A291]*12" office:value-type="float" office:value="6.977474952" calcext:value-type="float">
            <text:p>6.977474952</text:p>
          </table:table-cell>
          <table:table-cell table:number-columns-repeated="6"/>
        </table:table-row>
        <table:table-row table:style-name="ro1">
          <table:table-cell office:value-type="float" office:value="0.581285368" calcext:value-type="float">
            <text:p>0.581285368</text:p>
          </table:table-cell>
          <table:table-cell office:value-type="float" office:value="291" calcext:value-type="float">
            <text:p>291</text:p>
          </table:table-cell>
          <table:table-cell table:formula="of:=[.A292]*12" office:value-type="float" office:value="6.975424416" calcext:value-type="float">
            <text:p>6.975424416</text:p>
          </table:table-cell>
          <table:table-cell table:number-columns-repeated="6"/>
        </table:table-row>
        <table:table-row table:style-name="ro1">
          <table:table-cell office:value-type="float" office:value="0.582125886" calcext:value-type="float">
            <text:p>0.582125886</text:p>
          </table:table-cell>
          <table:table-cell office:value-type="float" office:value="292" calcext:value-type="float">
            <text:p>292</text:p>
          </table:table-cell>
          <table:table-cell table:formula="of:=[.A293]*12" office:value-type="float" office:value="6.985510632" calcext:value-type="float">
            <text:p>6.985510632</text:p>
          </table:table-cell>
          <table:table-cell table:number-columns-repeated="6"/>
        </table:table-row>
        <table:table-row table:style-name="ro1">
          <table:table-cell office:value-type="float" office:value="0.581246744" calcext:value-type="float">
            <text:p>0.581246744</text:p>
          </table:table-cell>
          <table:table-cell office:value-type="float" office:value="293" calcext:value-type="float">
            <text:p>293</text:p>
          </table:table-cell>
          <table:table-cell table:formula="of:=[.A294]*12" office:value-type="float" office:value="6.974960928" calcext:value-type="float">
            <text:p>6.974960928</text:p>
          </table:table-cell>
          <table:table-cell table:number-columns-repeated="6"/>
        </table:table-row>
        <table:table-row table:style-name="ro1">
          <table:table-cell office:value-type="float" office:value="0.581487553" calcext:value-type="float">
            <text:p>0.581487553</text:p>
          </table:table-cell>
          <table:table-cell office:value-type="float" office:value="294" calcext:value-type="float">
            <text:p>294</text:p>
          </table:table-cell>
          <table:table-cell table:formula="of:=[.A295]*12" office:value-type="float" office:value="6.977850636" calcext:value-type="float">
            <text:p>6.977850636</text:p>
          </table:table-cell>
          <table:table-cell table:number-columns-repeated="6"/>
        </table:table-row>
        <table:table-row table:style-name="ro1">
          <table:table-cell office:value-type="float" office:value="0.581464117" calcext:value-type="float">
            <text:p>0.581464117</text:p>
          </table:table-cell>
          <table:table-cell office:value-type="float" office:value="295" calcext:value-type="float">
            <text:p>295</text:p>
          </table:table-cell>
          <table:table-cell table:formula="of:=[.A296]*12" office:value-type="float" office:value="6.977569404" calcext:value-type="float">
            <text:p>6.977569404</text:p>
          </table:table-cell>
          <table:table-cell table:number-columns-repeated="6"/>
        </table:table-row>
        <table:table-row table:style-name="ro1">
          <table:table-cell office:value-type="float" office:value="0.58129768" calcext:value-type="float">
            <text:p>0.58129768</text:p>
          </table:table-cell>
          <table:table-cell office:value-type="float" office:value="296" calcext:value-type="float">
            <text:p>296</text:p>
          </table:table-cell>
          <table:table-cell table:formula="of:=[.A297]*12" office:value-type="float" office:value="6.97557216" calcext:value-type="float">
            <text:p>6.97557216</text:p>
          </table:table-cell>
          <table:table-cell table:number-columns-repeated="6"/>
        </table:table-row>
        <table:table-row table:style-name="ro1">
          <table:table-cell office:value-type="float" office:value="0.581618059" calcext:value-type="float">
            <text:p>0.581618059</text:p>
          </table:table-cell>
          <table:table-cell office:value-type="float" office:value="297" calcext:value-type="float">
            <text:p>297</text:p>
          </table:table-cell>
          <table:table-cell table:formula="of:=[.A298]*12" office:value-type="float" office:value="6.979416708" calcext:value-type="float">
            <text:p>6.979416708</text:p>
          </table:table-cell>
          <table:table-cell table:number-columns-repeated="6"/>
        </table:table-row>
        <table:table-row table:style-name="ro1">
          <table:table-cell office:value-type="float" office:value="0.581815416" calcext:value-type="float">
            <text:p>0.581815416</text:p>
          </table:table-cell>
          <table:table-cell office:value-type="float" office:value="298" calcext:value-type="float">
            <text:p>298</text:p>
          </table:table-cell>
          <table:table-cell table:formula="of:=[.A299]*12" office:value-type="float" office:value="6.981784992" calcext:value-type="float">
            <text:p>6.981784992</text:p>
          </table:table-cell>
          <table:table-cell table:number-columns-repeated="6"/>
        </table:table-row>
        <table:table-row table:style-name="ro1">
          <table:table-cell office:value-type="float" office:value="0.581207434" calcext:value-type="float">
            <text:p>0.581207434</text:p>
          </table:table-cell>
          <table:table-cell office:value-type="float" office:value="299" calcext:value-type="float">
            <text:p>299</text:p>
          </table:table-cell>
          <table:table-cell table:formula="of:=[.A300]*12" office:value-type="float" office:value="6.974489208" calcext:value-type="float">
            <text:p>6.974489208</text:p>
          </table:table-cell>
          <table:table-cell table:number-columns-repeated="6"/>
        </table:table-row>
        <table:table-row table:style-name="ro1">
          <table:table-cell office:value-type="float" office:value="0.582133429" calcext:value-type="float">
            <text:p>0.582133429</text:p>
          </table:table-cell>
          <table:table-cell office:value-type="float" office:value="300" calcext:value-type="float">
            <text:p>300</text:p>
          </table:table-cell>
          <table:table-cell table:formula="of:=[.A301]*12" office:value-type="float" office:value="6.985601148" calcext:value-type="float">
            <text:p>6.985601148</text:p>
          </table:table-cell>
          <table:table-cell table:number-columns-repeated="6"/>
        </table:table-row>
        <table:table-row table:style-name="ro1">
          <table:table-cell office:value-type="float" office:value="0.581127883" calcext:value-type="float">
            <text:p>0.581127883</text:p>
          </table:table-cell>
          <table:table-cell office:value-type="float" office:value="301" calcext:value-type="float">
            <text:p>301</text:p>
          </table:table-cell>
          <table:table-cell table:formula="of:=[.A302]*12" office:value-type="float" office:value="6.973534596" calcext:value-type="float">
            <text:p>6.973534596</text:p>
          </table:table-cell>
          <table:table-cell table:number-columns-repeated="6"/>
        </table:table-row>
        <table:table-row table:style-name="ro1">
          <table:table-cell office:value-type="float" office:value="0.581610092" calcext:value-type="float">
            <text:p>0.581610092</text:p>
          </table:table-cell>
          <table:table-cell office:value-type="float" office:value="302" calcext:value-type="float">
            <text:p>302</text:p>
          </table:table-cell>
          <table:table-cell table:formula="of:=[.A303]*12" office:value-type="float" office:value="6.979321104" calcext:value-type="float">
            <text:p>6.979321104</text:p>
          </table:table-cell>
          <table:table-cell table:number-columns-repeated="6"/>
        </table:table-row>
        <table:table-row table:style-name="ro1">
          <table:table-cell office:value-type="float" office:value="0.58146206" calcext:value-type="float">
            <text:p>0.58146206</text:p>
          </table:table-cell>
          <table:table-cell office:value-type="float" office:value="303" calcext:value-type="float">
            <text:p>303</text:p>
          </table:table-cell>
          <table:table-cell table:formula="of:=[.A304]*12" office:value-type="float" office:value="6.97754472" calcext:value-type="float">
            <text:p>6.97754472</text:p>
          </table:table-cell>
          <table:table-cell table:number-columns-repeated="6"/>
        </table:table-row>
        <table:table-row table:style-name="ro1">
          <table:table-cell office:value-type="float" office:value="0.582131529" calcext:value-type="float">
            <text:p>0.582131529</text:p>
          </table:table-cell>
          <table:table-cell office:value-type="float" office:value="304" calcext:value-type="float">
            <text:p>304</text:p>
          </table:table-cell>
          <table:table-cell table:formula="of:=[.A305]*12" office:value-type="float" office:value="6.985578348" calcext:value-type="float">
            <text:p>6.985578348</text:p>
          </table:table-cell>
          <table:table-cell table:number-columns-repeated="6"/>
        </table:table-row>
        <table:table-row table:style-name="ro1">
          <table:table-cell office:value-type="float" office:value="0.58095398" calcext:value-type="float">
            <text:p>0.58095398</text:p>
          </table:table-cell>
          <table:table-cell office:value-type="float" office:value="305" calcext:value-type="float">
            <text:p>305</text:p>
          </table:table-cell>
          <table:table-cell table:formula="of:=[.A306]*12" office:value-type="float" office:value="6.97144776" calcext:value-type="float">
            <text:p>6.97144776</text:p>
          </table:table-cell>
          <table:table-cell table:number-columns-repeated="6"/>
        </table:table-row>
        <table:table-row table:style-name="ro1">
          <table:table-cell office:value-type="float" office:value="0.591606148" calcext:value-type="float">
            <text:p>0.591606148</text:p>
          </table:table-cell>
          <table:table-cell office:value-type="float" office:value="306" calcext:value-type="float">
            <text:p>306</text:p>
          </table:table-cell>
          <table:table-cell table:formula="of:=[.A307]*12" office:value-type="float" office:value="7.099273776" calcext:value-type="float">
            <text:p>7.099273776</text:p>
          </table:table-cell>
          <table:table-cell table:number-columns-repeated="6"/>
        </table:table-row>
        <table:table-row table:style-name="ro1">
          <table:table-cell office:value-type="float" office:value="0.580917762" calcext:value-type="float">
            <text:p>0.580917762</text:p>
          </table:table-cell>
          <table:table-cell office:value-type="float" office:value="307" calcext:value-type="float">
            <text:p>307</text:p>
          </table:table-cell>
          <table:table-cell table:formula="of:=[.A308]*12" office:value-type="float" office:value="6.971013144" calcext:value-type="float">
            <text:p>6.971013144</text:p>
          </table:table-cell>
          <table:table-cell table:number-columns-repeated="6"/>
        </table:table-row>
        <table:table-row table:style-name="ro1">
          <table:table-cell office:value-type="float" office:value="0.587475951" calcext:value-type="float">
            <text:p>0.587475951</text:p>
          </table:table-cell>
          <table:table-cell office:value-type="float" office:value="308" calcext:value-type="float">
            <text:p>308</text:p>
          </table:table-cell>
          <table:table-cell table:formula="of:=[.A309]*12" office:value-type="float" office:value="7.049711412" calcext:value-type="float">
            <text:p>7.049711412</text:p>
          </table:table-cell>
          <table:table-cell table:number-columns-repeated="6"/>
        </table:table-row>
        <table:table-row table:style-name="ro1">
          <table:table-cell office:value-type="float" office:value="0.580948099" calcext:value-type="float">
            <text:p>0.580948099</text:p>
          </table:table-cell>
          <table:table-cell office:value-type="float" office:value="309" calcext:value-type="float">
            <text:p>309</text:p>
          </table:table-cell>
          <table:table-cell table:formula="of:=[.A310]*12" office:value-type="float" office:value="6.971377188" calcext:value-type="float">
            <text:p>6.971377188</text:p>
          </table:table-cell>
          <table:table-cell table:number-columns-repeated="6"/>
        </table:table-row>
        <table:table-row table:style-name="ro1">
          <table:table-cell office:value-type="float" office:value="0.581598803" calcext:value-type="float">
            <text:p>0.581598803</text:p>
          </table:table-cell>
          <table:table-cell office:value-type="float" office:value="310" calcext:value-type="float">
            <text:p>310</text:p>
          </table:table-cell>
          <table:table-cell table:formula="of:=[.A311]*12" office:value-type="float" office:value="6.979185636" calcext:value-type="float">
            <text:p>6.979185636</text:p>
          </table:table-cell>
          <table:table-cell table:number-columns-repeated="6"/>
        </table:table-row>
        <table:table-row table:style-name="ro1">
          <table:table-cell office:value-type="float" office:value="0.582691976" calcext:value-type="float">
            <text:p>0.582691976</text:p>
          </table:table-cell>
          <table:table-cell office:value-type="float" office:value="311" calcext:value-type="float">
            <text:p>311</text:p>
          </table:table-cell>
          <table:table-cell table:formula="of:=[.A312]*12" office:value-type="float" office:value="6.992303712" calcext:value-type="float">
            <text:p>6.992303712</text:p>
          </table:table-cell>
          <table:table-cell table:number-columns-repeated="6"/>
        </table:table-row>
        <table:table-row table:style-name="ro1">
          <table:table-cell office:value-type="float" office:value="0.580995868" calcext:value-type="float">
            <text:p>0.580995868</text:p>
          </table:table-cell>
          <table:table-cell office:value-type="float" office:value="312" calcext:value-type="float">
            <text:p>312</text:p>
          </table:table-cell>
          <table:table-cell table:formula="of:=[.A313]*12" office:value-type="float" office:value="6.971950416" calcext:value-type="float">
            <text:p>6.971950416</text:p>
          </table:table-cell>
          <table:table-cell table:number-columns-repeated="6"/>
        </table:table-row>
        <table:table-row table:style-name="ro1">
          <table:table-cell office:value-type="float" office:value="0.581569501" calcext:value-type="float">
            <text:p>0.581569501</text:p>
          </table:table-cell>
          <table:table-cell office:value-type="float" office:value="313" calcext:value-type="float">
            <text:p>313</text:p>
          </table:table-cell>
          <table:table-cell table:formula="of:=[.A314]*12" office:value-type="float" office:value="6.978834012" calcext:value-type="float">
            <text:p>6.978834012</text:p>
          </table:table-cell>
          <table:table-cell table:number-columns-repeated="6"/>
        </table:table-row>
        <table:table-row table:style-name="ro1">
          <table:table-cell office:value-type="float" office:value="0.581718539" calcext:value-type="float">
            <text:p>0.581718539</text:p>
          </table:table-cell>
          <table:table-cell office:value-type="float" office:value="314" calcext:value-type="float">
            <text:p>314</text:p>
          </table:table-cell>
          <table:table-cell table:formula="of:=[.A315]*12" office:value-type="float" office:value="6.980622468" calcext:value-type="float">
            <text:p>6.980622468</text:p>
          </table:table-cell>
          <table:table-cell table:number-columns-repeated="6"/>
        </table:table-row>
        <table:table-row table:style-name="ro1">
          <table:table-cell office:value-type="float" office:value="0.581253887" calcext:value-type="float">
            <text:p>0.581253887</text:p>
          </table:table-cell>
          <table:table-cell office:value-type="float" office:value="315" calcext:value-type="float">
            <text:p>315</text:p>
          </table:table-cell>
          <table:table-cell table:formula="of:=[.A316]*12" office:value-type="float" office:value="6.975046644" calcext:value-type="float">
            <text:p>6.975046644</text:p>
          </table:table-cell>
          <table:table-cell table:number-columns-repeated="6"/>
        </table:table-row>
        <table:table-row table:style-name="ro1">
          <table:table-cell office:value-type="float" office:value="0.581052794" calcext:value-type="float">
            <text:p>0.581052794</text:p>
          </table:table-cell>
          <table:table-cell office:value-type="float" office:value="316" calcext:value-type="float">
            <text:p>316</text:p>
          </table:table-cell>
          <table:table-cell table:formula="of:=[.A317]*12" office:value-type="float" office:value="6.972633528" calcext:value-type="float">
            <text:p>6.972633528</text:p>
          </table:table-cell>
          <table:table-cell table:number-columns-repeated="6"/>
        </table:table-row>
        <table:table-row table:style-name="ro1">
          <table:table-cell office:value-type="float" office:value="0.581544739" calcext:value-type="float">
            <text:p>0.581544739</text:p>
          </table:table-cell>
          <table:table-cell office:value-type="float" office:value="317" calcext:value-type="float">
            <text:p>317</text:p>
          </table:table-cell>
          <table:table-cell table:formula="of:=[.A318]*12" office:value-type="float" office:value="6.978536868" calcext:value-type="float">
            <text:p>6.978536868</text:p>
          </table:table-cell>
          <table:table-cell table:number-columns-repeated="6"/>
        </table:table-row>
        <table:table-row table:style-name="ro1">
          <table:table-cell office:value-type="float" office:value="0.580992198" calcext:value-type="float">
            <text:p>0.580992198</text:p>
          </table:table-cell>
          <table:table-cell office:value-type="float" office:value="318" calcext:value-type="float">
            <text:p>318</text:p>
          </table:table-cell>
          <table:table-cell table:formula="of:=[.A319]*12" office:value-type="float" office:value="6.971906376" calcext:value-type="float">
            <text:p>6.971906376</text:p>
          </table:table-cell>
          <table:table-cell table:number-columns-repeated="6"/>
        </table:table-row>
        <table:table-row table:style-name="ro1">
          <table:table-cell office:value-type="float" office:value="0.581624631" calcext:value-type="float">
            <text:p>0.581624631</text:p>
          </table:table-cell>
          <table:table-cell office:value-type="float" office:value="319" calcext:value-type="float">
            <text:p>319</text:p>
          </table:table-cell>
          <table:table-cell table:formula="of:=[.A320]*12" office:value-type="float" office:value="6.979495572" calcext:value-type="float">
            <text:p>6.979495572</text:p>
          </table:table-cell>
          <table:table-cell table:number-columns-repeated="6"/>
        </table:table-row>
        <table:table-row table:style-name="ro1">
          <table:table-cell office:value-type="float" office:value="0.583207207" calcext:value-type="float">
            <text:p>0.583207207</text:p>
          </table:table-cell>
          <table:table-cell office:value-type="float" office:value="320" calcext:value-type="float">
            <text:p>320</text:p>
          </table:table-cell>
          <table:table-cell table:formula="of:=[.A321]*12" office:value-type="float" office:value="6.998486484" calcext:value-type="float">
            <text:p>6.998486484</text:p>
          </table:table-cell>
          <table:table-cell table:number-columns-repeated="6"/>
        </table:table-row>
        <table:table-row table:style-name="ro1">
          <table:table-cell office:value-type="float" office:value="0.58562242" calcext:value-type="float">
            <text:p>0.58562242</text:p>
          </table:table-cell>
          <table:table-cell office:value-type="float" office:value="321" calcext:value-type="float">
            <text:p>321</text:p>
          </table:table-cell>
          <table:table-cell table:formula="of:=[.A322]*12" office:value-type="float" office:value="7.02746904" calcext:value-type="float">
            <text:p>7.02746904</text:p>
          </table:table-cell>
          <table:table-cell table:number-columns-repeated="6"/>
        </table:table-row>
        <table:table-row table:style-name="ro1">
          <table:table-cell office:value-type="float" office:value="0.580891304" calcext:value-type="float">
            <text:p>0.580891304</text:p>
          </table:table-cell>
          <table:table-cell office:value-type="float" office:value="322" calcext:value-type="float">
            <text:p>322</text:p>
          </table:table-cell>
          <table:table-cell table:formula="of:=[.A323]*12" office:value-type="float" office:value="6.970695648" calcext:value-type="float">
            <text:p>6.970695648</text:p>
          </table:table-cell>
          <table:table-cell table:number-columns-repeated="6"/>
        </table:table-row>
        <table:table-row table:style-name="ro1">
          <table:table-cell office:value-type="float" office:value="0.583164119" calcext:value-type="float">
            <text:p>0.583164119</text:p>
          </table:table-cell>
          <table:table-cell office:value-type="float" office:value="323" calcext:value-type="float">
            <text:p>323</text:p>
          </table:table-cell>
          <table:table-cell table:formula="of:=[.A324]*12" office:value-type="float" office:value="6.997969428" calcext:value-type="float">
            <text:p>6.997969428</text:p>
          </table:table-cell>
          <table:table-cell table:number-columns-repeated="6"/>
        </table:table-row>
        <table:table-row table:style-name="ro1">
          <table:table-cell office:value-type="float" office:value="0.598181858" calcext:value-type="float">
            <text:p>0.598181858</text:p>
          </table:table-cell>
          <table:table-cell office:value-type="float" office:value="324" calcext:value-type="float">
            <text:p>324</text:p>
          </table:table-cell>
          <table:table-cell table:formula="of:=[.A325]*12" office:value-type="float" office:value="7.178182296" calcext:value-type="float">
            <text:p>7.178182296</text:p>
          </table:table-cell>
          <table:table-cell table:number-columns-repeated="6"/>
        </table:table-row>
        <table:table-row table:style-name="ro1">
          <table:table-cell office:value-type="float" office:value="0.588345014" calcext:value-type="float">
            <text:p>0.588345014</text:p>
          </table:table-cell>
          <table:table-cell office:value-type="float" office:value="325" calcext:value-type="float">
            <text:p>325</text:p>
          </table:table-cell>
          <table:table-cell table:formula="of:=[.A326]*12" office:value-type="float" office:value="7.060140168" calcext:value-type="float">
            <text:p>7.060140168</text:p>
          </table:table-cell>
          <table:table-cell table:number-columns-repeated="6"/>
        </table:table-row>
        <table:table-row table:style-name="ro1">
          <table:table-cell office:value-type="float" office:value="0.581251017" calcext:value-type="float">
            <text:p>0.581251017</text:p>
          </table:table-cell>
          <table:table-cell office:value-type="float" office:value="326" calcext:value-type="float">
            <text:p>326</text:p>
          </table:table-cell>
          <table:table-cell table:formula="of:=[.A327]*12" office:value-type="float" office:value="6.975012204" calcext:value-type="float">
            <text:p>6.975012204</text:p>
          </table:table-cell>
          <table:table-cell table:number-columns-repeated="6"/>
        </table:table-row>
        <table:table-row table:style-name="ro1">
          <table:table-cell office:value-type="float" office:value="0.581481864" calcext:value-type="float">
            <text:p>0.581481864</text:p>
          </table:table-cell>
          <table:table-cell office:value-type="float" office:value="327" calcext:value-type="float">
            <text:p>327</text:p>
          </table:table-cell>
          <table:table-cell table:formula="of:=[.A328]*12" office:value-type="float" office:value="6.977782368" calcext:value-type="float">
            <text:p>6.977782368</text:p>
          </table:table-cell>
          <table:table-cell table:number-columns-repeated="6"/>
        </table:table-row>
        <table:table-row table:style-name="ro1">
          <table:table-cell office:value-type="float" office:value="0.581032288" calcext:value-type="float">
            <text:p>0.581032288</text:p>
          </table:table-cell>
          <table:table-cell office:value-type="float" office:value="328" calcext:value-type="float">
            <text:p>328</text:p>
          </table:table-cell>
          <table:table-cell table:formula="of:=[.A329]*12" office:value-type="float" office:value="6.972387456" calcext:value-type="float">
            <text:p>6.972387456</text:p>
          </table:table-cell>
          <table:table-cell table:number-columns-repeated="6"/>
        </table:table-row>
        <table:table-row table:style-name="ro1">
          <table:table-cell office:value-type="float" office:value="0.581697853" calcext:value-type="float">
            <text:p>0.581697853</text:p>
          </table:table-cell>
          <table:table-cell office:value-type="float" office:value="329" calcext:value-type="float">
            <text:p>329</text:p>
          </table:table-cell>
          <table:table-cell table:formula="of:=[.A330]*12" office:value-type="float" office:value="6.980374236" calcext:value-type="float">
            <text:p>6.980374236</text:p>
          </table:table-cell>
          <table:table-cell table:number-columns-repeated="6"/>
        </table:table-row>
        <table:table-row table:style-name="ro1">
          <table:table-cell office:value-type="float" office:value="0.581038439" calcext:value-type="float">
            <text:p>0.581038439</text:p>
          </table:table-cell>
          <table:table-cell office:value-type="float" office:value="330" calcext:value-type="float">
            <text:p>330</text:p>
          </table:table-cell>
          <table:table-cell table:formula="of:=[.A331]*12" office:value-type="float" office:value="6.972461268" calcext:value-type="float">
            <text:p>6.972461268</text:p>
          </table:table-cell>
          <table:table-cell table:number-columns-repeated="6"/>
        </table:table-row>
        <table:table-row table:style-name="ro1">
          <table:table-cell office:value-type="float" office:value="0.581150012" calcext:value-type="float">
            <text:p>0.581150012</text:p>
          </table:table-cell>
          <table:table-cell office:value-type="float" office:value="331" calcext:value-type="float">
            <text:p>331</text:p>
          </table:table-cell>
          <table:table-cell table:formula="of:=[.A332]*12" office:value-type="float" office:value="6.973800144" calcext:value-type="float">
            <text:p>6.973800144</text:p>
          </table:table-cell>
          <table:table-cell table:number-columns-repeated="6"/>
        </table:table-row>
        <table:table-row table:style-name="ro1">
          <table:table-cell office:value-type="float" office:value="0.58109105" calcext:value-type="float">
            <text:p>0.58109105</text:p>
          </table:table-cell>
          <table:table-cell office:value-type="float" office:value="332" calcext:value-type="float">
            <text:p>332</text:p>
          </table:table-cell>
          <table:table-cell table:formula="of:=[.A333]*12" office:value-type="float" office:value="6.9730926" calcext:value-type="float">
            <text:p>6.9730926</text:p>
          </table:table-cell>
          <table:table-cell table:number-columns-repeated="6"/>
        </table:table-row>
        <table:table-row table:style-name="ro1">
          <table:table-cell office:value-type="float" office:value="0.581055219" calcext:value-type="float">
            <text:p>0.581055219</text:p>
          </table:table-cell>
          <table:table-cell office:value-type="float" office:value="333" calcext:value-type="float">
            <text:p>333</text:p>
          </table:table-cell>
          <table:table-cell table:formula="of:=[.A334]*12" office:value-type="float" office:value="6.972662628" calcext:value-type="float">
            <text:p>6.972662628</text:p>
          </table:table-cell>
          <table:table-cell table:number-columns-repeated="6"/>
        </table:table-row>
        <table:table-row table:style-name="ro1">
          <table:table-cell office:value-type="float" office:value="0.580536576" calcext:value-type="float">
            <text:p>0.580536576</text:p>
          </table:table-cell>
          <table:table-cell office:value-type="float" office:value="334" calcext:value-type="float">
            <text:p>334</text:p>
          </table:table-cell>
          <table:table-cell table:formula="of:=[.A335]*12" office:value-type="float" office:value="6.966438912" calcext:value-type="float">
            <text:p>6.966438912</text:p>
          </table:table-cell>
          <table:table-cell table:number-columns-repeated="6"/>
        </table:table-row>
        <table:table-row table:style-name="ro1">
          <table:table-cell office:value-type="float" office:value="0.581311857" calcext:value-type="float">
            <text:p>0.581311857</text:p>
          </table:table-cell>
          <table:table-cell office:value-type="float" office:value="335" calcext:value-type="float">
            <text:p>335</text:p>
          </table:table-cell>
          <table:table-cell table:formula="of:=[.A336]*12" office:value-type="float" office:value="6.975742284" calcext:value-type="float">
            <text:p>6.975742284</text:p>
          </table:table-cell>
          <table:table-cell table:number-columns-repeated="6"/>
        </table:table-row>
        <table:table-row table:style-name="ro1">
          <table:table-cell office:value-type="float" office:value="0.581312663" calcext:value-type="float">
            <text:p>0.581312663</text:p>
          </table:table-cell>
          <table:table-cell office:value-type="float" office:value="336" calcext:value-type="float">
            <text:p>336</text:p>
          </table:table-cell>
          <table:table-cell table:formula="of:=[.A337]*12" office:value-type="float" office:value="6.975751956" calcext:value-type="float">
            <text:p>6.975751956</text:p>
          </table:table-cell>
          <table:table-cell table:number-columns-repeated="6"/>
        </table:table-row>
        <table:table-row table:style-name="ro1">
          <table:table-cell office:value-type="float" office:value="0.581377797" calcext:value-type="float">
            <text:p>0.581377797</text:p>
          </table:table-cell>
          <table:table-cell office:value-type="float" office:value="337" calcext:value-type="float">
            <text:p>337</text:p>
          </table:table-cell>
          <table:table-cell table:formula="of:=[.A338]*12" office:value-type="float" office:value="6.976533564" calcext:value-type="float">
            <text:p>6.976533564</text:p>
          </table:table-cell>
          <table:table-cell table:number-columns-repeated="6"/>
        </table:table-row>
        <table:table-row table:style-name="ro1">
          <table:table-cell office:value-type="float" office:value="0.580888305" calcext:value-type="float">
            <text:p>0.580888305</text:p>
          </table:table-cell>
          <table:table-cell office:value-type="float" office:value="338" calcext:value-type="float">
            <text:p>338</text:p>
          </table:table-cell>
          <table:table-cell table:formula="of:=[.A339]*12" office:value-type="float" office:value="6.97065966" calcext:value-type="float">
            <text:p>6.97065966</text:p>
          </table:table-cell>
          <table:table-cell table:number-columns-repeated="6"/>
        </table:table-row>
        <table:table-row table:style-name="ro1">
          <table:table-cell office:value-type="float" office:value="0.58198486" calcext:value-type="float">
            <text:p>0.58198486</text:p>
          </table:table-cell>
          <table:table-cell office:value-type="float" office:value="339" calcext:value-type="float">
            <text:p>339</text:p>
          </table:table-cell>
          <table:table-cell table:formula="of:=[.A340]*12" office:value-type="float" office:value="6.98381832" calcext:value-type="float">
            <text:p>6.98381832</text:p>
          </table:table-cell>
          <table:table-cell table:number-columns-repeated="6"/>
        </table:table-row>
        <table:table-row table:style-name="ro1">
          <table:table-cell office:value-type="float" office:value="0.581631971" calcext:value-type="float">
            <text:p>0.581631971</text:p>
          </table:table-cell>
          <table:table-cell office:value-type="float" office:value="340" calcext:value-type="float">
            <text:p>340</text:p>
          </table:table-cell>
          <table:table-cell table:formula="of:=[.A341]*12" office:value-type="float" office:value="6.979583652" calcext:value-type="float">
            <text:p>6.979583652</text:p>
          </table:table-cell>
          <table:table-cell table:number-columns-repeated="6"/>
        </table:table-row>
        <table:table-row table:style-name="ro1">
          <table:table-cell office:value-type="float" office:value="0.581191484" calcext:value-type="float">
            <text:p>0.581191484</text:p>
          </table:table-cell>
          <table:table-cell office:value-type="float" office:value="341" calcext:value-type="float">
            <text:p>341</text:p>
          </table:table-cell>
          <table:table-cell table:formula="of:=[.A342]*12" office:value-type="float" office:value="6.974297808" calcext:value-type="float">
            <text:p>6.974297808</text:p>
          </table:table-cell>
          <table:table-cell table:number-columns-repeated="6"/>
        </table:table-row>
        <table:table-row table:style-name="ro1">
          <table:table-cell office:value-type="float" office:value="0.580691001" calcext:value-type="float">
            <text:p>0.580691001</text:p>
          </table:table-cell>
          <table:table-cell office:value-type="float" office:value="342" calcext:value-type="float">
            <text:p>342</text:p>
          </table:table-cell>
          <table:table-cell table:formula="of:=[.A343]*12" office:value-type="float" office:value="6.968292012" calcext:value-type="float">
            <text:p>6.968292012</text:p>
          </table:table-cell>
          <table:table-cell table:number-columns-repeated="6"/>
        </table:table-row>
        <table:table-row table:style-name="ro1">
          <table:table-cell office:value-type="float" office:value="0.581083466" calcext:value-type="float">
            <text:p>0.581083466</text:p>
          </table:table-cell>
          <table:table-cell office:value-type="float" office:value="343" calcext:value-type="float">
            <text:p>343</text:p>
          </table:table-cell>
          <table:table-cell table:formula="of:=[.A344]*12" office:value-type="float" office:value="6.973001592" calcext:value-type="float">
            <text:p>6.973001592</text:p>
          </table:table-cell>
          <table:table-cell table:number-columns-repeated="6"/>
        </table:table-row>
        <table:table-row table:style-name="ro1">
          <table:table-cell office:value-type="float" office:value="0.580826132" calcext:value-type="float">
            <text:p>0.580826132</text:p>
          </table:table-cell>
          <table:table-cell office:value-type="float" office:value="344" calcext:value-type="float">
            <text:p>344</text:p>
          </table:table-cell>
          <table:table-cell table:formula="of:=[.A345]*12" office:value-type="float" office:value="6.969913584" calcext:value-type="float">
            <text:p>6.969913584</text:p>
          </table:table-cell>
          <table:table-cell table:number-columns-repeated="6"/>
        </table:table-row>
        <table:table-row table:style-name="ro1">
          <table:table-cell office:value-type="float" office:value="0.581321479" calcext:value-type="float">
            <text:p>0.581321479</text:p>
          </table:table-cell>
          <table:table-cell office:value-type="float" office:value="345" calcext:value-type="float">
            <text:p>345</text:p>
          </table:table-cell>
          <table:table-cell table:formula="of:=[.A346]*12" office:value-type="float" office:value="6.975857748" calcext:value-type="float">
            <text:p>6.975857748</text:p>
          </table:table-cell>
          <table:table-cell table:number-columns-repeated="6"/>
        </table:table-row>
        <table:table-row table:style-name="ro1">
          <table:table-cell office:value-type="float" office:value="0.58161259" calcext:value-type="float">
            <text:p>0.58161259</text:p>
          </table:table-cell>
          <table:table-cell office:value-type="float" office:value="346" calcext:value-type="float">
            <text:p>346</text:p>
          </table:table-cell>
          <table:table-cell table:formula="of:=[.A347]*12" office:value-type="float" office:value="6.97935108" calcext:value-type="float">
            <text:p>6.97935108</text:p>
          </table:table-cell>
          <table:table-cell table:number-columns-repeated="6"/>
        </table:table-row>
        <table:table-row table:style-name="ro1">
          <table:table-cell office:value-type="float" office:value="0.5808877" calcext:value-type="float">
            <text:p>0.5808877</text:p>
          </table:table-cell>
          <table:table-cell office:value-type="float" office:value="347" calcext:value-type="float">
            <text:p>347</text:p>
          </table:table-cell>
          <table:table-cell table:formula="of:=[.A348]*12" office:value-type="float" office:value="6.9706524" calcext:value-type="float">
            <text:p>6.9706524</text:p>
          </table:table-cell>
          <table:table-cell table:number-columns-repeated="6"/>
        </table:table-row>
        <table:table-row table:style-name="ro1">
          <table:table-cell office:value-type="float" office:value="0.58058359" calcext:value-type="float">
            <text:p>0.58058359</text:p>
          </table:table-cell>
          <table:table-cell office:value-type="float" office:value="348" calcext:value-type="float">
            <text:p>348</text:p>
          </table:table-cell>
          <table:table-cell table:formula="of:=[.A349]*12" office:value-type="float" office:value="6.96700308" calcext:value-type="float">
            <text:p>6.96700308</text:p>
          </table:table-cell>
          <table:table-cell table:number-columns-repeated="6"/>
        </table:table-row>
        <table:table-row table:style-name="ro1">
          <table:table-cell office:value-type="float" office:value="0.582332613" calcext:value-type="float">
            <text:p>0.582332613</text:p>
          </table:table-cell>
          <table:table-cell office:value-type="float" office:value="349" calcext:value-type="float">
            <text:p>349</text:p>
          </table:table-cell>
          <table:table-cell table:formula="of:=[.A350]*12" office:value-type="float" office:value="6.987991356" calcext:value-type="float">
            <text:p>6.987991356</text:p>
          </table:table-cell>
          <table:table-cell table:number-columns-repeated="6"/>
        </table:table-row>
        <table:table-row table:style-name="ro1">
          <table:table-cell office:value-type="float" office:value="0.581168876" calcext:value-type="float">
            <text:p>0.581168876</text:p>
          </table:table-cell>
          <table:table-cell office:value-type="float" office:value="350" calcext:value-type="float">
            <text:p>350</text:p>
          </table:table-cell>
          <table:table-cell table:formula="of:=[.A351]*12" office:value-type="float" office:value="6.974026512" calcext:value-type="float">
            <text:p>6.974026512</text:p>
          </table:table-cell>
          <table:table-cell table:number-columns-repeated="6"/>
        </table:table-row>
        <table:table-row table:style-name="ro1">
          <table:table-cell office:value-type="float" office:value="0.581160176" calcext:value-type="float">
            <text:p>0.581160176</text:p>
          </table:table-cell>
          <table:table-cell office:value-type="float" office:value="351" calcext:value-type="float">
            <text:p>351</text:p>
          </table:table-cell>
          <table:table-cell table:formula="of:=[.A352]*12" office:value-type="float" office:value="6.973922112" calcext:value-type="float">
            <text:p>6.973922112</text:p>
          </table:table-cell>
          <table:table-cell table:number-columns-repeated="6"/>
        </table:table-row>
        <table:table-row table:style-name="ro1">
          <table:table-cell office:value-type="float" office:value="0.58058923" calcext:value-type="float">
            <text:p>0.58058923</text:p>
          </table:table-cell>
          <table:table-cell office:value-type="float" office:value="352" calcext:value-type="float">
            <text:p>352</text:p>
          </table:table-cell>
          <table:table-cell table:formula="of:=[.A353]*12" office:value-type="float" office:value="6.96707076" calcext:value-type="float">
            <text:p>6.96707076</text:p>
          </table:table-cell>
          <table:table-cell table:number-columns-repeated="6"/>
        </table:table-row>
        <table:table-row table:style-name="ro1">
          <table:table-cell office:value-type="float" office:value="0.581151157" calcext:value-type="float">
            <text:p>0.581151157</text:p>
          </table:table-cell>
          <table:table-cell office:value-type="float" office:value="353" calcext:value-type="float">
            <text:p>353</text:p>
          </table:table-cell>
          <table:table-cell table:formula="of:=[.A354]*12" office:value-type="float" office:value="6.973813884" calcext:value-type="float">
            <text:p>6.973813884</text:p>
          </table:table-cell>
          <table:table-cell table:number-columns-repeated="6"/>
        </table:table-row>
        <table:table-row table:style-name="ro1">
          <table:table-cell office:value-type="float" office:value="0.580703953" calcext:value-type="float">
            <text:p>0.580703953</text:p>
          </table:table-cell>
          <table:table-cell office:value-type="float" office:value="354" calcext:value-type="float">
            <text:p>354</text:p>
          </table:table-cell>
          <table:table-cell table:formula="of:=[.A355]*12" office:value-type="float" office:value="6.968447436" calcext:value-type="float">
            <text:p>6.968447436</text:p>
          </table:table-cell>
          <table:table-cell table:number-columns-repeated="6"/>
        </table:table-row>
        <table:table-row table:style-name="ro1">
          <table:table-cell office:value-type="float" office:value="0.581479847" calcext:value-type="float">
            <text:p>0.581479847</text:p>
          </table:table-cell>
          <table:table-cell office:value-type="float" office:value="355" calcext:value-type="float">
            <text:p>355</text:p>
          </table:table-cell>
          <table:table-cell table:formula="of:=[.A356]*12" office:value-type="float" office:value="6.977758164" calcext:value-type="float">
            <text:p>6.977758164</text:p>
          </table:table-cell>
          <table:table-cell table:number-columns-repeated="6"/>
        </table:table-row>
        <table:table-row table:style-name="ro1">
          <table:table-cell office:value-type="float" office:value="0.580813034" calcext:value-type="float">
            <text:p>0.580813034</text:p>
          </table:table-cell>
          <table:table-cell office:value-type="float" office:value="356" calcext:value-type="float">
            <text:p>356</text:p>
          </table:table-cell>
          <table:table-cell table:formula="of:=[.A357]*12" office:value-type="float" office:value="6.969756408" calcext:value-type="float">
            <text:p>6.969756408</text:p>
          </table:table-cell>
          <table:table-cell table:number-columns-repeated="6"/>
        </table:table-row>
        <table:table-row table:style-name="ro1">
          <table:table-cell office:value-type="float" office:value="0.580718062" calcext:value-type="float">
            <text:p>0.580718062</text:p>
          </table:table-cell>
          <table:table-cell office:value-type="float" office:value="357" calcext:value-type="float">
            <text:p>357</text:p>
          </table:table-cell>
          <table:table-cell table:formula="of:=[.A358]*12" office:value-type="float" office:value="6.968616744" calcext:value-type="float">
            <text:p>6.968616744</text:p>
          </table:table-cell>
          <table:table-cell table:number-columns-repeated="6"/>
        </table:table-row>
        <table:table-row table:style-name="ro1">
          <table:table-cell office:value-type="float" office:value="0.580904494" calcext:value-type="float">
            <text:p>0.580904494</text:p>
          </table:table-cell>
          <table:table-cell office:value-type="float" office:value="358" calcext:value-type="float">
            <text:p>358</text:p>
          </table:table-cell>
          <table:table-cell table:formula="of:=[.A359]*12" office:value-type="float" office:value="6.970853928" calcext:value-type="float">
            <text:p>6.97085392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 style:data-style-name="N2" text:time-value="09:52:59.025385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27T13:47:30.239151243</dc:date>
    <meta:editing-duration>PT1H37M57S</meta:editing-duration>
    <meta:editing-cycles>9</meta:editing-cycles>
    <meta:generator>LibreOffice/6.4.7.2$Linux_X86_64 LibreOffice_project/40$Build-2</meta:generator>
    <meta:document-statistic meta:table-count="1" meta:cell-count="114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1cm" svg:y="4.201cm" style:legend-expansion="high" chart:style-name="ch2"/>
        <chart:plot-area chart:style-name="ch3" table:cell-range-address="DATA_3.A1:DATA_3.A359" chart:data-source-has-labels="row" svg:x="0.32cm" svg:y="0.18cm" svg:width="11.37cm" svg:height="8.64cm">
          <chartooo:coordinate-region svg:x="1.232cm" svg:y="0.301cm" svg:width="10.458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3.A2:DATA_3.A359" chart:label-cell-address="DATA_3.A1:DATA_3.A1" chart:class="chart:line">
            <chart:data-point chart:repeated="3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ment [A]</text:p>
                <draw:g>
                  <svg:desc>DATA_3.A1:DATA_3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81707379">
                <text:p>0.581707379</text:p>
                <draw:g>
                  <svg:desc>DATA_3.A2:DATA_3.A3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82248398">
                <text:p>0.582248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1657831">
                <text:p>0.581657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187862">
                <text:p>0.58187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141943">
                <text:p>0.581419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1859533">
                <text:p>0.5818595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1352427">
                <text:p>0.581352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2059563">
                <text:p>0.582059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1088879">
                <text:p>0.5810888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1164601">
                <text:p>0.581164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0754111">
                <text:p>0.580754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81290266">
                <text:p>0.5812902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1796153">
                <text:p>0.581796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81902628">
                <text:p>0.581902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2099304">
                <text:p>0.582099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81132556">
                <text:p>0.581132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2413467">
                <text:p>0.5824134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81317298">
                <text:p>0.5813172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81935359">
                <text:p>0.581935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81021582">
                <text:p>0.581021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81228481">
                <text:p>0.5812284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81218711">
                <text:p>0.5812187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81357705">
                <text:p>0.5813577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1684331">
                <text:p>0.581684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81158862">
                <text:p>0.5811588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81494812">
                <text:p>0.5814948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82167723">
                <text:p>0.5821677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82169803">
                <text:p>0.5821698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1655817">
                <text:p>0.5816558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1434888">
                <text:p>0.5814348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0925106">
                <text:p>0.580925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80995276">
                <text:p>0.5809952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81692107">
                <text:p>0.5816921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8131878">
                <text:p>0.581318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81006417">
                <text:p>0.5810064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1050742">
                <text:p>0.5810507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82596856">
                <text:p>0.5825968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8124529">
                <text:p>0.581245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83684539">
                <text:p>0.5836845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81398531">
                <text:p>0.5813985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81049677">
                <text:p>0.5810496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81486425">
                <text:p>0.5814864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80711543">
                <text:p>0.5807115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80819942">
                <text:p>0.5808199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81185071">
                <text:p>0.5811850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81727039">
                <text:p>0.5817270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81892113">
                <text:p>0.5818921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81559211">
                <text:p>0.5815592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1215516">
                <text:p>0.5812155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81517227">
                <text:p>0.5815172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0673709">
                <text:p>0.5806737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824494">
                <text:p>0.58244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81376489">
                <text:p>0.5813764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81246852">
                <text:p>0.581246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8137168">
                <text:p>0.581371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80479016">
                <text:p>0.5804790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81340561">
                <text:p>0.5813405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047059">
                <text:p>0.58047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1569688">
                <text:p>0.5815696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87068189">
                <text:p>0.5870681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80780143">
                <text:p>0.5807801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83066953">
                <text:p>0.5830669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80827754">
                <text:p>0.5808277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99191919">
                <text:p>0.5991919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00423219">
                <text:p>0.6004232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08378956">
                <text:p>0.6083789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01496662">
                <text:p>0.6014966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95228978">
                <text:p>0.5952289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93439614">
                <text:p>0.5934396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91516383">
                <text:p>0.5915163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91101495">
                <text:p>0.5911014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99135546">
                <text:p>0.5991355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9124654">
                <text:p>0.591246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92032349">
                <text:p>0.5920323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93532117">
                <text:p>0.5935321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92370799">
                <text:p>0.5923707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91628182">
                <text:p>0.5916281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91378818">
                <text:p>0.5913788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91510258">
                <text:p>0.5915102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90984267">
                <text:p>0.5909842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92132016">
                <text:p>0.5921320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91259818">
                <text:p>0.5912598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91513982">
                <text:p>0.5915139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92293249">
                <text:p>0.5922932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91799321">
                <text:p>0.5917993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91439029">
                <text:p>0.5914390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92193438">
                <text:p>0.5921934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91515511">
                <text:p>0.5915155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92428606">
                <text:p>0.5924286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91421102">
                <text:p>0.5914211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91542692">
                <text:p>0.5915426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91725253">
                <text:p>0.5917252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91695515">
                <text:p>0.5916955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92267151">
                <text:p>0.5922671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91504512">
                <text:p>0.5915045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92157297">
                <text:p>0.5921572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91658986">
                <text:p>0.5916589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91536359">
                <text:p>0.5915363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91712888">
                <text:p>0.5917128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2283116">
                <text:p>0.5922831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91873915">
                <text:p>0.5918739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92226031">
                <text:p>0.5922260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91417578">
                <text:p>0.5914175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92631794">
                <text:p>0.5926317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9091198">
                <text:p>0.590911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92285172">
                <text:p>0.5922851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91647261">
                <text:p>0.5916472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92003454">
                <text:p>0.5920034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91920968">
                <text:p>0.5919209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92529175">
                <text:p>0.592529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91495839">
                <text:p>0.5914958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93047724">
                <text:p>0.5930477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91032042">
                <text:p>0.5910320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91560893">
                <text:p>0.5915608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90953471">
                <text:p>0.5909534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92745981">
                <text:p>0.5927459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91886967">
                <text:p>0.5918869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91893459">
                <text:p>0.5918934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91961928">
                <text:p>0.5919619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91834747">
                <text:p>0.5918347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91779677">
                <text:p>0.5917796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00041108">
                <text:p>0.6000411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9882646">
                <text:p>0.6198826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96626859">
                <text:p>0.5966268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91494597">
                <text:p>0.5914945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92541026">
                <text:p>0.5925410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91997712">
                <text:p>0.5919977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91270462">
                <text:p>0.5912704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922472">
                <text:p>0.59224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91935963">
                <text:p>0.5919359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91714201">
                <text:p>0.5917142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91615862">
                <text:p>0.5916158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91488315">
                <text:p>0.5914883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91715392">
                <text:p>0.5917153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91415759">
                <text:p>0.5914157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91453444">
                <text:p>0.5914534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91593765">
                <text:p>0.5915937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92480495">
                <text:p>0.5924804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91755481">
                <text:p>0.5917554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91413075">
                <text:p>0.5914130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91894635">
                <text:p>0.5918946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91666473">
                <text:p>0.5916664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91227997">
                <text:p>0.5912279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91741906">
                <text:p>0.5917419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92051965">
                <text:p>0.5920519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1358303">
                <text:p>0.5913583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1576677">
                <text:p>0.5915766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92305594">
                <text:p>0.5923055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9299698">
                <text:p>0.592996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90919433">
                <text:p>0.5909194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93489956">
                <text:p>0.5934899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91578279">
                <text:p>0.5915782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91060372">
                <text:p>0.5910603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9128418">
                <text:p>0.591284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91577035">
                <text:p>0.5915770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91500751">
                <text:p>0.5915007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91203723">
                <text:p>0.5912037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91710371">
                <text:p>0.5917103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91927883">
                <text:p>0.5919278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1013871">
                <text:p>0.5910138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92374141">
                <text:p>0.5923741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92910738">
                <text:p>0.5929107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93216577">
                <text:p>0.5932165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9194363">
                <text:p>0.591943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91688161">
                <text:p>0.5916881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91699373">
                <text:p>0.5916993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91442241">
                <text:p>0.5914422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91650041">
                <text:p>0.5916500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91500229">
                <text:p>0.5915002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92276058">
                <text:p>0.5922760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91931861">
                <text:p>0.5919318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91612573">
                <text:p>0.5916125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92031229">
                <text:p>0.5920312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91700504">
                <text:p>0.5917005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92011124">
                <text:p>0.5920111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92648395">
                <text:p>0.5926483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91103388">
                <text:p>0.5911033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91836598">
                <text:p>0.5918365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91680366">
                <text:p>0.5916803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92108228">
                <text:p>0.5921082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91553382">
                <text:p>0.5915533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92217102">
                <text:p>0.5922171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9219809">
                <text:p>0.592198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91527081">
                <text:p>0.5915270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91532497">
                <text:p>0.5915324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9213176">
                <text:p>0.592131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9107249">
                <text:p>0.591072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92590954">
                <text:p>0.5925909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91961866">
                <text:p>0.5919618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9137198">
                <text:p>0.591371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91963406">
                <text:p>0.5919634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91122409">
                <text:p>0.5911224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92157433">
                <text:p>0.5921574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91690209">
                <text:p>0.5916902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92356706">
                <text:p>0.5923567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91187271">
                <text:p>0.5911872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9191738">
                <text:p>0.591917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9139849">
                <text:p>0.591398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92164816">
                <text:p>0.5921648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91458833">
                <text:p>0.5914588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9199794">
                <text:p>0.591997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91207788">
                <text:p>0.5912077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91669147">
                <text:p>0.5916691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91011055">
                <text:p>0.5910110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92676606">
                <text:p>0.5926766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91334289">
                <text:p>0.5913342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91618819">
                <text:p>0.5916188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92034896">
                <text:p>0.5920348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91348627">
                <text:p>0.5913486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91814489">
                <text:p>0.5918144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9123762">
                <text:p>0.591237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91235284">
                <text:p>0.5912352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91855114">
                <text:p>0.5918551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91310377">
                <text:p>0.5913103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91714399">
                <text:p>0.5917143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91897755">
                <text:p>0.5918977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91687478">
                <text:p>0.5916874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92289721">
                <text:p>0.5922897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91376049">
                <text:p>0.5913760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9200999">
                <text:p>0.592009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91461618">
                <text:p>0.5914616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91725696">
                <text:p>0.5917256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91229317">
                <text:p>0.5912293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91555448">
                <text:p>0.5915554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91809742">
                <text:p>0.5918097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9161002">
                <text:p>0.591610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91793535">
                <text:p>0.5917935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92721759">
                <text:p>0.5927217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9135988">
                <text:p>0.591359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92219076">
                <text:p>0.5922190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913562">
                <text:p>0.59135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91910532">
                <text:p>0.5919105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91302894">
                <text:p>0.5913028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91696216">
                <text:p>0.5916962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91455363">
                <text:p>0.5914553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92223328">
                <text:p>0.5922233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92895284">
                <text:p>0.5928952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9186796">
                <text:p>0.591867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92154784">
                <text:p>0.5921547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92431397">
                <text:p>0.5924313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86906104">
                <text:p>0.5869061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82130841">
                <text:p>0.5821308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82112756">
                <text:p>0.5821127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88338465">
                <text:p>0.5883384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81899155">
                <text:p>0.5818991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84095399">
                <text:p>0.5840953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581716358">
                <text:p>0.5817163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81629809">
                <text:p>0.5816298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81898125">
                <text:p>0.5818981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83117099">
                <text:p>0.5831170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81915369">
                <text:p>0.5819153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82414924">
                <text:p>0.5824149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81505465">
                <text:p>0.5815054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81622249">
                <text:p>0.5816222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81622327">
                <text:p>0.5816223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81785535">
                <text:p>0.5817855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81200887">
                <text:p>0.5812008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81902133">
                <text:p>0.5819021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81175774">
                <text:p>0.5811757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82253152">
                <text:p>0.5822531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8151039">
                <text:p>0.581510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8328171">
                <text:p>0.583281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81580067">
                <text:p>0.5815800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81913527">
                <text:p>0.5819135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81792226">
                <text:p>0.5817922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81394818">
                <text:p>0.5813948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81287017">
                <text:p>0.5812870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81733053">
                <text:p>0.5817330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81125945">
                <text:p>0.5811259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8172987">
                <text:p>0.581729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80922164">
                <text:p>0.5809221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816581">
                <text:p>0.58165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81747393">
                <text:p>0.5817473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8100834">
                <text:p>0.581008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83664572">
                <text:p>0.5836645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81341954">
                <text:p>0.5813419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87429745">
                <text:p>0.5874297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87103512">
                <text:p>0.5871035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08996792">
                <text:p>0.6089967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88933589">
                <text:p>0.5889335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81931391">
                <text:p>0.5819313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81145852">
                <text:p>0.5811458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81395534">
                <text:p>0.5813955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81654491">
                <text:p>0.5816544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82114905">
                <text:p>0.5821149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8114869">
                <text:p>0.581148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8210027">
                <text:p>0.582100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81237504">
                <text:p>0.5812375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80993405">
                <text:p>0.5809934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81456246">
                <text:p>0.5814562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81285368">
                <text:p>0.5812853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82125886">
                <text:p>0.5821258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81246744">
                <text:p>0.58124674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81487553">
                <text:p>0.5814875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81464117">
                <text:p>0.5814641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8129768">
                <text:p>0.581297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81618059">
                <text:p>0.5816180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81815416">
                <text:p>0.5818154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81207434">
                <text:p>0.5812074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82133429">
                <text:p>0.5821334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81127883">
                <text:p>0.5811278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81610092">
                <text:p>0.5816100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8146206">
                <text:p>0.581462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82131529">
                <text:p>0.5821315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8095398">
                <text:p>0.580953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91606148">
                <text:p>0.5916061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80917762">
                <text:p>0.5809177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87475951">
                <text:p>0.5874759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80948099">
                <text:p>0.5809480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81598803">
                <text:p>0.5815988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82691976">
                <text:p>0.5826919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80995868">
                <text:p>0.5809958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81569501">
                <text:p>0.58156950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81718539">
                <text:p>0.5817185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81253887">
                <text:p>0.5812538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81052794">
                <text:p>0.5810527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81544739">
                <text:p>0.5815447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80992198">
                <text:p>0.5809921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81624631">
                <text:p>0.5816246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83207207">
                <text:p>0.5832072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8562242">
                <text:p>0.5856224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80891304">
                <text:p>0.5808913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83164119">
                <text:p>0.5831641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98181858">
                <text:p>0.5981818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88345014">
                <text:p>0.5883450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81251017">
                <text:p>0.5812510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81481864">
                <text:p>0.5814818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81032288">
                <text:p>0.5810322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81697853">
                <text:p>0.5816978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81038439">
                <text:p>0.5810384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81150012">
                <text:p>0.5811500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8109105">
                <text:p>0.581091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81055219">
                <text:p>0.5810552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80536576">
                <text:p>0.5805365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81311857">
                <text:p>0.58131185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81312663">
                <text:p>0.5813126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81377797">
                <text:p>0.58137779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80888305">
                <text:p>0.5808883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8198486">
                <text:p>0.5819848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81631971">
                <text:p>0.58163197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81191484">
                <text:p>0.5811914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580691001">
                <text:p>0.5806910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81083466">
                <text:p>0.5810834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80826132">
                <text:p>0.5808261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81321479">
                <text:p>0.5813214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8161259">
                <text:p>0.5816125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808877">
                <text:p>0.58088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8058359">
                <text:p>0.580583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82332613">
                <text:p>0.5823326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81168876">
                <text:p>0.58116887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81160176">
                <text:p>0.58116017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8058923">
                <text:p>0.5805892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81151157">
                <text:p>0.5811511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80703953">
                <text:p>0.5807039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81479847">
                <text:p>0.58147984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580813034">
                <text:p>0.5808130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80718062">
                <text:p>0.5807180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580904494">
                <text:p>0.580904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28cm" svg:y="4.201cm" style:legend-expansion="high" chart:style-name="ch2"/>
        <chart:plot-area chart:style-name="ch3" table:cell-range-address="DATA_3.C1:DATA_3.C359" chart:data-source-has-labels="row" svg:x="0.32cm" svg:y="0.18cm" svg:width="11.688cm" svg:height="8.64cm">
          <chartooo:coordinate-region svg:x="1.047cm" svg:y="0.301cm" svg:width="10.96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3.C2:DATA_3.C359" chart:label-cell-address="DATA_3.C1:DATA_3.C1" chart:class="chart:line">
            <chart:data-point chart:repeated="3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power [W]</text:p>
                <draw:g>
                  <svg:desc>DATA_3.C1:DATA_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980488548">
                <text:p>6.980488548</text:p>
                <draw:g>
                  <svg:desc>DATA_3.C2:DATA_3.C3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6980776">
                <text:p>6.9869807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979893972">
                <text:p>6.979893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8254344">
                <text:p>6.98254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97703316">
                <text:p>6.97703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982314396">
                <text:p>6.9823143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976229124">
                <text:p>6.976229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84714756">
                <text:p>6.9847147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973066548">
                <text:p>6.973066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73975212">
                <text:p>6.9739752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969049332">
                <text:p>6.9690493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975483192">
                <text:p>6.9754831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81553836">
                <text:p>6.9815538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982831536">
                <text:p>6.982831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985191648">
                <text:p>6.9851916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973590672">
                <text:p>6.973590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988961604">
                <text:p>6.9889616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975807576">
                <text:p>6.9758075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983224308">
                <text:p>6.9832243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72258984">
                <text:p>6.9722589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974741772">
                <text:p>6.9747417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974624532">
                <text:p>6.974624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97629246">
                <text:p>6.976292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980211972">
                <text:p>6.980211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973906344">
                <text:p>6.973906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977937744">
                <text:p>6.9779377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986012676">
                <text:p>6.9860126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986037636">
                <text:p>6.986037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979869804">
                <text:p>6.9798698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977218656">
                <text:p>6.9772186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971101272">
                <text:p>6.9711012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971943312">
                <text:p>6.971943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980305284">
                <text:p>6.9803052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7582536">
                <text:p>6.97582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972077004">
                <text:p>6.972077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972608904">
                <text:p>6.9726089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991162272">
                <text:p>6.9911622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97494348">
                <text:p>6.974943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004214468">
                <text:p>7.0042144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976782372">
                <text:p>6.9767823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972596124">
                <text:p>6.9725961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9778371">
                <text:p>6.97783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968538516">
                <text:p>6.9685385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969839304">
                <text:p>6.9698393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974220852">
                <text:p>6.9742208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980724468">
                <text:p>6.9807244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982705356">
                <text:p>6.9827053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978710532">
                <text:p>6.9787105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974586192">
                <text:p>6.9745861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978206724">
                <text:p>6.9782067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968084508">
                <text:p>6.9680845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9893928">
                <text:p>6.98939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976517868">
                <text:p>6.9765178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974962224">
                <text:p>6.9749622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97646016">
                <text:p>6.97646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965748192">
                <text:p>6.9657481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976086732">
                <text:p>6.9760867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96564708">
                <text:p>6.965647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978836256">
                <text:p>6.978836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044818268">
                <text:p>7.0448182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969361716">
                <text:p>6.9693617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996803436">
                <text:p>6.9968034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969933048">
                <text:p>6.9699330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190303028">
                <text:p>7.1903030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205078628">
                <text:p>7.2050786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300547472">
                <text:p>7.3005474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217959944">
                <text:p>7.2179599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142747736">
                <text:p>7.1427477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121275368">
                <text:p>7.1212753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098196596">
                <text:p>7.0981965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9321794">
                <text:p>7.093217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89626552">
                <text:p>7.1896265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09495848">
                <text:p>7.094958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104388188">
                <text:p>7.1043881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122385404">
                <text:p>7.1223854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108449588">
                <text:p>7.1084495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099538184">
                <text:p>7.0995381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096545816">
                <text:p>7.0965458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098123096">
                <text:p>7.0981230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091811204">
                <text:p>7.0918112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105584192">
                <text:p>7.1055841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095117816">
                <text:p>7.0951178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098167784">
                <text:p>7.0981677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107518988">
                <text:p>7.1075189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101591852">
                <text:p>7.1015918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097268348">
                <text:p>7.0972683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106321256">
                <text:p>7.1063212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098186132">
                <text:p>7.0981861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109143272">
                <text:p>7.1091432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097053224">
                <text:p>7.0970532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098512304">
                <text:p>7.0985123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100703036">
                <text:p>7.1007030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10034618">
                <text:p>7.100346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107205812">
                <text:p>7.1072058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098054144">
                <text:p>7.0980541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105887564">
                <text:p>7.1058875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099907832">
                <text:p>7.0999078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098436308">
                <text:p>7.0984363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100554656">
                <text:p>7.1005546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107397392">
                <text:p>7.1073973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10248698">
                <text:p>7.102486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106712372">
                <text:p>7.1067123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097010936">
                <text:p>7.0970109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111581528">
                <text:p>7.1115815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09094376">
                <text:p>7.090943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107422064">
                <text:p>7.1074220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099767132">
                <text:p>7.0997671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104041448">
                <text:p>7.1040414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103051616">
                <text:p>7.1030516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1103501">
                <text:p>7.11035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097950068">
                <text:p>7.0979500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116572688">
                <text:p>7.1165726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092384504">
                <text:p>7.0923845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098730716">
                <text:p>7.0987307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091441652">
                <text:p>7.0914416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112951772">
                <text:p>7.1129517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102643604">
                <text:p>7.1026436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102721508">
                <text:p>7.1027215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103543136">
                <text:p>7.1035431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102016964">
                <text:p>7.1020169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101356124">
                <text:p>7.1013561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200493296">
                <text:p>7.2004932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438591752">
                <text:p>7.4385917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159522308">
                <text:p>7.1595223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097935164">
                <text:p>7.0979351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110492312">
                <text:p>7.1104923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103972544">
                <text:p>7.1039725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095245544">
                <text:p>7.0952455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1069664">
                <text:p>7.10696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103231556">
                <text:p>7.1032315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100570412">
                <text:p>7.1005704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099390344">
                <text:p>7.0993903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09785978">
                <text:p>7.097859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100584704">
                <text:p>7.1005847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096989108">
                <text:p>7.0969891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097441328">
                <text:p>7.0974413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09912518">
                <text:p>7.099125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10976594">
                <text:p>7.109765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101065772">
                <text:p>7.1010657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0969569">
                <text:p>7.09695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10273562">
                <text:p>7.102735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99997676">
                <text:p>7.0999976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094735964">
                <text:p>7.0947359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00902872">
                <text:p>7.1009028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10462358">
                <text:p>7.104623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096299636">
                <text:p>7.0962996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098920124">
                <text:p>7.0989201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107667128">
                <text:p>7.1076671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11596376">
                <text:p>7.115963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091033196">
                <text:p>7.0910331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121879472">
                <text:p>7.1218794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098939348">
                <text:p>7.0989393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092724464">
                <text:p>7.0927244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09541016">
                <text:p>7.095410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09892442">
                <text:p>7.098924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098009012">
                <text:p>7.0980090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094444676">
                <text:p>7.0944446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100524452">
                <text:p>7.1005244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103134596">
                <text:p>7.1031345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092166452">
                <text:p>7.0921664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108489692">
                <text:p>7.1084896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114928856">
                <text:p>7.1149288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118598924">
                <text:p>7.1185989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10332356">
                <text:p>7.103323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100257932">
                <text:p>7.1002579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100392476">
                <text:p>7.1003924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097306892">
                <text:p>7.0973068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099800492">
                <text:p>7.0998004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098002748">
                <text:p>7.0980027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107312696">
                <text:p>7.1073126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103182332">
                <text:p>7.1031823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099350876">
                <text:p>7.0993508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104374748">
                <text:p>7.1043747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100406048">
                <text:p>7.1004060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104133488">
                <text:p>7.1041334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11178074">
                <text:p>7.111780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093240656">
                <text:p>7.0932406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102039176">
                <text:p>7.1020391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100164392">
                <text:p>7.1001643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105298736">
                <text:p>7.1052987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098640584">
                <text:p>7.0986405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106605224">
                <text:p>7.1066052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10637708">
                <text:p>7.106377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098324972">
                <text:p>7.0983249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098389964">
                <text:p>7.0983899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10558112">
                <text:p>7.105581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09286988">
                <text:p>7.092869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111091448">
                <text:p>7.1110914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103542392">
                <text:p>7.1035423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09646376">
                <text:p>7.096463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103560872">
                <text:p>7.1035608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093468908">
                <text:p>7.0934689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105889196">
                <text:p>7.1058891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100282508">
                <text:p>7.1002825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108280472">
                <text:p>7.1082804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094247252">
                <text:p>7.0942472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10300856">
                <text:p>7.103008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09678188">
                <text:p>7.096781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105977792">
                <text:p>7.1059777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097505996">
                <text:p>7.0975059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10397528">
                <text:p>7.103975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094493456">
                <text:p>7.0944934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100029764">
                <text:p>7.1000297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09213266">
                <text:p>7.092132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112119272">
                <text:p>7.1121192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096011468">
                <text:p>7.0960114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099425828">
                <text:p>7.0994258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104418752">
                <text:p>7.1044187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096183524">
                <text:p>7.0961835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101773868">
                <text:p>7.1017738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09485144">
                <text:p>7.094851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094823408">
                <text:p>7.0948234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102261368">
                <text:p>7.1022613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095724524">
                <text:p>7.0957245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100572788">
                <text:p>7.1005727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10277306">
                <text:p>7.102773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100249736">
                <text:p>7.1002497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107476652">
                <text:p>7.1074766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096512588">
                <text:p>7.0965125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10411988">
                <text:p>7.104119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097539416">
                <text:p>7.0975394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100708352">
                <text:p>7.1007083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094751804">
                <text:p>7.0947518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098665376">
                <text:p>7.0986653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101716904">
                <text:p>7.1017169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09932024">
                <text:p>7.099320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10152242">
                <text:p>7.101522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112661108">
                <text:p>7.1126611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09631856">
                <text:p>7.096318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106628912">
                <text:p>7.1066289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0962744">
                <text:p>7.09627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102926384">
                <text:p>7.1029263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095634728">
                <text:p>7.0956347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100354592">
                <text:p>7.1003545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097464356">
                <text:p>7.0974643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106679936">
                <text:p>7.1066799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114743408">
                <text:p>7.1147434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10241552">
                <text:p>7.102415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105857408">
                <text:p>7.1058574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109176764">
                <text:p>7.1091767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.042873248">
                <text:p>7.0428732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985570092">
                <text:p>6.9855700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985353072">
                <text:p>6.9853530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06006158">
                <text:p>7.060061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98278986">
                <text:p>6.982789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009144788">
                <text:p>7.0091447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980596296">
                <text:p>6.9805962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979557708">
                <text:p>6.9795577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9827775">
                <text:p>6.98277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997405188">
                <text:p>6.9974051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982984428">
                <text:p>6.9829844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988979088">
                <text:p>6.9889790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97806558">
                <text:p>6.978065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979466988">
                <text:p>6.9794669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979467924">
                <text:p>6.9794679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98142642">
                <text:p>6.981426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974410644">
                <text:p>6.9744106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982825596">
                <text:p>6.9828255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974109288">
                <text:p>6.9741092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987037824">
                <text:p>6.9870378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97812468">
                <text:p>6.978124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99938052">
                <text:p>6.999380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978960804">
                <text:p>6.9789608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982962324">
                <text:p>6.9829623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981506712">
                <text:p>6.9815067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976737816">
                <text:p>6.9767378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975444204">
                <text:p>6.9754442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980796636">
                <text:p>6.9807966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97351134">
                <text:p>6.973511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98075844">
                <text:p>6.980758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971065968">
                <text:p>6.9710659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9798972">
                <text:p>6.97989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980968716">
                <text:p>6.9809687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97210008">
                <text:p>6.972100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003974864">
                <text:p>7.0039748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976103448">
                <text:p>6.9761034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04915694">
                <text:p>7.049156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045242144">
                <text:p>7.0452421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307961504">
                <text:p>7.3079615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067203068">
                <text:p>7.0672030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983176692">
                <text:p>6.9831766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973750224">
                <text:p>6.9737502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976746408">
                <text:p>6.9767464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979853892">
                <text:p>6.9798538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98537886">
                <text:p>6.9853788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97378428">
                <text:p>6.973784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98520324">
                <text:p>6.985203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974850048">
                <text:p>6.9748500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97192086">
                <text:p>6.971920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977474952">
                <text:p>6.9774749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975424416">
                <text:p>6.9754244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985510632">
                <text:p>6.9855106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974960928">
                <text:p>6.9749609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977850636">
                <text:p>6.9778506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.977569404">
                <text:p>6.9775694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97557216">
                <text:p>6.975572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979416708">
                <text:p>6.9794167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.981784992">
                <text:p>6.9817849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974489208">
                <text:p>6.9744892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985601148">
                <text:p>6.9856011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973534596">
                <text:p>6.9735345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979321104">
                <text:p>6.9793211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97754472">
                <text:p>6.9775447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985578348">
                <text:p>6.9855783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97144776">
                <text:p>6.971447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099273776">
                <text:p>7.0992737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971013144">
                <text:p>6.9710131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049711412">
                <text:p>7.0497114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971377188">
                <text:p>6.9713771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979185636">
                <text:p>6.9791856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992303712">
                <text:p>6.9923037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.971950416">
                <text:p>6.9719504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978834012">
                <text:p>6.9788340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980622468">
                <text:p>6.9806224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975046644">
                <text:p>6.9750466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972633528">
                <text:p>6.9726335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978536868">
                <text:p>6.9785368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971906376">
                <text:p>6.9719063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979495572">
                <text:p>6.9794955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998486484">
                <text:p>6.9984864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02746904">
                <text:p>7.027469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970695648">
                <text:p>6.9706956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997969428">
                <text:p>6.9979694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178182296">
                <text:p>7.1781822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060140168">
                <text:p>7.0601401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975012204">
                <text:p>6.9750122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977782368">
                <text:p>6.9777823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972387456">
                <text:p>6.9723874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980374236">
                <text:p>6.9803742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972461268">
                <text:p>6.9724612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973800144">
                <text:p>6.9738001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9730926">
                <text:p>6.97309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972662628">
                <text:p>6.9726626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966438912">
                <text:p>6.9664389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975742284">
                <text:p>6.9757422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.975751956">
                <text:p>6.9757519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976533564">
                <text:p>6.9765335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97065966">
                <text:p>6.970659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98381832">
                <text:p>6.983818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979583652">
                <text:p>6.9795836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974297808">
                <text:p>6.97429780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.968292012">
                <text:p>6.9682920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973001592">
                <text:p>6.9730015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969913584">
                <text:p>6.9699135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975857748">
                <text:p>6.9758577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97935108">
                <text:p>6.979351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9706524">
                <text:p>6.97065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96700308">
                <text:p>6.967003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987991356">
                <text:p>6.9879913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974026512">
                <text:p>6.9740265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973922112">
                <text:p>6.9739221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.96707076">
                <text:p>6.967070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973813884">
                <text:p>6.97381388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968447436">
                <text:p>6.9684474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977758164">
                <text:p>6.9777581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969756408">
                <text:p>6.9697564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968616744">
                <text:p>6.9686167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970853928">
                <text:p>6.9708539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